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page" style:column-width="8.51958333333333cm" style:use-optimal-column-width="true"/>
    </style:style>
    <style:style style:name="co3" style:family="table-column">
      <style:table-column-properties fo:break-before="auto" style:column-width="7.96395833333333cm" style:use-optimal-column-width="true"/>
    </style:style>
    <style:style style:name="co4" style:family="table-column">
      <style:table-column-properties fo:break-before="auto" style:column-width="10.398125cm" style:use-optimal-column-width="true"/>
    </style:style>
    <style:style style:name="co5" style:family="table-column">
      <style:table-column-properties fo:break-before="auto" style:column-width="6.00604166666667cm" style:use-optimal-column-width="true"/>
    </style:style>
    <style:style style:name="co6" style:family="table-column">
      <style:table-column-properties fo:break-before="auto" style:column-width="6.29708333333333cm" style:use-optimal-column-width="true"/>
    </style:style>
    <style:style style:name="co7" style:family="table-column">
      <style:table-column-properties fo:break-before="auto" style:column-width="4.92125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75166666666667cm" style:use-optimal-column-width="true"/>
    </style:style>
    <style:style style:name="co11" style:family="table-column">
      <style:table-column-properties fo:break-before="auto" style:column-width="8.44020833333333cm" style:use-optimal-column-width="true"/>
    </style:style>
    <style:style style:name="co12" style:family="table-column">
      <style:table-column-properties fo:break-before="auto" style:column-width="7.51416666666667cm" style:use-optimal-column-width="true"/>
    </style:style>
    <style:style style:name="co13" style:family="table-column">
      <style:table-column-properties fo:break-before="auto" style:column-width="7.9375cm" style:use-optimal-column-width="true"/>
    </style:style>
    <style:style style:name="co14" style:family="table-column">
      <style:table-column-properties fo:break-before="auto" style:column-width="5.92666666666667cm" style:use-optimal-column-width="true"/>
    </style:style>
    <style:style style:name="co15" style:family="table-column">
      <style:table-column-properties fo:break-before="auto" style:column-width="6.79979166666667cm" style:use-optimal-column-width="true"/>
    </style:style>
    <style:style style:name="co16" style:family="table-column">
      <style:table-column-properties fo:break-before="auto" style:column-width="2.83104166666667cm" style:use-optimal-column-width="true"/>
    </style:style>
    <style:style style:name="co17" style:family="table-column">
      <style:table-column-properties fo:break-before="auto" style:column-width="3.38666666666667cm" style:use-optimal-column-width="true"/>
    </style:style>
    <style:style style:name="co18" style:family="table-column">
      <style:table-column-properties fo:break-before="auto" style:column-width="3.75708333333333cm" style:use-optimal-column-width="true"/>
    </style:style>
    <style:style style:name="co19" style:family="table-column">
      <style:table-column-properties fo:break-before="auto" style:column-width="6.111875cm" style:use-optimal-column-width="true"/>
    </style:style>
    <style:style style:name="co20" style:family="table-column">
      <style:table-column-properties fo:break-before="auto" style:column-width="2.56645833333333cm" style:use-optimal-column-width="true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8.15pt" style:use-optimal-row-height="fals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A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63" table:default-cell-style-name="ce1"/>
        <table:table-row table:style-name="ro1">
          <table:table-cell office:value-type="string" table:number-columns-spanned="21" table:number-rows-spanned="1" table:style-name="ce14">
            <text:p>VERBAS INDENIZATÓRIAS E OUTRAS REMUNERAÇÕES TEMPORÁRIAS</text:p>
          </table:table-cell>
          <table:covered-table-cell table:number-columns-repeated="20"/>
          <table:table-cell table:number-columns-repeated="16363"/>
        </table:table-row>
        <table:table-row table:style-name="ro2">
          <table:table-cell office:value-type="string" table:number-columns-spanned="21" table:number-rows-spanned="1" table:style-name="ce15">
            <text:p>RESOLUÇÃO Nº 200, DE 10 DE JULHO DE 2019</text:p>
          </table:table-cell>
          <table:covered-table-cell table:number-columns-repeated="20"/>
          <table:table-cell table:number-columns-repeated="16363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24">
            <text:p>MATRÍCULA</text:p>
          </table:table-cell>
          <table:table-cell office:value-type="string" table:number-columns-spanned="1" table:number-rows-spanned="2" table:style-name="ce24">
            <text:p>NOME</text:p>
          </table:table-cell>
          <table:table-cell office:value-type="string" table:number-columns-spanned="1" table:number-rows-spanned="2" table:style-name="ce24">
            <text:p>CARGO/FUNÇÃO</text:p>
          </table:table-cell>
          <table:table-cell office:value-type="string" table:number-columns-spanned="1" table:number-rows-spanned="2" table:style-name="ce24">
            <text:p>LOTAÇÃO</text:p>
          </table:table-cell>
          <table:table-cell office:value-type="string" table:number-columns-spanned="6" table:number-rows-spanned="1" table:style-name="ce23">
            <text:p>VERBAS INDENIZATÓRIAS<text:span text:style-name="T4">1</text:span></text:p>
          </table:table-cell>
          <table:covered-table-cell table:number-columns-repeated="5"/>
          <table:table-cell office:value-type="string" table:number-columns-spanned="10" table:number-rows-spanned="1" table:style-name="ce23">
            <text:p>OUTRAS REMUNERAÇÕES TEMPORÁRIAS<text:span text:style-name="T3">2</text:span></text:p>
          </table:table-cell>
          <table:covered-table-cell table:number-columns-repeated="9"/>
          <table:table-cell office:value-type="string" table:number-columns-spanned="1" table:number-rows-spanned="2" table:style-name="ce23">
            <text:p>TOTAL PAGO<text:span text:style-name="T4">3</text:span></text:p>
          </table:table-cell>
          <table:table-cell table:number-columns-repeated="16363" table:style-name="ce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8">
            <text:p>AUXILIO ALIMENTACAO MEMBROS</text:p>
          </table:table-cell>
          <table:table-cell office:value-type="string" table:style-name="ce8">
            <text:p>AUXILIO ALIMENTACAO SERVIDORES</text:p>
          </table:table-cell>
          <table:table-cell office:value-type="string" table:style-name="ce8">
            <text:p>AUXILIO SAUDE SERVIDORES</text:p>
          </table:table-cell>
          <table:table-cell office:value-type="string" table:style-name="ce8">
            <text:p>AUXILIO SAUDE PENSAO</text:p>
          </table:table-cell>
          <table:table-cell office:value-type="string" table:style-name="ce8">
            <text:p>AUXILIO SAUDE SERVIDORES APOSENTADOS</text:p>
          </table:table-cell>
          <table:table-cell office:value-type="string" table:style-name="ce8">
            <text:p>AUXILIO SAUDE</text:p>
          </table:table-cell>
          <table:table-cell office:value-type="string" table:style-name="ce8">
            <text:p>GRAT POR ACUMULACAO DE CARGOS E FUNCOES</text:p>
          </table:table-cell>
          <table:table-cell office:value-type="string" table:style-name="ce8">
            <text:p>DIF INCOR TRIBUTADA EXERCICIO ANTERIOR</text:p>
          </table:table-cell>
          <table:table-cell office:value-type="string" table:style-name="ce8">
            <text:p>GRATIFICACAO DE CAPACITACAO RETROATIVA</text:p>
          </table:table-cell>
          <table:table-cell office:value-type="string" table:style-name="ce8">
            <text:p>DIF SUBSTITUICAO EXTRAQUADRO</text:p>
          </table:table-cell>
          <table:table-cell office:value-type="string" table:style-name="ce8">
            <text:p>DIFERENCA SALARIAL RETROATIVO</text:p>
          </table:table-cell>
          <table:table-cell office:value-type="string" table:style-name="ce8">
            <text:p>ABONO DE PERMANENCIA RETROATIVO</text:p>
          </table:table-cell>
          <table:table-cell office:value-type="string" table:style-name="ce8">
            <text:p>PAE TRIBUTADO</text:p>
          </table:table-cell>
          <table:table-cell office:value-type="string" table:style-name="ce8">
            <text:p>CCMP RETROATIVO</text:p>
          </table:table-cell>
          <table:table-cell office:value-type="string" table:style-name="ce8">
            <text:p>GRATIFICACAO G.U.A</text:p>
          </table:table-cell>
          <table:table-cell office:value-type="string" table:style-name="ce8">
            <text:p>INDENIZACOES PARA INATIVO CIVIL</text:p>
          </table:table-cell>
          <table:covered-table-cell/>
          <table:table-cell table:number-columns-repeated="16363" table:style-name="ce5"/>
        </table:table-row>
        <table:table-row table:style-name="ro5">
          <table:table-cell office:value-type="float" office:value="36461" table:style-name="ce2">
            <text:p>36461</text:p>
          </table:table-cell>
          <table:table-cell office:value-type="string" table:style-name="ce9">
            <text:p>ABELARDO TOWNES DE CASTRO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6:.T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39372" table:style-name="ce2">
            <text:p>39372</text:p>
          </table:table-cell>
          <table:table-cell office:value-type="string" table:style-name="ce9">
            <text:p>ABRAAO ELIAS ABUGOCHE PAES LEM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:.T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8521" table:style-name="ce2">
            <text:p>28521</text:p>
          </table:table-cell>
          <table:table-cell office:value-type="string" table:style-name="ce9">
            <text:p>ADAILDO SOARES MO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:.T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131" table:style-name="ce2">
            <text:p>46131</text:p>
          </table:table-cell>
          <table:table-cell office:value-type="string" table:style-name="ce9">
            <text:p>ADAILTON JOSE SILVA DE MORA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:.T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011" table:style-name="ce2">
            <text:p>55011</text:p>
          </table:table-cell>
          <table:table-cell office:value-type="string" table:style-name="ce9">
            <text:p>ADAL DA SILVA MAI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:.T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901" table:style-name="ce2">
            <text:p>54901</text:p>
          </table:table-cell>
          <table:table-cell office:value-type="string" table:style-name="ce9">
            <text:p>ADALBERTO RODRIG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:.T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312" table:style-name="ce2">
            <text:p>50312</text:p>
          </table:table-cell>
          <table:table-cell office:value-type="string" table:style-name="ce9">
            <text:p>ADALCIANE CAMILO DANTAS DE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2:.T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121" table:style-name="ce2">
            <text:p>32121</text:p>
          </table:table-cell>
          <table:table-cell office:value-type="string" table:style-name="ce9">
            <text:p>ADELAIDE MARIA DE ARAUJO VIEIRA NASCIM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:.T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102" table:style-name="ce2">
            <text:p>38102</text:p>
          </table:table-cell>
          <table:table-cell office:value-type="string" table:style-name="ce9">
            <text:p>ADENILSON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COMBATE EVASAO FISC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14:.T1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0341" table:style-name="ce2">
            <text:p>40341</text:p>
          </table:table-cell>
          <table:table-cell office:value-type="string" table:style-name="ce9">
            <text:p>ADIR PEREIRA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:.T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7081" table:style-name="ce2">
            <text:p>17081</text:p>
          </table:table-cell>
          <table:table-cell office:value-type="string" table:style-name="ce9">
            <text:p>ADMILSON OLIVEIRA E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3368.91" table:formula="of:=SUM([.B16:.T16])" table:style-name="ce10">
            <text:p><text:s/>3.368,91<text:s/></text:p>
          </table:table-cell>
          <table:table-cell table:number-columns-repeated="16363"/>
        </table:table-row>
        <table:table-row table:style-name="ro5">
          <table:table-cell office:value-type="float" office:value="5830" table:style-name="ce2">
            <text:p>5830</text:p>
          </table:table-cell>
          <table:table-cell office:value-type="string" table:style-name="ce9">
            <text:p>AECIO LIMA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7:.T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331" table:style-name="ce2">
            <text:p>55331</text:p>
          </table:table-cell>
          <table:table-cell office:value-type="string" table:style-name="ce9">
            <text:p>AGDA MENEZES CABRAL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:.T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841" table:style-name="ce2">
            <text:p>47841</text:p>
          </table:table-cell>
          <table:table-cell office:value-type="string" table:style-name="ce9">
            <text:p>AGENAIRA FRANCIELLY MARIANO 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:.T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21" table:style-name="ce2">
            <text:p>53121</text:p>
          </table:table-cell>
          <table:table-cell office:value-type="string" table:style-name="ce9">
            <text:p>AGENILDO DE MELO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:.T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251" table:style-name="ce2">
            <text:p>29251</text:p>
          </table:table-cell>
          <table:table-cell office:value-type="string" table:style-name="ce9">
            <text:p>AGILEUDO FERNAND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:.T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10" table:style-name="ce2">
            <text:p>6010</text:p>
          </table:table-cell>
          <table:table-cell office:value-type="string" table:style-name="ce9">
            <text:p>AGNALDO TEIXEIRA DAMASCEN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2:.T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4091" table:style-name="ce2">
            <text:p>34091</text:p>
          </table:table-cell>
          <table:table-cell office:value-type="string" table:style-name="ce9">
            <text:p>AGNES DE NAZARE DOS SANTOS BRASIL WESTER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2500" table:style-name="ce6">
            <text:p>2500</text:p>
          </table:table-cell>
          <table:table-cell table:number-columns-repeated="3" table:style-name="ce6"/>
          <table:table-cell office:value-type="float" office:value="2500" table:formula="of:=SUM([.B23:.T23])" table:style-name="ce10">
            <text:p><text:s/>2.500,00<text:s/></text:p>
          </table:table-cell>
          <table:table-cell table:number-columns-repeated="16363"/>
        </table:table-row>
        <table:table-row table:style-name="ro5">
          <table:table-cell office:value-type="float" office:value="50581" table:style-name="ce2">
            <text:p>50581</text:p>
          </table:table-cell>
          <table:table-cell office:value-type="string" table:style-name="ce9">
            <text:p>AGOSTINHO TROVAO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4:.T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2" table:style-name="ce2">
            <text:p>5862</text:p>
          </table:table-cell>
          <table:table-cell office:value-type="string" table:style-name="ce9">
            <text:p>ALADIO LUIZ JARDILINO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:.T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721" table:style-name="ce2">
            <text:p>45721</text:p>
          </table:table-cell>
          <table:table-cell office:value-type="string" table:style-name="ce9">
            <text:p>ALAINE COSTA LEMES SILVERI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:.T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591" table:style-name="ce2">
            <text:p>57591</text:p>
          </table:table-cell>
          <table:table-cell office:value-type="string" table:style-name="ce9">
            <text:p>ALAN DE OLIVEIRA DANTAS CRUZ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:.T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111" table:style-name="ce2">
            <text:p>41111</text:p>
          </table:table-cell>
          <table:table-cell office:value-type="string" table:style-name="ce9">
            <text:p>ALBERTINA SOMBRA DA COST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28:.T28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56951" table:style-name="ce2">
            <text:p>56951</text:p>
          </table:table-cell>
          <table:table-cell office:value-type="string" table:style-name="ce9">
            <text:p>ALCIBETH PESSOA DE QUEIROZ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:.T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191" table:style-name="ce2">
            <text:p>54191</text:p>
          </table:table-cell>
          <table:table-cell office:value-type="string" table:style-name="ce9">
            <text:p>ALDEMIR PINHEIRO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:.T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772" table:style-name="ce2">
            <text:p>45772</text:p>
          </table:table-cell>
          <table:table-cell office:value-type="string" table:style-name="ce9">
            <text:p>ALDERLENE CAST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:.T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381" table:style-name="ce2">
            <text:p>54381</text:p>
          </table:table-cell>
          <table:table-cell office:value-type="string" table:style-name="ce9">
            <text:p>ALDO COLOMBO JUNIOR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:.T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6" table:style-name="ce2">
            <text:p>5916</text:p>
          </table:table-cell>
          <table:table-cell office:value-type="string" table:style-name="ce9">
            <text:p>ALDO SERGIO ALVES FI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3:.T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81" table:style-name="ce2">
            <text:p>43781</text:p>
          </table:table-cell>
          <table:table-cell office:value-type="string" table:style-name="ce9">
            <text:p>ALEKINE LOPES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DE HABITACAO E URBANISMO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34:.T3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39201" table:style-name="ce2">
            <text:p>39201</text:p>
          </table:table-cell>
          <table:table-cell office:value-type="string" table:style-name="ce9">
            <text:p>ALESSANDRA ALMEIDA MEZERHAN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:.T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101" table:style-name="ce2">
            <text:p>7101</text:p>
          </table:table-cell>
          <table:table-cell office:value-type="string" table:style-name="ce9">
            <text:p>ALESSANDRA GARCIA MARQU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 DO CONSUMIDOR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36:.T3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6011" table:style-name="ce2">
            <text:p>46011</text:p>
          </table:table-cell>
          <table:table-cell office:value-type="string" table:style-name="ce9">
            <text:p>ALESSANDRA MEIRELES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:.T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391" table:style-name="ce2">
            <text:p>46391</text:p>
          </table:table-cell>
          <table:table-cell office:value-type="string" table:style-name="ce9">
            <text:p>ALESSANDRA ORTIZ D AVILA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:.T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192" table:style-name="ce2">
            <text:p>51192</text:p>
          </table:table-cell>
          <table:table-cell office:value-type="string" table:style-name="ce9">
            <text:p>ALESSANDRA PEREIRA DOS SANT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9:.T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6902" table:style-name="ce2">
            <text:p>26902</text:p>
          </table:table-cell>
          <table:table-cell office:value-type="string" table:style-name="ce9">
            <text:p>ALESSANDRO LEITE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3325.43" table:style-name="ce6">
            <text:p>3325,43</text:p>
          </table:table-cell>
          <table:table-cell table:number-columns-repeated="5" table:style-name="ce6"/>
          <table:table-cell office:value-type="float" office:value="4125.43" table:formula="of:=SUM([.B40:.T40])" table:style-name="ce10">
            <text:p><text:s/>4.125,43<text:s/></text:p>
          </table:table-cell>
          <table:table-cell table:number-columns-repeated="16363"/>
        </table:table-row>
        <table:table-row table:style-name="ro5">
          <table:table-cell office:value-type="float" office:value="5913" table:style-name="ce2">
            <text:p>5913</text:p>
          </table:table-cell>
          <table:table-cell office:value-type="string" table:style-name="ce9">
            <text:p>ALEX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:.T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802" table:style-name="ce2">
            <text:p>53802</text:p>
          </table:table-cell>
          <table:table-cell office:value-type="string" table:style-name="ce9">
            <text:p>ALEXANDRE DE SOUZA FARI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:.T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831" table:style-name="ce2">
            <text:p>46831</text:p>
          </table:table-cell>
          <table:table-cell office:value-type="string" table:style-name="ce9">
            <text:p>ALINE DAYANE BRUNO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3:.T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9" table:style-name="ce2">
            <text:p>5799</text:p>
          </table:table-cell>
          <table:table-cell office:value-type="string" table:style-name="ce9">
            <text:p>ALINE R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EPITACIO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:.T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8441" table:style-name="ce2">
            <text:p>28441</text:p>
          </table:table-cell>
          <table:table-cell office:value-type="string" table:style-name="ce9">
            <text:p>ALLEN SANTOS DE MESQUI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5:.T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861" table:style-name="ce2">
            <text:p>16861</text:p>
          </table:table-cell>
          <table:table-cell office:value-type="string" table:style-name="ce9">
            <text:p>ALMIR FERNANDES B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46:.T4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1842" table:style-name="ce2">
            <text:p>41842</text:p>
          </table:table-cell>
          <table:table-cell office:value-type="string" table:style-name="ce9">
            <text:p>ALVARO LUCAS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7:.T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281" table:style-name="ce2">
            <text:p>7281</text:p>
          </table:table-cell>
          <table:table-cell office:value-type="string" table:style-name="ce9">
            <text:p>ALVARO LUIZ ARAUJO PER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8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office:value-type="float" office:value="5319.33" table:style-name="ce6">
            <text:p>5319,33</text:p>
          </table:table-cell>
          <table:table-cell table:number-columns-repeated="9" table:style-name="ce6"/>
          <table:table-cell office:value-type="float" office:value="10638.66" table:formula="of:=SUM([.B48:.T48])" table:style-name="ce10">
            <text:p><text:s/>10.638,66<text:s/></text:p>
          </table:table-cell>
          <table:table-cell table:number-columns-repeated="16363"/>
        </table:table-row>
        <table:table-row table:style-name="ro5">
          <table:table-cell office:value-type="float" office:value="56941" table:style-name="ce2">
            <text:p>56941</text:p>
          </table:table-cell>
          <table:table-cell office:value-type="string" table:style-name="ce9">
            <text:p>AMANDA SONAIRA SANTOS DA C A RODRIGU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:.T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991" table:style-name="ce2">
            <text:p>53991</text:p>
          </table:table-cell>
          <table:table-cell office:value-type="string" table:style-name="ce9">
            <text:p>AMIRALDO RIBEIRO JUS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:.T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71" table:style-name="ce2">
            <text:p>50471</text:p>
          </table:table-cell>
          <table:table-cell office:value-type="string" table:style-name="ce9">
            <text:p>ANA AMELIA CASTELO MACEDO DE BRI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:.T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721" table:style-name="ce2">
            <text:p>57721</text:p>
          </table:table-cell>
          <table:table-cell office:value-type="string" table:style-name="ce9">
            <text:p>ANA CAROLINA XIMENES GUERR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:.T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161" table:style-name="ce2">
            <text:p>57161</text:p>
          </table:table-cell>
          <table:table-cell office:value-type="string" table:style-name="ce9">
            <text:p>ANA CAROLINE CARDOSO DE PAUL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3:.T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751" table:style-name="ce2">
            <text:p>57751</text:p>
          </table:table-cell>
          <table:table-cell office:value-type="string" table:style-name="ce9">
            <text:p>ANA CAROLINE COSTA E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:.T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31" table:style-name="ce2">
            <text:p>5931</text:p>
          </table:table-cell>
          <table:table-cell office:value-type="string" table:style-name="ce9">
            <text:p>ANA CAROLINE DE FREITAS ARAUJ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5:.T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692" table:style-name="ce2">
            <text:p>39692</text:p>
          </table:table-cell>
          <table:table-cell office:value-type="string" table:style-name="ce9">
            <text:p>ANA FABIOLA LIMA BES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:.T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021" table:style-name="ce2">
            <text:p>56021</text:p>
          </table:table-cell>
          <table:table-cell office:value-type="string" table:style-name="ce9">
            <text:p>ANA PAULA POJO FERREIR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7:.T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81" table:style-name="ce2">
            <text:p>57681</text:p>
          </table:table-cell>
          <table:table-cell office:value-type="string" table:style-name="ce9">
            <text:p>ANADIO MO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:.T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111" table:style-name="ce2">
            <text:p>46111</text:p>
          </table:table-cell>
          <table:table-cell office:value-type="string" table:style-name="ce9">
            <text:p>ANALU FERNANDA GOLF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9:.T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36" table:style-name="ce2">
            <text:p>5836</text:p>
          </table:table-cell>
          <table:table-cell office:value-type="string" table:style-name="ce9">
            <text:p>ANANDA KATRINE SILV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0:.T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582" table:style-name="ce2">
            <text:p>31582</text:p>
          </table:table-cell>
          <table:table-cell office:value-type="string" table:style-name="ce9">
            <text:p>ANGELA MARIA FERNANDES FONT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:.T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171" table:style-name="ce2">
            <text:p>52171</text:p>
          </table:table-cell>
          <table:table-cell office:value-type="string" table:style-name="ce9">
            <text:p>ANGELO VICTORIO GARDENAL CABRERA CAMOLEZ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:.T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91" table:style-name="ce2">
            <text:p>3291</text:p>
          </table:table-cell>
          <table:table-cell office:value-type="string" table:style-name="ce9">
            <text:p>ANTONIA ALENCAR DE ALBUQUERQU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:.T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11" table:style-name="ce2">
            <text:p>3611</text:p>
          </table:table-cell>
          <table:table-cell office:value-type="string" table:style-name="ce9">
            <text:p>ANTONIA DA COSTA PE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64:.T64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8219" table:style-name="ce2">
            <text:p>58219</text:p>
          </table:table-cell>
          <table:table-cell office:value-type="string" table:style-name="ce9">
            <text:p>ANTONIA FRANCISCA DE OLIVEIRA</text:p>
          </table:table-cell>
          <table:table-cell office:value-type="string" table:style-name="ce9">
            <text:p>SUPERINTENDEN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4149.97" table:style-name="ce6">
            <text:p>4149,97</text:p>
          </table:table-cell>
          <table:table-cell table:number-columns-repeated="2" table:style-name="ce6"/>
          <table:table-cell office:value-type="float" office:value="4949.97" table:formula="of:=SUM([.B65:.T65])" table:style-name="ce10">
            <text:p><text:s/>4.949,97<text:s/></text:p>
          </table:table-cell>
          <table:table-cell table:number-columns-repeated="16363"/>
        </table:table-row>
        <table:table-row table:style-name="ro5">
          <table:table-cell office:value-type="float" office:value="55701" table:style-name="ce2">
            <text:p>55701</text:p>
          </table:table-cell>
          <table:table-cell office:value-type="string" table:style-name="ce9">
            <text:p>ANTONIA GLEICIANE BEZERRA MACIA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:.T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041" table:style-name="ce2">
            <text:p>46041</text:p>
          </table:table-cell>
          <table:table-cell office:value-type="string" table:style-name="ce9">
            <text:p>ANTONIA JANAINA SILVA PACHEC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:.T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51" table:style-name="ce2">
            <text:p>53151</text:p>
          </table:table-cell>
          <table:table-cell office:value-type="string" table:style-name="ce9">
            <text:p>ANTONIO ACOSTA DI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:.T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921" table:style-name="ce2">
            <text:p>55921</text:p>
          </table:table-cell>
          <table:table-cell office:value-type="string" table:style-name="ce9">
            <text:p>ANTONIO ALCESTE CALLIL DE CASTR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BUJARI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69:.T69])" table:style-name="ce10">
            <text:p><text:s/>7.853,99<text:s/></text:p>
          </table:table-cell>
          <table:table-cell table:number-columns-repeated="16363"/>
        </table:table-row>
        <table:table-row table:style-name="ro5">
          <table:table-cell office:value-type="float" office:value="57371" table:style-name="ce2">
            <text:p>57371</text:p>
          </table:table-cell>
          <table:table-cell office:value-type="string" table:style-name="ce9">
            <text:p>ANTONIO AMAURI ANERAO JUNIOR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DESENV DE SISTEM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0:.T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421" table:style-name="ce2">
            <text:p>56421</text:p>
          </table:table-cell>
          <table:table-cell office:value-type="string" table:style-name="ce9">
            <text:p>ANTONIO CARLOS DE SOUZ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1:.T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81" table:style-name="ce2">
            <text:p>56281</text:p>
          </table:table-cell>
          <table:table-cell office:value-type="string" table:style-name="ce9">
            <text:p>ANTONIO DANTA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:.T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471" table:style-name="ce2">
            <text:p>51471</text:p>
          </table:table-cell>
          <table:table-cell office:value-type="string" table:style-name="ce9">
            <text:p>ANTONIO FRANCINEY DE ALMEIDA ROCH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3:.T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661" table:style-name="ce2">
            <text:p>54661</text:p>
          </table:table-cell>
          <table:table-cell office:value-type="string" table:style-name="ce9">
            <text:p>ANTONIO GABRIEL ALMEID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4:.T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791" table:style-name="ce2">
            <text:p>7791</text:p>
          </table:table-cell>
          <table:table-cell office:value-type="string" table:style-name="ce9">
            <text:p>ANTONIO GUEDES DANTA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75:.T75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3071" table:style-name="ce2">
            <text:p>53071</text:p>
          </table:table-cell>
          <table:table-cell office:value-type="string" table:style-name="ce9">
            <text:p>ANTONIO JOSE MACEDO CASTEL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6:.T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791" table:style-name="ce2">
            <text:p>55791</text:p>
          </table:table-cell>
          <table:table-cell office:value-type="string" table:style-name="ce9">
            <text:p>ANTONIO JOSE MARQUES GADEL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7:.T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551" table:style-name="ce2">
            <text:p>55551</text:p>
          </table:table-cell>
          <table:table-cell office:value-type="string" table:style-name="ce9">
            <text:p>ANTONIO JOSE PE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8:.T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0931" table:style-name="ce2">
            <text:p>30931</text:p>
          </table:table-cell>
          <table:table-cell office:value-type="string" table:style-name="ce9">
            <text:p>ANTONIO MARTINS MAIA PO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9:.T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51" table:style-name="ce2">
            <text:p>5851</text:p>
          </table:table-cell>
          <table:table-cell office:value-type="string" table:style-name="ce9">
            <text:p>ANTONIO NASCIMENT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0:.T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0421" table:style-name="ce2">
            <text:p>30421</text:p>
          </table:table-cell>
          <table:table-cell office:value-type="string" table:style-name="ce9">
            <text:p>ANTONIO NEURIBERGUE DO REGO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1:.T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3101" table:style-name="ce2">
            <text:p>33101</text:p>
          </table:table-cell>
          <table:table-cell office:value-type="string" table:style-name="ce9">
            <text:p>ANTONIO TADEU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2:.T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551" table:style-name="ce2">
            <text:p>56551</text:p>
          </table:table-cell>
          <table:table-cell office:value-type="string" table:style-name="ce9">
            <text:p>ANTONIO TIMMERMAM DE PAIVA JUNIOR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3:.T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041" table:style-name="ce2">
            <text:p>53041</text:p>
          </table:table-cell>
          <table:table-cell office:value-type="string" table:style-name="ce9">
            <text:p>ANTONIO VAZ MAGALHA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4:.T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993" table:style-name="ce2">
            <text:p>51993</text:p>
          </table:table-cell>
          <table:table-cell office:value-type="string" table:style-name="ce9">
            <text:p>ANY EVELYN DA SILV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5:.T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782" table:style-name="ce2">
            <text:p>37782</text:p>
          </table:table-cell>
          <table:table-cell office:value-type="string" table:style-name="ce9">
            <text:p>ARETUZA DE ALMEIDA CRU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86:.T8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7081" table:style-name="ce2">
            <text:p>57081</text:p>
          </table:table-cell>
          <table:table-cell office:value-type="string" table:style-name="ce9">
            <text:p>ARIANA NICOLE VASCONCELOS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7:.T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76" table:style-name="ce2">
            <text:p>5976</text:p>
          </table:table-cell>
          <table:table-cell office:value-type="string" table:style-name="ce9">
            <text:p>ARLINDO ALMEIDA DE LIM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8:.T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1" table:style-name="ce2">
            <text:p>5861</text:p>
          </table:table-cell>
          <table:table-cell office:value-type="string" table:style-name="ce9">
            <text:p>ARLINDO VICTOR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89:.T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71" table:style-name="ce2">
            <text:p>51071</text:p>
          </table:table-cell>
          <table:table-cell office:value-type="string" table:style-name="ce9">
            <text:p>ARTHUR BRAGA DE SOUZ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0:.T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211" table:style-name="ce2">
            <text:p>42211</text:p>
          </table:table-cell>
          <table:table-cell office:value-type="string" table:style-name="ce9">
            <text:p>ARTHUR CESAR BRUNO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1:.T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111" table:style-name="ce2">
            <text:p>47111</text:p>
          </table:table-cell>
          <table:table-cell office:value-type="string" table:style-name="ce9">
            <text:p>ARTHUR CEZAR PINHEIRO LEITE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2:.T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3" table:style-name="ce2">
            <text:p>5863</text:p>
          </table:table-cell>
          <table:table-cell office:value-type="string" table:style-name="ce9">
            <text:p>ARYANE DA SILVA PA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3:.T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7" table:style-name="ce2">
            <text:p>5967</text:p>
          </table:table-cell>
          <table:table-cell office:value-type="string" table:style-name="ce9">
            <text:p>ARYANE MAIA DOMING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4:.T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331" table:style-name="ce2">
            <text:p>38331</text:p>
          </table:table-cell>
          <table:table-cell office:value-type="string" table:style-name="ce9">
            <text:p>ASSIS RODRIGUES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5:.T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751" table:style-name="ce2">
            <text:p>55751</text:p>
          </table:table-cell>
          <table:table-cell office:value-type="string" table:style-name="ce9">
            <text:p>AUDENYR AROSTILDE BELMIN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6:.T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961" table:style-name="ce2">
            <text:p>55961</text:p>
          </table:table-cell>
          <table:table-cell office:value-type="string" table:style-name="ce9">
            <text:p>AURE RIBEIRO NET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10" table:style-name="ce6"/>
          <table:table-cell office:value-type="float" office:value="4813.55" table:formula="of:=SUM([.B97:.T97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5052" table:style-name="ce2">
            <text:p>5052</text:p>
          </table:table-cell>
          <table:table-cell office:value-type="string" table:style-name="ce9">
            <text:p>AURELIO SOUZA DA SILVA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8:.T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011" table:style-name="ce2">
            <text:p>54011</text:p>
          </table:table-cell>
          <table:table-cell office:value-type="string" table:style-name="ce9">
            <text:p>AURIMAR MELO DA TRINDAD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99:.T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082" table:style-name="ce2">
            <text:p>39082</text:p>
          </table:table-cell>
          <table:table-cell office:value-type="string" table:style-name="ce9">
            <text:p>BARTIRA RAIMUNDA COSTA FERNAND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0:.T1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81" table:style-name="ce2">
            <text:p>43881</text:p>
          </table:table-cell>
          <table:table-cell office:value-type="string" table:style-name="ce9">
            <text:p>BERNARDO FITERMAN ALB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101:.T10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6331" table:style-name="ce2">
            <text:p>56331</text:p>
          </table:table-cell>
          <table:table-cell office:value-type="string" table:style-name="ce9">
            <text:p>BIANCA BERNARDES DE MORA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CRELAND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102:.T102])" table:style-name="ce10">
            <text:p><text:s/>7.853,99<text:s/></text:p>
          </table:table-cell>
          <table:table-cell table:number-columns-repeated="16363"/>
        </table:table-row>
        <table:table-row table:style-name="ro5">
          <table:table-cell office:value-type="float" office:value="51651" table:style-name="ce2">
            <text:p>51651</text:p>
          </table:table-cell>
          <table:table-cell office:value-type="string" table:style-name="ce9">
            <text:p>BLANCA NUNES FARHA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3:.T10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991" table:style-name="ce2">
            <text:p>54991</text:p>
          </table:table-cell>
          <table:table-cell office:value-type="string" table:style-name="ce9">
            <text:p>BRENDA DE SOUZA ARAUJ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4:.T1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401" table:style-name="ce2">
            <text:p>51401</text:p>
          </table:table-cell>
          <table:table-cell office:value-type="string" table:style-name="ce9">
            <text:p>BRENO COSTA CAMPEL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5:.T1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71" table:style-name="ce2">
            <text:p>50771</text:p>
          </table:table-cell>
          <table:table-cell office:value-type="string" table:style-name="ce9">
            <text:p>BRUNA BORGES COSTA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6:.T1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892" table:style-name="ce2">
            <text:p>44892</text:p>
          </table:table-cell>
          <table:table-cell office:value-type="string" table:style-name="ce9">
            <text:p>BRUNA DE ABREU ARMANI CARDOS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7:.T1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82" table:style-name="ce2">
            <text:p>51082</text:p>
          </table:table-cell>
          <table:table-cell office:value-type="string" table:style-name="ce9">
            <text:p>BRUNA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8:.T1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842" table:style-name="ce2">
            <text:p>51842</text:p>
          </table:table-cell>
          <table:table-cell office:value-type="string" table:style-name="ce9">
            <text:p>BRUNA PAULA ARAUJO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09:.T1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5" table:style-name="ce2">
            <text:p>5085</text:p>
          </table:table-cell>
          <table:table-cell office:value-type="string" table:style-name="ce9">
            <text:p>BRUNNA CRISTINA BARBOSA CHAA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0:.T1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851" table:style-name="ce2">
            <text:p>45851</text:p>
          </table:table-cell>
          <table:table-cell office:value-type="string" table:style-name="ce9">
            <text:p>BRUNNA DE MENDONCA CUNH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1:.T1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8" table:style-name="ce2">
            <text:p>5788</text:p>
          </table:table-cell>
          <table:table-cell office:value-type="string" table:style-name="ce9">
            <text:p>BRUNO DA SILVA NOGUEIRA</text:p>
          </table:table-cell>
          <table:table-cell office:value-type="string" table:style-name="ce9">
            <text:p>CHEFE DE COORDENADORIA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2:.T1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043" table:style-name="ce2">
            <text:p>42043</text:p>
          </table:table-cell>
          <table:table-cell office:value-type="string" table:style-name="ce9">
            <text:p>BRUNO ROBERTO CAVALCANTE VAZ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OTORIA DE JUSTICA CUMUL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3:.T1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4" table:style-name="ce2">
            <text:p>5944</text:p>
          </table:table-cell>
          <table:table-cell office:value-type="string" table:style-name="ce9">
            <text:p>CAIO BRUNO DE SOUSA BARROS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4:.T1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891" table:style-name="ce2">
            <text:p>49891</text:p>
          </table:table-cell>
          <table:table-cell office:value-type="string" table:style-name="ce9">
            <text:p>CAMILA GOMES PIR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5:.T1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651" table:style-name="ce2">
            <text:p>41651</text:p>
          </table:table-cell>
          <table:table-cell office:value-type="string" table:style-name="ce9">
            <text:p>CAMILA MATTOS DE PINH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6:.T1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911" table:style-name="ce2">
            <text:p>55911</text:p>
          </table:table-cell>
          <table:table-cell office:value-type="string" table:style-name="ce9">
            <text:p>CARLA SINARA DE OLIVEIRA SANT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7:.T1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761" table:style-name="ce2">
            <text:p>54761</text:p>
          </table:table-cell>
          <table:table-cell office:value-type="string" table:style-name="ce9">
            <text:p>CARLOS AUGUSTO DA COSTA PESCAD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4800.7" table:style-name="ce6">
            <text:p>4800,7</text:p>
          </table:table-cell>
          <table:table-cell table:number-columns-repeated="9" table:style-name="ce6"/>
          <table:table-cell office:value-type="float" office:value="9942.7199999999993" table:formula="of:=SUM([.B118:.T118])" table:style-name="ce10">
            <text:p><text:s/>9.942,72<text:s/></text:p>
          </table:table-cell>
          <table:table-cell table:number-columns-repeated="16363"/>
        </table:table-row>
        <table:table-row table:style-name="ro5">
          <table:table-cell office:value-type="float" office:value="5815" table:style-name="ce2">
            <text:p>5815</text:p>
          </table:table-cell>
          <table:table-cell office:value-type="string" table:style-name="ce9">
            <text:p>CARLOS AUGUSTO DE ARAUJ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19:.T1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1201" table:style-name="ce2">
            <text:p>11201</text:p>
          </table:table-cell>
          <table:table-cell office:value-type="string" table:style-name="ce9">
            <text:p>CARLOS ROBERTO DA SILV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office:value-type="float" office:value="3705.8" table:style-name="ce6">
            <text:p>3705,8</text:p>
          </table:table-cell>
          <table:table-cell table:number-columns-repeated="9" table:style-name="ce6"/>
          <table:table-cell office:value-type="float" office:value="9025.130000000001" table:formula="of:=SUM([.B120:.T120])" table:style-name="ce10">
            <text:p><text:s/>9.025,13<text:s/></text:p>
          </table:table-cell>
          <table:table-cell table:number-columns-repeated="16363"/>
        </table:table-row>
        <table:table-row table:style-name="ro5">
          <table:table-cell office:value-type="float" office:value="51101" table:style-name="ce2">
            <text:p>51101</text:p>
          </table:table-cell>
          <table:table-cell office:value-type="string" table:style-name="ce9">
            <text:p>CAROLINA FER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21:.T1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593" table:style-name="ce2">
            <text:p>51593</text:p>
          </table:table-cell>
          <table:table-cell office:value-type="string" table:style-name="ce9">
            <text:p>CAROLINNE BEIRUTH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22:.T1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831" table:style-name="ce2">
            <text:p>1831</text:p>
          </table:table-cell>
          <table:table-cell office:value-type="string" table:style-name="ce9">
            <text:p>CASSIA MARIA PEREIRA DE SOUZ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123:.T123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7621" table:style-name="ce2">
            <text:p>57621</text:p>
          </table:table-cell>
          <table:table-cell office:value-type="string" table:style-name="ce9">
            <text:p>CASSIA ORLANDA DE SOUZA DIA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24:.T1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571" table:style-name="ce2">
            <text:p>47571</text:p>
          </table:table-cell>
          <table:table-cell office:value-type="string" table:style-name="ce9">
            <text:p>CATHERINE LAMAR DE AZEVED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25:.T1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741" table:style-name="ce2">
            <text:p>52741</text:p>
          </table:table-cell>
          <table:table-cell office:value-type="string" table:style-name="ce9">
            <text:p>CATIANA PEREIRA MARCAL DE CARVA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26:.T1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081" table:style-name="ce2">
            <text:p>44081</text:p>
          </table:table-cell>
          <table:table-cell office:value-type="string" table:style-name="ce9">
            <text:p>CELINA MARIA NASCIMENTO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127:.T127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6981" table:style-name="ce2">
            <text:p>6981</text:p>
          </table:table-cell>
          <table:table-cell office:value-type="string" table:style-name="ce9">
            <text:p>CELSO JERONIMO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CORREGEDORIA GER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128:.T128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5572" table:style-name="ce2">
            <text:p>45572</text:p>
          </table:table-cell>
          <table:table-cell office:value-type="string" table:style-name="ce9">
            <text:p>CICERO PEREIRA BENICIO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29:.T1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32" table:style-name="ce2">
            <text:p>5832</text:p>
          </table:table-cell>
          <table:table-cell office:value-type="string" table:style-name="ce9">
            <text:p>CILEUDO JOSE FERREIRA CHAV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0:.T1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0" table:style-name="ce2">
            <text:p>5790</text:p>
          </table:table-cell>
          <table:table-cell office:value-type="string" table:style-name="ce9">
            <text:p>CLARA MENDES GOM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1:.T1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01" table:style-name="ce2">
            <text:p>5401</text:p>
          </table:table-cell>
          <table:table-cell office:value-type="string" table:style-name="ce9">
            <text:p>CLAUDIA MARIA DE PADU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2:.T1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6" table:style-name="ce2">
            <text:p>5996</text:p>
          </table:table-cell>
          <table:table-cell office:value-type="string" table:style-name="ce9">
            <text:p>CLAUDIO ROBERTO PONTES DIOGEN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3:.T1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611" table:style-name="ce2">
            <text:p>19611</text:p>
          </table:table-cell>
          <table:table-cell office:value-type="string" table:style-name="ce9">
            <text:p>CLAUD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4:.T1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981" table:style-name="ce2">
            <text:p>56981</text:p>
          </table:table-cell>
          <table:table-cell office:value-type="string" table:style-name="ce9">
            <text:p>CLEONILSON FREITAS DO VALE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5:.T1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61" table:style-name="ce2">
            <text:p>49261</text:p>
          </table:table-cell>
          <table:table-cell office:value-type="string" table:style-name="ce9">
            <text:p>CLEYCIANE SILVA FERREIR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6:.T1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771" table:style-name="ce2">
            <text:p>52771</text:p>
          </table:table-cell>
          <table:table-cell office:value-type="string" table:style-name="ce9">
            <text:p>CLEYSON RICCELY AMORIM DE CAST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7:.T1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61" table:style-name="ce2">
            <text:p>51761</text:p>
          </table:table-cell>
          <table:table-cell office:value-type="string" table:style-name="ce9">
            <text:p>COSME ALVES SER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38:.T1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1121" table:style-name="ce2">
            <text:p>11121</text:p>
          </table:table-cell>
          <table:table-cell office:value-type="string" table:style-name="ce9">
            <text:p>COSMO LIMA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139:.T139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6292" table:style-name="ce2">
            <text:p>46292</text:p>
          </table:table-cell>
          <table:table-cell office:value-type="string" table:style-name="ce9">
            <text:p>CRISTIANE DO NASCIMENT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40:.T1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751" table:style-name="ce2">
            <text:p>38751</text:p>
          </table:table-cell>
          <table:table-cell office:value-type="string" table:style-name="ce9">
            <text:p>CRISTIANE GOMES VIEIRA</text:p>
          </table:table-cell>
          <table:table-cell office:value-type="string" table:style-name="ce9">
            <text:p>GESTOR ADMINISTRATIV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41:.T1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501" table:style-name="ce2">
            <text:p>55501</text:p>
          </table:table-cell>
          <table:table-cell office:value-type="string" table:style-name="ce9">
            <text:p>CRISTINA CARDOSO VILAUBA NOLE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42:.T1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82" table:style-name="ce2">
            <text:p>5982</text:p>
          </table:table-cell>
          <table:table-cell office:value-type="string" table:style-name="ce9">
            <text:p>DAIANA DE ARAUJO PER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43:.T1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30" table:style-name="ce2">
            <text:p>5930</text:p>
          </table:table-cell>
          <table:table-cell office:value-type="string" table:style-name="ce9">
            <text:p>DAIANA MEDINA ASSAD AIRES FERNAND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44:.T1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4" table:style-name="ce2">
            <text:p>5784</text:p>
          </table:table-cell>
          <table:table-cell office:value-type="string" table:style-name="ce9">
            <text:p>DAISSON GOMES TEL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10" table:style-name="ce6"/>
          <table:table-cell office:value-type="float" office:value="4813.55" table:formula="of:=SUM([.B145:.T145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20381" table:style-name="ce2">
            <text:p>20381</text:p>
          </table:table-cell>
          <table:table-cell office:value-type="string" table:style-name="ce9">
            <text:p>DANIEL ALVES LOPES PESSO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46:.T1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391" table:style-name="ce2">
            <text:p>57391</text:p>
          </table:table-cell>
          <table:table-cell office:value-type="string" table:style-name="ce9">
            <text:p>DANIELA MARIA BARROS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47:.T1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801" table:style-name="ce2">
            <text:p>46801</text:p>
          </table:table-cell>
          <table:table-cell office:value-type="string" table:style-name="ce9">
            <text:p>DANIELA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148:.T148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7221" table:style-name="ce2">
            <text:p>57221</text:p>
          </table:table-cell>
          <table:table-cell office:value-type="string" table:style-name="ce9">
            <text:p>DANIELE HEIDERICH SANTIA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49:.T1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501" table:style-name="ce2">
            <text:p>13501</text:p>
          </table:table-cell>
          <table:table-cell office:value-type="string" table:style-name="ce9">
            <text:p>DANILO LOVISARO DO NASCIMEN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150:.T150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5065" table:style-name="ce2">
            <text:p>5065</text:p>
          </table:table-cell>
          <table:table-cell office:value-type="string" table:style-name="ce9">
            <text:p>DANILO SCRAMIN ALV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1:.T1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61" table:style-name="ce2">
            <text:p>49661</text:p>
          </table:table-cell>
          <table:table-cell office:value-type="string" table:style-name="ce9">
            <text:p>DANNA SOUSA DE FRANC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2:.T1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561" table:style-name="ce2">
            <text:p>54561</text:p>
          </table:table-cell>
          <table:table-cell office:value-type="string" table:style-name="ce9">
            <text:p>DARLING LOPES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3:.T1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221" table:style-name="ce2">
            <text:p>52221</text:p>
          </table:table-cell>
          <table:table-cell office:value-type="string" table:style-name="ce9">
            <text:p>DAVID GOMES FARI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4:.T1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271" table:style-name="ce2">
            <text:p>37271</text:p>
          </table:table-cell>
          <table:table-cell office:value-type="string" table:style-name="ce9">
            <text:p>DAYAN MOREIRA ALBUQUERQU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9" table:style-name="ce6"/>
          <table:table-cell office:value-type="float" office:value="10195.39" table:formula="of:=SUM([.B155:.T155])" table:style-name="ce10">
            <text:p><text:s/>10.195,39<text:s/></text:p>
          </table:table-cell>
          <table:table-cell table:number-columns-repeated="16363"/>
        </table:table-row>
        <table:table-row table:style-name="ro5">
          <table:table-cell office:value-type="float" office:value="49781" table:style-name="ce2">
            <text:p>49781</text:p>
          </table:table-cell>
          <table:table-cell office:value-type="string" table:style-name="ce9">
            <text:p>DEBORA BIASOLI MARQU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6:.T1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871" table:style-name="ce2">
            <text:p>56871</text:p>
          </table:table-cell>
          <table:table-cell office:value-type="string" table:style-name="ce9">
            <text:p>DEBORA MARIA LOPES DA SILVA OLIV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7:.T1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301" table:style-name="ce2">
            <text:p>46301</text:p>
          </table:table-cell>
          <table:table-cell office:value-type="string" table:style-name="ce9">
            <text:p>DEISE NINA DUT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8:.T1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9" table:style-name="ce2">
            <text:p>5789</text:p>
          </table:table-cell>
          <table:table-cell office:value-type="string" table:style-name="ce9">
            <text:p>DENER AUGUSTO BARBOS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59:.T1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561" table:style-name="ce2">
            <text:p>56561</text:p>
          </table:table-cell>
          <table:table-cell office:value-type="string" table:style-name="ce9">
            <text:p>DENISE ANDRADE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0:.T1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21" table:style-name="ce2">
            <text:p>56221</text:p>
          </table:table-cell>
          <table:table-cell office:value-type="string" table:style-name="ce9">
            <text:p>DEYVISSON GOMES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1:.T1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31" table:style-name="ce2">
            <text:p>43831</text:p>
          </table:table-cell>
          <table:table-cell office:value-type="string" table:style-name="ce9">
            <text:p>DIANA SORAIA TABALIPA PIMENT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162:.T16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049" table:style-name="ce2">
            <text:p>5049</text:p>
          </table:table-cell>
          <table:table-cell office:value-type="string" table:style-name="ce9">
            <text:p>DIANGLEI MACIEL CAVALCAN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3:.T1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051" table:style-name="ce2">
            <text:p>55051</text:p>
          </table:table-cell>
          <table:table-cell office:value-type="string" table:style-name="ce9">
            <text:p>DIEGO COSTA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4:.T1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932" table:style-name="ce2">
            <text:p>51932</text:p>
          </table:table-cell>
          <table:table-cell office:value-type="string" table:style-name="ce9">
            <text:p>DIEGO NEGREIROS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5:.T16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601" table:style-name="ce2">
            <text:p>54601</text:p>
          </table:table-cell>
          <table:table-cell office:value-type="string" table:style-name="ce9">
            <text:p>DILCILENE SALES UCHOA DA CONCEICA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6:.T1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801" table:style-name="ce2">
            <text:p>32801</text:p>
          </table:table-cell>
          <table:table-cell office:value-type="string" table:style-name="ce9">
            <text:p>DIMES AFONSO DIAS PE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7:.T1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7" table:style-name="ce2">
            <text:p>5917</text:p>
          </table:table-cell>
          <table:table-cell office:value-type="string" table:style-name="ce9">
            <text:p>DIMITRIA MESQUITA SOARES PIN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8:.T1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7" table:style-name="ce2">
            <text:p>5957</text:p>
          </table:table-cell>
          <table:table-cell office:value-type="string" table:style-name="ce9">
            <text:p>DJALMA FIRMIANO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69:.T1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53" table:style-name="ce2">
            <text:p>5853</text:p>
          </table:table-cell>
          <table:table-cell office:value-type="string" table:style-name="ce9">
            <text:p>DORIAN MONTEIRO BRAGA DE CARVALH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70:.T1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811" table:style-name="ce2">
            <text:p>51811</text:p>
          </table:table-cell>
          <table:table-cell office:value-type="string" table:style-name="ce9">
            <text:p>DOUGLAS DA SILVA SANTO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71:.T1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22" table:style-name="ce2">
            <text:p>43722</text:p>
          </table:table-cell>
          <table:table-cell office:value-type="string" table:style-name="ce9">
            <text:p>DULCE HELENA DE FREITAS F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3 PROMOTORIA DE JUST CRIMINAL <text:s/>VIOL DOM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172:.T17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8091" table:style-name="ce2">
            <text:p>8091</text:p>
          </table:table-cell>
          <table:table-cell office:value-type="string" table:style-name="ce9">
            <text:p>DURVAL VIEIR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173:.T173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42521" table:style-name="ce2">
            <text:p>42521</text:p>
          </table:table-cell>
          <table:table-cell office:value-type="string" table:style-name="ce9">
            <text:p>DYEGO FRANCISCO ALBUQUERQUE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74:.T1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471" table:style-name="ce2">
            <text:p>45471</text:p>
          </table:table-cell>
          <table:table-cell office:value-type="string" table:style-name="ce9">
            <text:p>EDELMAR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TEC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75:.T1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86" table:style-name="ce2">
            <text:p>5986</text:p>
          </table:table-cell>
          <table:table-cell office:value-type="string" table:style-name="ce9">
            <text:p>EDGAR LIM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76:.T1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881" table:style-name="ce2">
            <text:p>49881</text:p>
          </table:table-cell>
          <table:table-cell office:value-type="string" table:style-name="ce9">
            <text:p>EDGARD DE OLIVEIR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77:.T1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311" table:style-name="ce2">
            <text:p>10311</text:p>
          </table:table-cell>
          <table:table-cell office:value-type="string" table:style-name="ce9">
            <text:p>EDILINA LIMA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178:.T178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859" table:style-name="ce2">
            <text:p>5859</text:p>
          </table:table-cell>
          <table:table-cell office:value-type="string" table:style-name="ce9">
            <text:p>EDIMAR MOUR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79:.T1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8871" table:style-name="ce2">
            <text:p>28871</text:p>
          </table:table-cell>
          <table:table-cell office:value-type="string" table:style-name="ce9">
            <text:p>EDIVALDO TAVARES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0:.T1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901" table:style-name="ce2">
            <text:p>56901</text:p>
          </table:table-cell>
          <table:table-cell office:value-type="string" table:style-name="ce9">
            <text:p>EDIVANDRO CARMO DO NASCIMENT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1:.T1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581" table:style-name="ce2">
            <text:p>10581</text:p>
          </table:table-cell>
          <table:table-cell office:value-type="string" table:style-name="ce9">
            <text:p>EDMAR AZEVEDO MONTEIRO FI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3546.22" table:formula="of:=SUM([.B182:.T182])" table:style-name="ce10">
            <text:p><text:s/>3.546,22<text:s/></text:p>
          </table:table-cell>
          <table:table-cell table:number-columns-repeated="16363"/>
        </table:table-row>
        <table:table-row table:style-name="ro5">
          <table:table-cell office:value-type="float" office:value="5860" table:style-name="ce2">
            <text:p>5860</text:p>
          </table:table-cell>
          <table:table-cell office:value-type="string" table:style-name="ce9">
            <text:p>EDMUNDO DE ARAUJO AGUIAR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3:.T1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361" table:style-name="ce2">
            <text:p>53361</text:p>
          </table:table-cell>
          <table:table-cell office:value-type="string" table:style-name="ce9">
            <text:p>EDSON ARAUJO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4:.T1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08" table:style-name="ce2">
            <text:p>6008</text:p>
          </table:table-cell>
          <table:table-cell office:value-type="string" table:style-name="ce9">
            <text:p>EDUARDA ALVES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5:.T1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971" table:style-name="ce2">
            <text:p>20971</text:p>
          </table:table-cell>
          <table:table-cell office:value-type="string" table:style-name="ce9">
            <text:p>EDUARDO CUNHA DUAR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6:.T1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841" table:style-name="ce2">
            <text:p>13841</text:p>
          </table:table-cell>
          <table:table-cell office:value-type="string" table:style-name="ce9">
            <text:p>EFRAIN ENRIQUE MENDOZA MENDIVIL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19942.02" table:formula="of:=SUM([.B187:.T187])" table:style-name="ce10">
            <text:p><text:s/>19.942,02<text:s/></text:p>
          </table:table-cell>
          <table:table-cell table:number-columns-repeated="16363"/>
        </table:table-row>
        <table:table-row table:style-name="ro5">
          <table:table-cell office:value-type="float" office:value="44493" table:style-name="ce2">
            <text:p>44493</text:p>
          </table:table-cell>
          <table:table-cell office:value-type="string" table:style-name="ce9">
            <text:p>EKYLANE RESENDE MOREIRA FILGU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8:.T1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651" table:style-name="ce2">
            <text:p>53651</text:p>
          </table:table-cell>
          <table:table-cell office:value-type="string" table:style-name="ce9">
            <text:p>ELAINE LIMA FERREI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89:.T1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461" table:style-name="ce2">
            <text:p>20461</text:p>
          </table:table-cell>
          <table:table-cell office:value-type="string" table:style-name="ce9">
            <text:p>ELIANA MENDONCA DA SILVA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0:.T1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42" table:style-name="ce2">
            <text:p>43742</text:p>
          </table:table-cell>
          <table:table-cell office:value-type="string" table:style-name="ce9">
            <text:p>ELIANE MISAE KINOSHI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191:.T191])" table:style-name="ce10">
            <text:p><text:s/>8.510,93<text:s/></text:p>
          </table:table-cell>
          <table:table-cell table:number-columns-repeated="16363"/>
        </table:table-row>
        <table:table-row table:style-name="ro5">
          <table:table-cell office:value-type="float" office:value="51602" table:style-name="ce2">
            <text:p>51602</text:p>
          </table:table-cell>
          <table:table-cell office:value-type="string" table:style-name="ce9">
            <text:p>ELIAS ANDRADE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2:.T1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0691" table:style-name="ce2">
            <text:p>30691</text:p>
          </table:table-cell>
          <table:table-cell office:value-type="string" table:style-name="ce9">
            <text:p>ELIAS DE LIMA CARN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3:.T1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8" table:style-name="ce2">
            <text:p>5078</text:p>
          </table:table-cell>
          <table:table-cell office:value-type="string" table:style-name="ce9">
            <text:p>ELIAS FRANCISCO DOS SANTOS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4:.T1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231" table:style-name="ce2">
            <text:p>43231</text:p>
          </table:table-cell>
          <table:table-cell office:value-type="string" table:style-name="ce9">
            <text:p>ELIDA VIEIRA DE FREITA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5:.T1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181" table:style-name="ce2">
            <text:p>52181</text:p>
          </table:table-cell>
          <table:table-cell office:value-type="string" table:style-name="ce9">
            <text:p>ELILDO SAMPAIO DE ALBUQUERQU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6:.T1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741" table:style-name="ce2">
            <text:p>10741</text:p>
          </table:table-cell>
          <table:table-cell office:value-type="string" table:style-name="ce9">
            <text:p>ELISEU BUCHMEIER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197:.T197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47552" table:style-name="ce2">
            <text:p>47552</text:p>
          </table:table-cell>
          <table:table-cell office:value-type="string" table:style-name="ce9">
            <text:p>ELISSANDRA NASCIMENT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8:.T1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151" table:style-name="ce2">
            <text:p>45151</text:p>
          </table:table-cell>
          <table:table-cell office:value-type="string" table:style-name="ce9">
            <text:p>ELIZETE DA SILVA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199:.T1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691" table:style-name="ce2">
            <text:p>45691</text:p>
          </table:table-cell>
          <table:table-cell office:value-type="string" table:style-name="ce9">
            <text:p>ENAYLE ALVES FAINO PATRICIO DOS REI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0:.T2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41" table:style-name="ce2">
            <text:p>51741</text:p>
          </table:table-cell>
          <table:table-cell office:value-type="string" table:style-name="ce9">
            <text:p>ENISSON ALMEIDA QUEIROZ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1:.T2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421" table:style-name="ce2">
            <text:p>49421</text:p>
          </table:table-cell>
          <table:table-cell office:value-type="string" table:style-name="ce9">
            <text:p>ERICK CAVALCANTI LINHARES LIM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2" table:style-name="ce6"/>
          <table:table-cell office:value-type="float" office:value="5000" table:style-name="ce6">
            <text:p>5000</text:p>
          </table:table-cell>
          <table:table-cell table:number-columns-repeated="3" table:style-name="ce6"/>
          <table:table-cell office:value-type="float" office:value="5000" table:formula="of:=SUM([.B202:.T202])" table:style-name="ce10">
            <text:p><text:s/>5.000,00<text:s/></text:p>
          </table:table-cell>
          <table:table-cell table:number-columns-repeated="16363"/>
        </table:table-row>
        <table:table-row table:style-name="ro5">
          <table:table-cell office:value-type="float" office:value="54131" table:style-name="ce2">
            <text:p>54131</text:p>
          </table:table-cell>
          <table:table-cell office:value-type="string" table:style-name="ce9">
            <text:p>ERLESSON RODRIGUES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3:.T20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981" table:style-name="ce2">
            <text:p>52981</text:p>
          </table:table-cell>
          <table:table-cell office:value-type="string" table:style-name="ce9">
            <text:p>ERNANDES MARTINS DE MA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4:.T2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641" table:style-name="ce2">
            <text:p>51641</text:p>
          </table:table-cell>
          <table:table-cell office:value-type="string" table:style-name="ce9">
            <text:p>ESTEFANIA DE SOUZA BRANDAO MEL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5:.T2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011" table:style-name="ce2">
            <text:p>50011</text:p>
          </table:table-cell>
          <table:table-cell office:value-type="string" table:style-name="ce9">
            <text:p>ETHIENE CRISTIANA DUARTE AGUIA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6:.T2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541" table:style-name="ce2">
            <text:p>50541</text:p>
          </table:table-cell>
          <table:table-cell office:value-type="string" table:style-name="ce9">
            <text:p>EUGENIO MOURA DA COST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7:.T2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371" table:style-name="ce2">
            <text:p>46371</text:p>
          </table:table-cell>
          <table:table-cell office:value-type="string" table:style-name="ce9">
            <text:p>EVELYN YASMIN SOUZA LOBO DA CUN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8:.T2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491" table:style-name="ce2">
            <text:p>42491</text:p>
          </table:table-cell>
          <table:table-cell office:value-type="string" table:style-name="ce9">
            <text:p>EVERTON BRITO ALBUQUERQU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09:.T2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42" table:style-name="ce2">
            <text:p>49242</text:p>
          </table:table-cell>
          <table:table-cell office:value-type="string" table:style-name="ce9">
            <text:p>FABIANNY DIANY DE ARAUJO NASCIMEN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0:.T2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111" table:style-name="ce2">
            <text:p>48111</text:p>
          </table:table-cell>
          <table:table-cell office:value-type="string" table:style-name="ce9">
            <text:p>FABIO ARAUJO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1:.T2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731" table:style-name="ce2">
            <text:p>55731</text:p>
          </table:table-cell>
          <table:table-cell office:value-type="string" table:style-name="ce9">
            <text:p>FABIO FABRICIO PEREIRA DA SILVA</text:p>
          </table:table-cell>
          <table:table-cell office:value-type="string" table:style-name="ce9">
            <text:p>ASSESSOR DE GESTAO</text:p>
          </table:table-cell>
          <table:table-cell office:value-type="string" table:style-name="ce9">
            <text:p>NATERA COORD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2:.T2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661" table:style-name="ce2">
            <text:p>52661</text:p>
          </table:table-cell>
          <table:table-cell office:value-type="string" table:style-name="ce9">
            <text:p>FABRICIA MIRZAELLEN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3:.T2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991" table:style-name="ce2">
            <text:p>46991</text:p>
          </table:table-cell>
          <table:table-cell office:value-type="string" table:style-name="ce9">
            <text:p>FABRICIO RODRIGUES FERREIRA DE PAUL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4:.T2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081" table:style-name="ce2">
            <text:p>47081</text:p>
          </table:table-cell>
          <table:table-cell office:value-type="string" table:style-name="ce9">
            <text:p>FARLEY SILVA FONSE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5:.T2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031" table:style-name="ce2">
            <text:p>57031</text:p>
          </table:table-cell>
          <table:table-cell office:value-type="string" table:style-name="ce9">
            <text:p>FATIMA PEREIRA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6:.T2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8" table:style-name="ce2">
            <text:p>5798</text:p>
          </table:table-cell>
          <table:table-cell office:value-type="string" table:style-name="ce9">
            <text:p>FELIPE DA SILVA ALMEID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7:.T2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711" table:style-name="ce2">
            <text:p>6711</text:p>
          </table:table-cell>
          <table:table-cell office:value-type="string" table:style-name="ce9">
            <text:p>FELISBERTO FERNANDES DA SILV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3368.91" table:formula="of:=SUM([.B218:.T218])" table:style-name="ce10">
            <text:p><text:s/>3.368,91<text:s/></text:p>
          </table:table-cell>
          <table:table-cell table:number-columns-repeated="16363"/>
        </table:table-row>
        <table:table-row table:style-name="ro5">
          <table:table-cell office:value-type="float" office:value="56431" table:style-name="ce2">
            <text:p>56431</text:p>
          </table:table-cell>
          <table:table-cell office:value-type="string" table:style-name="ce9">
            <text:p>FERNANDA CABRAL LIM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19:.T2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921" table:style-name="ce2">
            <text:p>48921</text:p>
          </table:table-cell>
          <table:table-cell office:value-type="string" table:style-name="ce9">
            <text:p>FERNANDA KARLA MAIA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20:.T2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321" table:style-name="ce2">
            <text:p>56321</text:p>
          </table:table-cell>
          <table:table-cell office:value-type="string" table:style-name="ce9">
            <text:p>FERNANDA LIMA BARROS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21:.T2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611" table:style-name="ce2">
            <text:p>50611</text:p>
          </table:table-cell>
          <table:table-cell office:value-type="string" table:style-name="ce9">
            <text:p>FERNANDA PEDROZO LOPES PIN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22:.T2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43" table:style-name="ce2">
            <text:p>5843</text:p>
          </table:table-cell>
          <table:table-cell office:value-type="string" table:style-name="ce9">
            <text:p>FERNANDA SOUZA DA ROC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23:.T2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241" table:style-name="ce2">
            <text:p>53241</text:p>
          </table:table-cell>
          <table:table-cell office:value-type="string" table:style-name="ce9">
            <text:p>FERNANDO AMIM DE MOU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24:.T2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023" table:style-name="ce2">
            <text:p>46023</text:p>
          </table:table-cell>
          <table:table-cell office:value-type="string" table:style-name="ce9">
            <text:p>FERNANDO HENRIQUE SANTOS TER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225:.T225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4341" table:style-name="ce2">
            <text:p>44341</text:p>
          </table:table-cell>
          <table:table-cell office:value-type="string" table:style-name="ce9">
            <text:p>FERNANDO REGIS CEMBRAN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226:.T22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8213" table:style-name="ce2">
            <text:p>58213</text:p>
          </table:table-cell>
          <table:table-cell office:value-type="string" table:style-name="ce9">
            <text:p>FERNANDO SALVATO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27:.T2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1" table:style-name="ce2">
            <text:p>5951</text:p>
          </table:table-cell>
          <table:table-cell office:value-type="string" table:style-name="ce9">
            <text:p>FLADSON PEREIRA PAIX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UNIDADE ADMINISTR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28:.T2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821" table:style-name="ce2">
            <text:p>10821</text:p>
          </table:table-cell>
          <table:table-cell office:value-type="string" table:style-name="ce9">
            <text:p>FLAVIO AUGUSTO SIQUEIRA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229:.T229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3752" table:style-name="ce2">
            <text:p>43752</text:p>
          </table:table-cell>
          <table:table-cell office:value-type="string" table:style-name="ce9">
            <text:p>FLAVIO BUSSAB DELLA LIBERA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PORTO ACR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200.47" table:style-name="ce6">
            <text:p>3200,47</text:p>
          </table:table-cell>
          <table:table-cell table:number-columns-repeated="10" table:style-name="ce6"/>
          <table:table-cell office:value-type="float" office:value="4973.58" table:formula="of:=SUM([.B230:.T230])" table:style-name="ce10">
            <text:p><text:s/>4.973,58<text:s/></text:p>
          </table:table-cell>
          <table:table-cell table:number-columns-repeated="16363"/>
        </table:table-row>
        <table:table-row table:style-name="ro5">
          <table:table-cell office:value-type="float" office:value="55761" table:style-name="ce2">
            <text:p>55761</text:p>
          </table:table-cell>
          <table:table-cell office:value-type="string" table:style-name="ce9">
            <text:p>FRANC NATRA FERREIRA BEZERRA VI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1:.T2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021" table:style-name="ce2">
            <text:p>19021</text:p>
          </table:table-cell>
          <table:table-cell office:value-type="string" table:style-name="ce9">
            <text:p>FRANCEILDO MACIEL AVELIN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2:.T2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821" table:style-name="ce2">
            <text:p>55821</text:p>
          </table:table-cell>
          <table:table-cell office:value-type="string" table:style-name="ce9">
            <text:p>FRANCIANE GOMES MACHAD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3:.T2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81" table:style-name="ce2">
            <text:p>5581</text:p>
          </table:table-cell>
          <table:table-cell office:value-type="string" table:style-name="ce9">
            <text:p>FRANCISCA ALVES DE MOU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GABINETE DR ALVARO LUIZ DE A PE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4:.T2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411" table:style-name="ce2">
            <text:p>57411</text:p>
          </table:table-cell>
          <table:table-cell office:value-type="string" table:style-name="ce9">
            <text:p>FRANCISCO CAETAN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5:.T2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271" table:style-name="ce2">
            <text:p>57271</text:p>
          </table:table-cell>
          <table:table-cell office:value-type="string" table:style-name="ce9">
            <text:p>FRANCISCO DE ASSIS VIANA NE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6:.T2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91" table:style-name="ce2">
            <text:p>56291</text:p>
          </table:table-cell>
          <table:table-cell office:value-type="string" table:style-name="ce9">
            <text:p>FRANCISCO DIMAS DE DEU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7:.T2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922" table:style-name="ce2">
            <text:p>52922</text:p>
          </table:table-cell>
          <table:table-cell office:value-type="string" table:style-name="ce9">
            <text:p>FRANCISCO ELIAS BENEDI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8:.T2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461" table:style-name="ce2">
            <text:p>55461</text:p>
          </table:table-cell>
          <table:table-cell office:value-type="string" table:style-name="ce9">
            <text:p>FRANCISCO FERNANDES DE ASSUN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39:.T2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441" table:style-name="ce2">
            <text:p>52441</text:p>
          </table:table-cell>
          <table:table-cell office:value-type="string" table:style-name="ce9">
            <text:p>FRANCISCO GOM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40:.T2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761" table:style-name="ce2">
            <text:p>13761</text:p>
          </table:table-cell>
          <table:table-cell office:value-type="string" table:style-name="ce9">
            <text:p>FRANCISCO JOSE MAIA GUED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4289.17" table:style-name="ce6">
            <text:p>14289,17</text:p>
          </table:table-cell>
          <table:table-cell table:number-columns-repeated="3" table:style-name="ce6"/>
          <table:table-cell office:value-type="float" office:value="19431.189999999999" table:formula="of:=SUM([.B241:.T241])" table:style-name="ce10">
            <text:p><text:s/>19.431,19<text:s/></text:p>
          </table:table-cell>
          <table:table-cell table:number-columns-repeated="16363"/>
        </table:table-row>
        <table:table-row table:style-name="ro5">
          <table:table-cell office:value-type="float" office:value="36891" table:style-name="ce2">
            <text:p>36891</text:p>
          </table:table-cell>
          <table:table-cell office:value-type="string" table:style-name="ce9">
            <text:p>FRANCISCO JOSE NUNES CAVALCANT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242:.T24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2991" table:style-name="ce2">
            <text:p>52991</text:p>
          </table:table-cell>
          <table:table-cell office:value-type="string" table:style-name="ce9">
            <text:p>FRANCISCO LIMA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43:.T2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51" table:style-name="ce2">
            <text:p>2051</text:p>
          </table:table-cell>
          <table:table-cell office:value-type="string" table:style-name="ce9">
            <text:p>FRANCISCO LIMA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539.39" table:style-name="ce6">
            <text:p>2539,39</text:p>
          </table:table-cell>
          <table:table-cell table:number-columns-repeated="4" table:style-name="ce6"/>
          <table:table-cell office:value-type="float" office:value="3339.39" table:formula="of:=SUM([.B244:.T244])" table:style-name="ce10">
            <text:p><text:s/>3.339,39<text:s/></text:p>
          </table:table-cell>
          <table:table-cell table:number-columns-repeated="16363"/>
        </table:table-row>
        <table:table-row table:style-name="ro5">
          <table:table-cell office:value-type="float" office:value="3101" table:style-name="ce2">
            <text:p>3101</text:p>
          </table:table-cell>
          <table:table-cell office:value-type="string" table:style-name="ce9">
            <text:p>FRANCISCO MACHADO LIMA E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MAC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45:.T2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161" table:style-name="ce2">
            <text:p>56161</text:p>
          </table:table-cell>
          <table:table-cell office:value-type="string" table:style-name="ce9">
            <text:p>FRANCISCO ORLEIR SANTIAGO DE HOLAND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46:.T2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711" table:style-name="ce2">
            <text:p>52711</text:p>
          </table:table-cell>
          <table:table-cell office:value-type="string" table:style-name="ce9">
            <text:p>FRANCISCO PEREIRA GOM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47:.T2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0" table:style-name="ce2">
            <text:p>5810</text:p>
          </table:table-cell>
          <table:table-cell office:value-type="string" table:style-name="ce9">
            <text:p>FRANCISCO PESSOA DE BRIT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48:.T2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3281" table:style-name="ce2">
            <text:p>33281</text:p>
          </table:table-cell>
          <table:table-cell office:value-type="string" table:style-name="ce9">
            <text:p>FRANCISCO REIS MAI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49:.T2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91" table:style-name="ce2">
            <text:p>55191</text:p>
          </table:table-cell>
          <table:table-cell office:value-type="string" table:style-name="ce9">
            <text:p>FRANCISCO RIBEIR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0:.T2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162" table:style-name="ce2">
            <text:p>52162</text:p>
          </table:table-cell>
          <table:table-cell office:value-type="string" table:style-name="ce9">
            <text:p>FRANCISCO RODRIGUES DE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1:.T2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831" table:style-name="ce2">
            <text:p>52831</text:p>
          </table:table-cell>
          <table:table-cell office:value-type="string" table:style-name="ce9">
            <text:p>FRANCISCO SILVA PEDR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2:.T2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781" table:style-name="ce2">
            <text:p>46781</text:p>
          </table:table-cell>
          <table:table-cell office:value-type="string" table:style-name="ce9">
            <text:p>FRANCISCO SILVIO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2500" table:style-name="ce6">
            <text:p>2500</text:p>
          </table:table-cell>
          <table:table-cell table:number-columns-repeated="3" table:style-name="ce6"/>
          <table:table-cell office:value-type="float" office:value="2500" table:formula="of:=SUM([.B253:.T253])" table:style-name="ce10">
            <text:p><text:s/>2.500,00<text:s/></text:p>
          </table:table-cell>
          <table:table-cell table:number-columns-repeated="16363"/>
        </table:table-row>
        <table:table-row table:style-name="ro5">
          <table:table-cell office:value-type="float" office:value="46401" table:style-name="ce2">
            <text:p>46401</text:p>
          </table:table-cell>
          <table:table-cell office:value-type="string" table:style-name="ce9">
            <text:p>FREDSON BARROS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4:.T2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12" table:style-name="ce2">
            <text:p>6012</text:p>
          </table:table-cell>
          <table:table-cell office:value-type="string" table:style-name="ce9">
            <text:p>GABRIEL CAVALCANTE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5:.T2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4" table:style-name="ce2">
            <text:p>5794</text:p>
          </table:table-cell>
          <table:table-cell office:value-type="string" table:style-name="ce9">
            <text:p>GABRIEL MEIRELES DE SOUS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6:.T2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81" table:style-name="ce2">
            <text:p>49981</text:p>
          </table:table-cell>
          <table:table-cell office:value-type="string" table:style-name="ce9">
            <text:p>GABRIEL PACHEC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7:.T2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5" table:style-name="ce2">
            <text:p>5795</text:p>
          </table:table-cell>
          <table:table-cell office:value-type="string" table:style-name="ce9">
            <text:p>GABRIELA DOS SANTOS LOPES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8:.T2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471" table:style-name="ce2">
            <text:p>46471</text:p>
          </table:table-cell>
          <table:table-cell office:value-type="string" table:style-name="ce9">
            <text:p>GABRIELA GONCALVES DE SOUZA BRIGID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59:.T2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681" table:style-name="ce2">
            <text:p>51681</text:p>
          </table:table-cell>
          <table:table-cell office:value-type="string" table:style-name="ce9">
            <text:p>GAINETE LIMA SAADE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0:.T2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841" table:style-name="ce2">
            <text:p>56841</text:p>
          </table:table-cell>
          <table:table-cell office:value-type="string" table:style-name="ce9">
            <text:p>GENESIO ALV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1:.T2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1" table:style-name="ce2">
            <text:p>5941</text:p>
          </table:table-cell>
          <table:table-cell office:value-type="string" table:style-name="ce9">
            <text:p>GENESIS DE FARIA MENDONC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2:.T2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41" table:style-name="ce2">
            <text:p>51041</text:p>
          </table:table-cell>
          <table:table-cell office:value-type="string" table:style-name="ce9">
            <text:p>GERMANO PIMENTEL FARIA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3:.T2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991" table:style-name="ce2">
            <text:p>45991</text:p>
          </table:table-cell>
          <table:table-cell office:value-type="string" table:style-name="ce9">
            <text:p>GERSON DE FREITAS JORD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4:.T2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041" table:style-name="ce2">
            <text:p>49041</text:p>
          </table:table-cell>
          <table:table-cell office:value-type="string" table:style-name="ce9">
            <text:p>GERSON DE OLIVEIRA MAI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5:.T26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151" table:style-name="ce2">
            <text:p>57151</text:p>
          </table:table-cell>
          <table:table-cell office:value-type="string" table:style-name="ce9">
            <text:p>GERUZA BEZERRA DA CUNH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6:.T2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631" table:style-name="ce2">
            <text:p>6631</text:p>
          </table:table-cell>
          <table:table-cell office:value-type="string" table:style-name="ce9">
            <text:p>GETULIO BARBOSA DE ANDRAD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9" table:style-name="ce6"/>
          <table:table-cell office:value-type="float" office:value="10195.39" table:formula="of:=SUM([.B267:.T267])" table:style-name="ce10">
            <text:p><text:s/>10.195,39<text:s/></text:p>
          </table:table-cell>
          <table:table-cell table:number-columns-repeated="16363"/>
        </table:table-row>
        <table:table-row table:style-name="ro5">
          <table:table-cell office:value-type="float" office:value="7361" table:style-name="ce2">
            <text:p>7361</text:p>
          </table:table-cell>
          <table:table-cell office:value-type="string" table:style-name="ce9">
            <text:p>GILCELY EVANGELISTA DE ARAUJO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9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268:.T268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5826" table:style-name="ce2">
            <text:p>5826</text:p>
          </table:table-cell>
          <table:table-cell office:value-type="string" table:style-name="ce9">
            <text:p>GILMARA ALMEIDA PINT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69:.T2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781" table:style-name="ce2">
            <text:p>44781</text:p>
          </table:table-cell>
          <table:table-cell office:value-type="string" table:style-name="ce9">
            <text:p>GISELE COSTA JABRA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0:.T2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81" table:style-name="ce2">
            <text:p>781</text:p>
          </table:table-cell>
          <table:table-cell office:value-type="string" table:style-name="ce9">
            <text:p>GISELLE MUBARAC DETONI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500" table:style-name="ce6">
            <text:p>1500</text:p>
          </table:table-cell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21619.33" table:formula="of:=SUM([.B271:.T271])" table:style-name="ce10">
            <text:p><text:s/>21.619,33<text:s/></text:p>
          </table:table-cell>
          <table:table-cell table:number-columns-repeated="16363"/>
        </table:table-row>
        <table:table-row table:style-name="ro5">
          <table:table-cell office:value-type="float" office:value="42321" table:style-name="ce2">
            <text:p>42321</text:p>
          </table:table-cell>
          <table:table-cell office:value-type="string" table:style-name="ce9">
            <text:p>GISLENE ALVES SABOI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2:.T2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3" table:style-name="ce2">
            <text:p>5813</text:p>
          </table:table-cell>
          <table:table-cell office:value-type="string" table:style-name="ce9">
            <text:p>GLAUCIA 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EPITACIO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3:.T2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051" table:style-name="ce2">
            <text:p>44051</text:p>
          </table:table-cell>
          <table:table-cell office:value-type="string" table:style-name="ce9">
            <text:p>GLAUCIA DA SILVA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4:.T2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061" table:style-name="ce2">
            <text:p>41061</text:p>
          </table:table-cell>
          <table:table-cell office:value-type="string" table:style-name="ce9">
            <text:p>GLAUCIO NEY SHIROMA OSH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DEFESA DA SAUD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168.45" table:style-name="ce6">
            <text:p>168,45</text:p>
          </table:table-cell>
          <table:table-cell table:number-columns-repeated="9" table:style-name="ce6"/>
          <table:table-cell office:value-type="float" office:value="5310.4699999999993" table:formula="of:=SUM([.B275:.T275])" table:style-name="ce10">
            <text:p><text:s/>5.310,47<text:s/></text:p>
          </table:table-cell>
          <table:table-cell table:number-columns-repeated="16363"/>
        </table:table-row>
        <table:table-row table:style-name="ro5">
          <table:table-cell office:value-type="float" office:value="46181" table:style-name="ce2">
            <text:p>46181</text:p>
          </table:table-cell>
          <table:table-cell office:value-type="string" table:style-name="ce9">
            <text:p>GLEICE KELLE SOUZA DE ALMEIDA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6:.T2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571" table:style-name="ce2">
            <text:p>42571</text:p>
          </table:table-cell>
          <table:table-cell office:value-type="string" table:style-name="ce9">
            <text:p>GLEIDSON SOUZA DE ANDRA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7:.T2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841" table:style-name="ce2">
            <text:p>48841</text:p>
          </table:table-cell>
          <table:table-cell office:value-type="string" table:style-name="ce9">
            <text:p>GREYCIANE SOUZA DA SILV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8:.T2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01" table:style-name="ce2">
            <text:p>6001</text:p>
          </table:table-cell>
          <table:table-cell office:value-type="string" table:style-name="ce9">
            <text:p>GUSTAVO MATIAS DE O PINHEI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79:.T2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442" table:style-name="ce2">
            <text:p>48442</text:p>
          </table:table-cell>
          <table:table-cell office:value-type="string" table:style-name="ce9">
            <text:p>HELAL FONTENELE ABDEL FATTAH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0:.T2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542" table:style-name="ce2">
            <text:p>20542</text:p>
          </table:table-cell>
          <table:table-cell office:value-type="string" table:style-name="ce9">
            <text:p>HELDER OLIVEIRA DE CARVALH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1:.T2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4" table:style-name="ce2">
            <text:p>5964</text:p>
          </table:table-cell>
          <table:table-cell office:value-type="string" table:style-name="ce9">
            <text:p>HELLEM CRISTINA BARROSO LIM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2:.T2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31" table:style-name="ce2">
            <text:p>49231</text:p>
          </table:table-cell>
          <table:table-cell office:value-type="string" table:style-name="ce9">
            <text:p>HENRIQUE DA COSTA GALLO N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3:.T2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8" table:style-name="ce2">
            <text:p>5918</text:p>
          </table:table-cell>
          <table:table-cell office:value-type="string" table:style-name="ce9">
            <text:p>HENRIQUE RODRIGUES DE LIMA NE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4:.T2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741" table:style-name="ce2">
            <text:p>38741</text:p>
          </table:table-cell>
          <table:table-cell office:value-type="string" table:style-name="ce9">
            <text:p>HERWAL MEDI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5:.T2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5" table:style-name="ce2">
            <text:p>5965</text:p>
          </table:table-cell>
          <table:table-cell office:value-type="string" table:style-name="ce9">
            <text:p>HIAM ANTOINE FEGHALI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6:.T2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8411" table:style-name="ce2">
            <text:p>8411</text:p>
          </table:table-cell>
          <table:table-cell office:value-type="string" table:style-name="ce9">
            <text:p>HILDEBRANDO EVANGELISTA DE BRI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287:.T287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6881" table:style-name="ce2">
            <text:p>56881</text:p>
          </table:table-cell>
          <table:table-cell office:value-type="string" table:style-name="ce9">
            <text:p>HUDISLEY SILVA DE OLIVEIRA GUE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8:.T2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981" table:style-name="ce2">
            <text:p>38981</text:p>
          </table:table-cell>
          <table:table-cell office:value-type="string" table:style-name="ce9">
            <text:p>HUDSON CASTELO BONFIM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89:.T2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31" table:style-name="ce2">
            <text:p>49931</text:p>
          </table:table-cell>
          <table:table-cell office:value-type="string" table:style-name="ce9">
            <text:p>HYCARO MATTOS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0:.T2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432" table:style-name="ce2">
            <text:p>51432</text:p>
          </table:table-cell>
          <table:table-cell office:value-type="string" table:style-name="ce9">
            <text:p>IAMILY CRISTIANE NASCIMENTO DE HOLAND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1:.T2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971" table:style-name="ce2">
            <text:p>56971</text:p>
          </table:table-cell>
          <table:table-cell office:value-type="string" table:style-name="ce9">
            <text:p>IDA CARMEN DE LIMA ROCH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2:.T2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111" table:style-name="ce2">
            <text:p>57111</text:p>
          </table:table-cell>
          <table:table-cell office:value-type="string" table:style-name="ce9">
            <text:p>IGOR CASTRO MENDES LEAO</text:p>
          </table:table-cell>
          <table:table-cell office:value-type="string" table:style-name="ce9">
            <text:p>ASSISTENTE EM SAUD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3:.T2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652" table:style-name="ce2">
            <text:p>42652</text:p>
          </table:table-cell>
          <table:table-cell office:value-type="string" table:style-name="ce9">
            <text:p>IGOR IGNACIO DIAS LIN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4:.T2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521" table:style-name="ce2">
            <text:p>57521</text:p>
          </table:table-cell>
          <table:table-cell office:value-type="string" table:style-name="ce9">
            <text:p>IGOR MARCEL DE OLIVEIRA PINHEIR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5:.T2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72" table:style-name="ce2">
            <text:p>43772</text:p>
          </table:table-cell>
          <table:table-cell office:value-type="string" table:style-name="ce9">
            <text:p>ILDON MAXIMIANO PERES NET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0 PROMOTORIA DE JUSTICA CRIMINAL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296:.T29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8621" table:style-name="ce2">
            <text:p>48621</text:p>
          </table:table-cell>
          <table:table-cell office:value-type="string" table:style-name="ce9">
            <text:p>INGRID ALINE MARTINS NEPOMUC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7:.T2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0" table:style-name="ce2">
            <text:p>5820</text:p>
          </table:table-cell>
          <table:table-cell office:value-type="string" table:style-name="ce9">
            <text:p>IRACEMA MORENO RODRIGUES PAUL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8:.T2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00" table:style-name="ce2">
            <text:p>6000</text:p>
          </table:table-cell>
          <table:table-cell office:value-type="string" table:style-name="ce9">
            <text:p>ISAC JUKOVISKY SOARES MEDI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299:.T2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341" table:style-name="ce2">
            <text:p>56341</text:p>
          </table:table-cell>
          <table:table-cell office:value-type="string" table:style-name="ce9">
            <text:p>ISAIAS DE PAULO GONCALVE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0:.T3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661" table:style-name="ce2">
            <text:p>31661</text:p>
          </table:table-cell>
          <table:table-cell office:value-type="string" table:style-name="ce9">
            <text:p>ITALO CAVALCANTE DE FARIAS PI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1:.T3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31" table:style-name="ce2">
            <text:p>55131</text:p>
          </table:table-cell>
          <table:table-cell office:value-type="string" table:style-name="ce9">
            <text:p>ITALO FACUNDO ROLA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2:.T3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62" table:style-name="ce2">
            <text:p>43762</text:p>
          </table:table-cell>
          <table:table-cell office:value-type="string" table:style-name="ce9">
            <text:p>IVERSON RODRIGO MONTEIRO CERQUEIRA BUE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O MEIO AMBIENTE DO JURU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9" table:style-name="ce6"/>
          <table:table-cell office:value-type="float" office:value="10195.39" table:formula="of:=SUM([.B303:.T303])" table:style-name="ce10">
            <text:p><text:s/>10.195,39<text:s/></text:p>
          </table:table-cell>
          <table:table-cell table:number-columns-repeated="16363"/>
        </table:table-row>
        <table:table-row table:style-name="ro5">
          <table:table-cell office:value-type="float" office:value="45001" table:style-name="ce2">
            <text:p>45001</text:p>
          </table:table-cell>
          <table:table-cell office:value-type="string" table:style-name="ce9">
            <text:p>IZABELLY MELO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4:.T3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91" table:style-name="ce2">
            <text:p>51791</text:p>
          </table:table-cell>
          <table:table-cell office:value-type="string" table:style-name="ce9">
            <text:p>JACQUELINE FRANCA DE OLIVEIRA PANON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5:.T3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441" table:style-name="ce2">
            <text:p>54441</text:p>
          </table:table-cell>
          <table:table-cell office:value-type="string" table:style-name="ce9">
            <text:p>JACSON CAMELO UCHO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6:.T3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4" table:style-name="ce2">
            <text:p>5994</text:p>
          </table:table-cell>
          <table:table-cell office:value-type="string" table:style-name="ce9">
            <text:p>JAIDESSON OLIVEIRA PER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7:.T3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063" table:style-name="ce2">
            <text:p>45063</text:p>
          </table:table-cell>
          <table:table-cell office:value-type="string" table:style-name="ce9">
            <text:p>JAIME JUAN PEREDO CALDERON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8:.T3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31" table:style-name="ce2">
            <text:p>49631</text:p>
          </table:table-cell>
          <table:table-cell office:value-type="string" table:style-name="ce9">
            <text:p>JAKELINE BEZERRA PINH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09:.T3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981" table:style-name="ce2">
            <text:p>43981</text:p>
          </table:table-cell>
          <table:table-cell office:value-type="string" table:style-name="ce9">
            <text:p>JAKMONE PINHEIRO DE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0:.T3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681" table:style-name="ce2">
            <text:p>29681</text:p>
          </table:table-cell>
          <table:table-cell office:value-type="string" table:style-name="ce9">
            <text:p>JAMES KLELIO MUNIZ OSSA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1:.T3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781" table:style-name="ce2">
            <text:p>52781</text:p>
          </table:table-cell>
          <table:table-cell office:value-type="string" table:style-name="ce9">
            <text:p>JANAINA SE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2:.T3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671" table:style-name="ce2">
            <text:p>51671</text:p>
          </table:table-cell>
          <table:table-cell office:value-type="string" table:style-name="ce9">
            <text:p>JANAYRA LIMA DE SOU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3:.T3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8991" table:style-name="ce2">
            <text:p>18991</text:p>
          </table:table-cell>
          <table:table-cell office:value-type="string" table:style-name="ce9">
            <text:p>JANIO JERONIMO D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4:.T3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981" table:style-name="ce2">
            <text:p>32981</text:p>
          </table:table-cell>
          <table:table-cell office:value-type="string" table:style-name="ce9">
            <text:p>JAQUELINE SOUS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5:.T3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6" table:style-name="ce2">
            <text:p>5796</text:p>
          </table:table-cell>
          <table:table-cell office:value-type="string" table:style-name="ce9">
            <text:p>JEAN BARROSO DE SOUZ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6:.T3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11" table:style-name="ce2">
            <text:p>51711</text:p>
          </table:table-cell>
          <table:table-cell office:value-type="string" table:style-name="ce9">
            <text:p>JEAN LUIZ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7:.T3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632" table:style-name="ce2">
            <text:p>43632</text:p>
          </table:table-cell>
          <table:table-cell office:value-type="string" table:style-name="ce9">
            <text:p>JEFFERSON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8:.T3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091" table:style-name="ce2">
            <text:p>53091</text:p>
          </table:table-cell>
          <table:table-cell office:value-type="string" table:style-name="ce9">
            <text:p>JERCILEA FERNANDES FERREIRA</text:p>
          </table:table-cell>
          <table:table-cell office:value-type="string" table:style-name="ce9">
            <text:p>ASSISTENTE DE GABINETE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19:.T3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491" table:style-name="ce2">
            <text:p>53491</text:p>
          </table:table-cell>
          <table:table-cell office:value-type="string" table:style-name="ce9">
            <text:p>JESSICA ARAUJ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0:.T3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6" table:style-name="ce2">
            <text:p>5786</text:p>
          </table:table-cell>
          <table:table-cell office:value-type="string" table:style-name="ce9">
            <text:p>JESSICA CAMPOS ALMEIDA PIR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1:.T3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81" table:style-name="ce2">
            <text:p>50481</text:p>
          </table:table-cell>
          <table:table-cell office:value-type="string" table:style-name="ce9">
            <text:p>JESSICA FEITOSA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2:.T3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17" table:style-name="ce2">
            <text:p>58217</text:p>
          </table:table-cell>
          <table:table-cell office:value-type="string" table:style-name="ce9">
            <text:p>JESSICA RAYANE MORAIS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3:.T3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171" table:style-name="ce2">
            <text:p>45171</text:p>
          </table:table-cell>
          <table:table-cell office:value-type="string" table:style-name="ce9">
            <text:p>JHON LENNON LIMA D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4:.T3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61" table:style-name="ce2">
            <text:p>49961</text:p>
          </table:table-cell>
          <table:table-cell office:value-type="string" table:style-name="ce9">
            <text:p>JHONES SILV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5:.T3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212" table:style-name="ce2">
            <text:p>51212</text:p>
          </table:table-cell>
          <table:table-cell office:value-type="string" table:style-name="ce9">
            <text:p>JIRGLEYANE NUN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6:.T3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621" table:style-name="ce2">
            <text:p>36621</text:p>
          </table:table-cell>
          <table:table-cell office:value-type="string" table:style-name="ce9">
            <text:p>JOANA D ARC DIAS MARTIN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327:.T327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3901" table:style-name="ce2">
            <text:p>53901</text:p>
          </table:table-cell>
          <table:table-cell office:value-type="string" table:style-name="ce9">
            <text:p>JOANA FONSECA AGUIA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8:.T3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8" table:style-name="ce2">
            <text:p>5828</text:p>
          </table:table-cell>
          <table:table-cell office:value-type="string" table:style-name="ce9">
            <text:p>JOAO AUGUSTO GOM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29:.T3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8501" table:style-name="ce2">
            <text:p>8501</text:p>
          </table:table-cell>
          <table:table-cell office:value-type="string" table:style-name="ce9">
            <text:p>JOAO BENICIO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368.91" table:formula="of:=SUM([.B330:.T330])" table:style-name="ce10">
            <text:p><text:s/>13.368,91<text:s/></text:p>
          </table:table-cell>
          <table:table-cell table:number-columns-repeated="16363"/>
        </table:table-row>
        <table:table-row table:style-name="ro5">
          <table:table-cell office:value-type="float" office:value="43311" table:style-name="ce2">
            <text:p>43311</text:p>
          </table:table-cell>
          <table:table-cell office:value-type="string" table:style-name="ce9">
            <text:p>JOAO CARLOS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31:.T3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2101" table:style-name="ce2">
            <text:p>12101</text:p>
          </table:table-cell>
          <table:table-cell office:value-type="string" table:style-name="ce9">
            <text:p>JOAO DA SILVA MENEZ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3000" table:style-name="ce6">
            <text:p>3000</text:p>
          </table:table-cell>
          <table:table-cell table:number-columns-repeated="8" table:style-name="ce6"/>
          <table:table-cell office:value-type="float" office:value="3800" table:formula="of:=SUM([.B332:.T332])" table:style-name="ce10">
            <text:p><text:s/>3.800,00<text:s/></text:p>
          </table:table-cell>
          <table:table-cell table:number-columns-repeated="16363"/>
        </table:table-row>
        <table:table-row table:style-name="ro5">
          <table:table-cell office:value-type="float" office:value="49711" table:style-name="ce2">
            <text:p>49711</text:p>
          </table:table-cell>
          <table:table-cell office:value-type="string" table:style-name="ce9">
            <text:p>JOAO LUCAS BEZERRA DE QUEIROZ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327.27" table:style-name="ce6">
            <text:p>327,27</text:p>
          </table:table-cell>
          <table:table-cell office:value-type="float" office:value="106.67" table:style-name="ce6">
            <text:p>106,67</text:p>
          </table:table-cell>
          <table:table-cell table:number-columns-repeated="13" table:style-name="ce6"/>
          <table:table-cell office:value-type="float" office:value="433.94" table:formula="of:=SUM([.B333:.T333])" table:style-name="ce10">
            <text:p><text:s/>433,94<text:s/></text:p>
          </table:table-cell>
          <table:table-cell table:number-columns-repeated="16363"/>
        </table:table-row>
        <table:table-row table:style-name="ro5">
          <table:table-cell office:value-type="float" office:value="7441" table:style-name="ce2">
            <text:p>7441</text:p>
          </table:table-cell>
          <table:table-cell office:value-type="string" table:style-name="ce9">
            <text:p>JOAO MARQUES PIR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9" table:style-name="ce6"/>
          <table:table-cell office:value-type="float" office:value="27266.63" table:style-name="ce6">
            <text:p>27266,63</text:p>
          </table:table-cell>
          <table:table-cell office:value-type="float" office:value="30812.850000000002" table:formula="of:=SUM([.B334:.T334])" table:style-name="ce10">
            <text:p><text:s/>30.812,85<text:s/></text:p>
          </table:table-cell>
          <table:table-cell table:number-columns-repeated="16363"/>
        </table:table-row>
        <table:table-row table:style-name="ro5">
          <table:table-cell office:value-type="float" office:value="2301" table:style-name="ce2">
            <text:p>2301</text:p>
          </table:table-cell>
          <table:table-cell office:value-type="string" table:style-name="ce9">
            <text:p>JOAO NUNES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35:.T3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581" table:style-name="ce2">
            <text:p>55581</text:p>
          </table:table-cell>
          <table:table-cell office:value-type="string" table:style-name="ce9">
            <text:p>JOAO PEDRO MEL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36:.T3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431" table:style-name="ce2">
            <text:p>55431</text:p>
          </table:table-cell>
          <table:table-cell office:value-type="string" table:style-name="ce9">
            <text:p>JOAO PEDRO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337:.T337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9721" table:style-name="ce2">
            <text:p>49721</text:p>
          </table:table-cell>
          <table:table-cell office:value-type="string" table:style-name="ce9">
            <text:p>JONATHAN MESSIAS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38:.T3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4291" table:style-name="ce2">
            <text:p>24291</text:p>
          </table:table-cell>
          <table:table-cell office:value-type="string" table:style-name="ce9">
            <text:p>JORGE HENRIQUE COSTA DE ANDRADE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39:.T3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5" table:style-name="ce2">
            <text:p>5955</text:p>
          </table:table-cell>
          <table:table-cell office:value-type="string" table:style-name="ce9">
            <text:p>JORGENALDO BARBOS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0:.T3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341" table:style-name="ce2">
            <text:p>57341</text:p>
          </table:table-cell>
          <table:table-cell office:value-type="string" table:style-name="ce9">
            <text:p>JOSE ALBERTO DE SOUZ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1:.T3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931" table:style-name="ce2">
            <text:p>52931</text:p>
          </table:table-cell>
          <table:table-cell office:value-type="string" table:style-name="ce9">
            <text:p>JOSE ALMERON LIMA LEODEGAR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2:.T3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391" table:style-name="ce2">
            <text:p>50391</text:p>
          </table:table-cell>
          <table:table-cell office:value-type="string" table:style-name="ce9">
            <text:p>JOSE APARECIDO DE ARAUJO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3:.T3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251" table:style-name="ce2">
            <text:p>52251</text:p>
          </table:table-cell>
          <table:table-cell office:value-type="string" table:style-name="ce9">
            <text:p>JOSE CARLOS ALVES DAS CHAG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4:.T3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3" table:style-name="ce2">
            <text:p>5993</text:p>
          </table:table-cell>
          <table:table-cell office:value-type="string" table:style-name="ce9">
            <text:p>JOSE CARLOS FERNANDES MACHAD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5:.T3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34" table:style-name="ce2">
            <text:p>5034</text:p>
          </table:table-cell>
          <table:table-cell office:value-type="string" table:style-name="ce9">
            <text:p>JOSE CLEUDIVAN DA SILVA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6:.T3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22" table:style-name="ce2">
            <text:p>5922</text:p>
          </table:table-cell>
          <table:table-cell office:value-type="string" table:style-name="ce9">
            <text:p>JOSE DO MONTE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7:.T3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052" table:style-name="ce2">
            <text:p>53052</text:p>
          </table:table-cell>
          <table:table-cell office:value-type="string" table:style-name="ce9">
            <text:p>JOSE GERSON PINHEIRO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8:.T3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231" table:style-name="ce2">
            <text:p>38231</text:p>
          </table:table-cell>
          <table:table-cell office:value-type="string" table:style-name="ce9">
            <text:p>JOSE GILSON DA COSTA PINTO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49:.T3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3" table:style-name="ce2">
            <text:p>5943</text:p>
          </table:table-cell>
          <table:table-cell office:value-type="string" table:style-name="ce9">
            <text:p>JOSE JERONCIO NOGUEIR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0:.T3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501" table:style-name="ce2">
            <text:p>39501</text:p>
          </table:table-cell>
          <table:table-cell office:value-type="string" table:style-name="ce9">
            <text:p>JOSE LAZARO ALVES DE CASTR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1:.T3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80" table:style-name="ce2">
            <text:p>5880</text:p>
          </table:table-cell>
          <table:table-cell office:value-type="string" table:style-name="ce9">
            <text:p>JOSE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2:.T3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01" table:style-name="ce2">
            <text:p>56201</text:p>
          </table:table-cell>
          <table:table-cell office:value-type="string" table:style-name="ce9">
            <text:p>JOSE LUCIVAN NERY DE LIM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PLACIDO DE CASTR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353:.T353])" table:style-name="ce10">
            <text:p><text:s/>7.853,99<text:s/></text:p>
          </table:table-cell>
          <table:table-cell table:number-columns-repeated="16363"/>
        </table:table-row>
        <table:table-row table:style-name="ro5">
          <table:table-cell office:value-type="float" office:value="16351" table:style-name="ce2">
            <text:p>16351</text:p>
          </table:table-cell>
          <table:table-cell office:value-type="string" table:style-name="ce9">
            <text:p>JOSE RUY DA SILVEIRA LINO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354:.T35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6061" table:style-name="ce2">
            <text:p>46061</text:p>
          </table:table-cell>
          <table:table-cell office:value-type="string" table:style-name="ce9">
            <text:p>JOSENIRA OLIVEIRA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5:.T3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471" table:style-name="ce2">
            <text:p>54471</text:p>
          </table:table-cell>
          <table:table-cell office:value-type="string" table:style-name="ce9">
            <text:p>JOSIANE SOUZA DA SILVA BAND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6:.T3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982" table:style-name="ce2">
            <text:p>51982</text:p>
          </table:table-cell>
          <table:table-cell office:value-type="string" table:style-name="ce9">
            <text:p>JOSUE HAMILTON RODRIGUES DE SOUZA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7:.T3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511" table:style-name="ce2">
            <text:p>55511</text:p>
          </table:table-cell>
          <table:table-cell office:value-type="string" table:style-name="ce9">
            <text:p>JOVANA LEITE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8:.T3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3641" table:style-name="ce2">
            <text:p>23641</text:p>
          </table:table-cell>
          <table:table-cell office:value-type="string" table:style-name="ce9">
            <text:p>JUBERLANO DO NASCIMENTO MAD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59:.T3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3" table:style-name="ce2">
            <text:p>5783</text:p>
          </table:table-cell>
          <table:table-cell office:value-type="string" table:style-name="ce9">
            <text:p>JULEANDRO MARTINS DE OLIV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XAPURI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360:.T360])" table:style-name="ce10">
            <text:p><text:s/>7.853,99<text:s/></text:p>
          </table:table-cell>
          <table:table-cell table:number-columns-repeated="16363"/>
        </table:table-row>
        <table:table-row table:style-name="ro5">
          <table:table-cell office:value-type="float" office:value="45231" table:style-name="ce2">
            <text:p>45231</text:p>
          </table:table-cell>
          <table:table-cell office:value-type="string" table:style-name="ce9">
            <text:p>JULIA DA SILVA RODRIGUES LEAL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61:.T3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671" table:style-name="ce2">
            <text:p>52671</text:p>
          </table:table-cell>
          <table:table-cell office:value-type="string" table:style-name="ce9">
            <text:p>JULIANA BATALHA SALES MEL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62:.T3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661" table:style-name="ce2">
            <text:p>40661</text:p>
          </table:table-cell>
          <table:table-cell office:value-type="string" table:style-name="ce9">
            <text:p>JULIANA DANTAS LIN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63:.T3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892" table:style-name="ce2">
            <text:p>53892</text:p>
          </table:table-cell>
          <table:table-cell office:value-type="string" table:style-name="ce9">
            <text:p>JULIANA DO VAL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64:.T3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741" table:style-name="ce2">
            <text:p>54741</text:p>
          </table:table-cell>
          <table:table-cell office:value-type="string" table:style-name="ce9">
            <text:p>JULIANA MAXIMIANO HOFF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365:.T365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39971" table:style-name="ce2">
            <text:p>39971</text:p>
          </table:table-cell>
          <table:table-cell office:value-type="string" table:style-name="ce9">
            <text:p>JULIENE FERREIR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66:.T3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11" table:style-name="ce2">
            <text:p>56211</text:p>
          </table:table-cell>
          <table:table-cell office:value-type="string" table:style-name="ce9">
            <text:p>JULIO CESAR DE MEDEIROS SILV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10" table:style-name="ce6"/>
          <table:table-cell office:value-type="float" office:value="4813.55" table:formula="of:=SUM([.B367:.T367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5935" table:style-name="ce2">
            <text:p>5935</text:p>
          </table:table-cell>
          <table:table-cell office:value-type="string" table:style-name="ce9">
            <text:p>JULIO CESAR DOS SANTOS SAMPA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68:.T3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771" table:style-name="ce2">
            <text:p>46771</text:p>
          </table:table-cell>
          <table:table-cell office:value-type="string" table:style-name="ce9">
            <text:p>JULIO MANOEL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2500" table:style-name="ce6">
            <text:p>2500</text:p>
          </table:table-cell>
          <table:table-cell table:number-columns-repeated="3" table:style-name="ce6"/>
          <table:table-cell office:value-type="float" office:value="2500" table:formula="of:=SUM([.B369:.T369])" table:style-name="ce10">
            <text:p><text:s/>2.500,00<text:s/></text:p>
          </table:table-cell>
          <table:table-cell table:number-columns-repeated="16363"/>
        </table:table-row>
        <table:table-row table:style-name="ro5">
          <table:table-cell office:value-type="float" office:value="46972" table:style-name="ce2">
            <text:p>46972</text:p>
          </table:table-cell>
          <table:table-cell office:value-type="string" table:style-name="ce9">
            <text:p>JURGLEICE BEZERRA LAUREAN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0:.T3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891" table:style-name="ce2">
            <text:p>56891</text:p>
          </table:table-cell>
          <table:table-cell office:value-type="string" table:style-name="ce9">
            <text:p>KALIL CASTRO SAAB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1:.T3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21" table:style-name="ce2">
            <text:p>50821</text:p>
          </table:table-cell>
          <table:table-cell office:value-type="string" table:style-name="ce9">
            <text:p>KAREN CRISTINA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2:.T3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961" table:style-name="ce2">
            <text:p>19961</text:p>
          </table:table-cell>
          <table:table-cell office:value-type="string" table:style-name="ce9">
            <text:p>KAREN MONTEIR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3:.T3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151" table:style-name="ce2">
            <text:p>50151</text:p>
          </table:table-cell>
          <table:table-cell office:value-type="string" table:style-name="ce9">
            <text:p>KARINE FRANTIESC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4:.T3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11" table:style-name="ce2">
            <text:p>58211</text:p>
          </table:table-cell>
          <table:table-cell office:value-type="string" table:style-name="ce9">
            <text:p>KARYNNE DE CASTRO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5:.T3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521" table:style-name="ce2">
            <text:p>7521</text:p>
          </table:table-cell>
          <table:table-cell office:value-type="string" table:style-name="ce9">
            <text:p>KATIA REJANE DE ARAUJO RODRIGU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URADORIA GERAL DE JUSTIC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376:.T376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57791" table:style-name="ce2">
            <text:p>57791</text:p>
          </table:table-cell>
          <table:table-cell office:value-type="string" table:style-name="ce9">
            <text:p>KEILIANE DE OLIVEIRA PEREIRA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7:.T3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51" table:style-name="ce2">
            <text:p>57651</text:p>
          </table:table-cell>
          <table:table-cell office:value-type="string" table:style-name="ce9">
            <text:p>KELEN CRISTINA LIMA DE ANDRAD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8:.T3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4" table:style-name="ce2">
            <text:p>5814</text:p>
          </table:table-cell>
          <table:table-cell office:value-type="string" table:style-name="ce9">
            <text:p>KEMMIL DE MELO COE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79:.T3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851" table:style-name="ce2">
            <text:p>56851</text:p>
          </table:table-cell>
          <table:table-cell office:value-type="string" table:style-name="ce9">
            <text:p>KENEDY MIRANDA FERNAN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0:.T3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121" table:style-name="ce2">
            <text:p>6121</text:p>
          </table:table-cell>
          <table:table-cell office:value-type="string" table:style-name="ce9">
            <text:p>KIMBERLY ANNE SPRINGER SUZUKI BR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1:.T3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5" table:style-name="ce2">
            <text:p>5995</text:p>
          </table:table-cell>
          <table:table-cell office:value-type="string" table:style-name="ce9">
            <text:p>KLEISON JACHSON DA SILVA FRO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2:.T3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391" table:style-name="ce2">
            <text:p>32391</text:p>
          </table:table-cell>
          <table:table-cell office:value-type="string" table:style-name="ce9">
            <text:p>LANA KELLE ARAUJO DO NASCIME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3:.T3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831" table:style-name="ce2">
            <text:p>41831</text:p>
          </table:table-cell>
          <table:table-cell office:value-type="string" table:style-name="ce9">
            <text:p>LARA DE OLIVEIRA MAR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4:.T3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432" table:style-name="ce2">
            <text:p>43432</text:p>
          </table:table-cell>
          <table:table-cell office:value-type="string" table:style-name="ce9">
            <text:p>LARISSA CRISTINA ARAUJO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5:.T3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601" table:style-name="ce2">
            <text:p>40601</text:p>
          </table:table-cell>
          <table:table-cell office:value-type="string" table:style-name="ce9">
            <text:p>LARISSA CRISTINA PEREIRA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6:.T3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31" table:style-name="ce2">
            <text:p>5831</text:p>
          </table:table-cell>
          <table:table-cell office:value-type="string" table:style-name="ce9">
            <text:p>LARISSA RAWANNA DA SILVA ABREU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7:.T3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942" table:style-name="ce2">
            <text:p>47942</text:p>
          </table:table-cell>
          <table:table-cell office:value-type="string" table:style-name="ce9">
            <text:p>LARISSA RIBEIRO BEZER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8:.T3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851" table:style-name="ce2">
            <text:p>49851</text:p>
          </table:table-cell>
          <table:table-cell office:value-type="string" table:style-name="ce9">
            <text:p>LARISSA VIRGINIA CAVALCANTI ORANT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89:.T3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463" table:style-name="ce2">
            <text:p>43463</text:p>
          </table:table-cell>
          <table:table-cell office:value-type="string" table:style-name="ce9">
            <text:p>LAURA CAROLINA MOUTA ROCHA CEZAROT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90:.T3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02" table:style-name="ce2">
            <text:p>43702</text:p>
          </table:table-cell>
          <table:table-cell office:value-type="string" table:style-name="ce9">
            <text:p>LAURA CRISTINA DE ALMEIDA MIRAND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391:.T39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7771" table:style-name="ce2">
            <text:p>57771</text:p>
          </table:table-cell>
          <table:table-cell office:value-type="string" table:style-name="ce9">
            <text:p>LAURA DENISE JUCA RAMO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92:.T3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451" table:style-name="ce2">
            <text:p>19451</text:p>
          </table:table-cell>
          <table:table-cell office:value-type="string" table:style-name="ce9">
            <text:p>LAURA SIMONE NASCIMENTO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93:.T3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001" table:style-name="ce2">
            <text:p>37001</text:p>
          </table:table-cell>
          <table:table-cell office:value-type="string" table:style-name="ce9">
            <text:p>LEANDRO PORTELA STEFFE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IREITOS HUMANOS E CIDADAN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394:.T39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9671" table:style-name="ce2">
            <text:p>49671</text:p>
          </table:table-cell>
          <table:table-cell office:value-type="string" table:style-name="ce9">
            <text:p>LENIRA PONTES CUN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95:.T3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11" table:style-name="ce2">
            <text:p>43811</text:p>
          </table:table-cell>
          <table:table-cell office:value-type="string" table:style-name="ce9">
            <text:p>LEONARDO HONORATO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A CRIANCA E ADOLESCENTE CRZ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396:.T396])" table:style-name="ce10">
            <text:p><text:s/>8.510,93<text:s/></text:p>
          </table:table-cell>
          <table:table-cell table:number-columns-repeated="16363"/>
        </table:table-row>
        <table:table-row table:style-name="ro5">
          <table:table-cell office:value-type="float" office:value="5008" table:style-name="ce2">
            <text:p>5008</text:p>
          </table:table-cell>
          <table:table-cell office:value-type="string" table:style-name="ce9">
            <text:p>LEONARDO MELO CATUND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97:.T3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041" table:style-name="ce2">
            <text:p>52041</text:p>
          </table:table-cell>
          <table:table-cell office:value-type="string" table:style-name="ce9">
            <text:p>LEONICE FERNANDES DE LIM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98:.T3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092" table:style-name="ce2">
            <text:p>49092</text:p>
          </table:table-cell>
          <table:table-cell office:value-type="string" table:style-name="ce9">
            <text:p>LIDIANA LAMPIER PESSIGATI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399:.T3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9" table:style-name="ce2">
            <text:p>5959</text:p>
          </table:table-cell>
          <table:table-cell office:value-type="string" table:style-name="ce9">
            <text:p>LIGIA KEETLY SILVA ALEXANDRIN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00:.T4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041" table:style-name="ce2">
            <text:p>47041</text:p>
          </table:table-cell>
          <table:table-cell office:value-type="string" table:style-name="ce9">
            <text:p>LILIAN ALVES FIRMINO DA SILVA RIBEIR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01:.T4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512" table:style-name="ce2">
            <text:p>49512</text:p>
          </table:table-cell>
          <table:table-cell office:value-type="string" table:style-name="ce9">
            <text:p>LILIAN BRITO ALBUQUERQUE RIB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02:.T4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9301" table:style-name="ce2">
            <text:p>9301</text:p>
          </table:table-cell>
          <table:table-cell office:value-type="string" table:style-name="ce9">
            <text:p>LINA MARIA DAS GRACA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2500" table:style-name="ce6">
            <text:p>2500</text:p>
          </table:table-cell>
          <table:table-cell table:number-columns-repeated="3" table:style-name="ce6"/>
          <table:table-cell office:value-type="float" office:value="2500" table:formula="of:=SUM([.B403:.T403])" table:style-name="ce10">
            <text:p><text:s/>2.500,00<text:s/></text:p>
          </table:table-cell>
          <table:table-cell table:number-columns-repeated="16363"/>
        </table:table-row>
        <table:table-row table:style-name="ro5">
          <table:table-cell office:value-type="float" office:value="55851" table:style-name="ce2">
            <text:p>55851</text:p>
          </table:table-cell>
          <table:table-cell office:value-type="string" table:style-name="ce9">
            <text:p>LIVIA MARIA FIRMINO LEI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04:.T4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442" table:style-name="ce2">
            <text:p>44442</text:p>
          </table:table-cell>
          <table:table-cell office:value-type="string" table:style-name="ce9">
            <text:p>LUANA CUNHA MATSU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05:.T4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972" table:style-name="ce2">
            <text:p>38972</text:p>
          </table:table-cell>
          <table:table-cell office:value-type="string" table:style-name="ce9">
            <text:p>LUANA DA COSTA PR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06:.T4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181" table:style-name="ce2">
            <text:p>56181</text:p>
          </table:table-cell>
          <table:table-cell office:value-type="string" table:style-name="ce9">
            <text:p>LUANA DINIZ LIRIO MACI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TARAUAC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407:.T407])" table:style-name="ce10">
            <text:p><text:s/>8.510,93<text:s/></text:p>
          </table:table-cell>
          <table:table-cell table:number-columns-repeated="16363"/>
        </table:table-row>
        <table:table-row table:style-name="ro5">
          <table:table-cell office:value-type="float" office:value="55181" table:style-name="ce2">
            <text:p>55181</text:p>
          </table:table-cell>
          <table:table-cell office:value-type="string" table:style-name="ce9">
            <text:p>LUARA BEZERRA DA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08:.T4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31" table:style-name="ce2">
            <text:p>51731</text:p>
          </table:table-cell>
          <table:table-cell office:value-type="string" table:style-name="ce9">
            <text:p>LUCAS ANDRADE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09:.T4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85" table:style-name="ce2">
            <text:p>5985</text:p>
          </table:table-cell>
          <table:table-cell office:value-type="string" table:style-name="ce9">
            <text:p>LUCAS CARVALHO 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0:.T4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05" table:style-name="ce2">
            <text:p>6005</text:p>
          </table:table-cell>
          <table:table-cell office:value-type="string" table:style-name="ce9">
            <text:p>LUCAS EVILASIO NOBRE TEIXEIRA BARBOS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1:.T4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091" table:style-name="ce2">
            <text:p>57091</text:p>
          </table:table-cell>
          <table:table-cell office:value-type="string" table:style-name="ce9">
            <text:p>LUCAS OLIVEIRA BOUCHABKI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2:.T4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043" table:style-name="ce2">
            <text:p>54043</text:p>
          </table:table-cell>
          <table:table-cell office:value-type="string" table:style-name="ce9">
            <text:p>LUCAS PINHEIRO CAMI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3:.T4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921" table:style-name="ce2">
            <text:p>54921</text:p>
          </table:table-cell>
          <table:table-cell office:value-type="string" table:style-name="ce9">
            <text:p>LUCELIA ALVES MARQUES QUINTEL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4:.T4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782" table:style-name="ce2">
            <text:p>47782</text:p>
          </table:table-cell>
          <table:table-cell office:value-type="string" table:style-name="ce9">
            <text:p>LUCIANA DE CARVALHO ROC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5:.T4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41" table:style-name="ce2">
            <text:p>49641</text:p>
          </table:table-cell>
          <table:table-cell office:value-type="string" table:style-name="ce9">
            <text:p>LUCIANA MONTEIRO QUEIROZ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6:.T4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121" table:style-name="ce2">
            <text:p>45121</text:p>
          </table:table-cell>
          <table:table-cell office:value-type="string" table:style-name="ce9">
            <text:p>LUCIANA VIRGINIA M NEPOMUCENO QUINTEL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7:.T4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141" table:style-name="ce2">
            <text:p>43141</text:p>
          </table:table-cell>
          <table:table-cell office:value-type="string" table:style-name="ce9">
            <text:p>LUCIANO AUGUSTO MAIA SALL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418:.T418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49491" table:style-name="ce2">
            <text:p>49491</text:p>
          </table:table-cell>
          <table:table-cell office:value-type="string" table:style-name="ce9">
            <text:p>LUCIANO FREIRE DE CARVALHO MALAQUIAS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19:.T4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181" table:style-name="ce2">
            <text:p>44181</text:p>
          </table:table-cell>
          <table:table-cell office:value-type="string" table:style-name="ce9">
            <text:p>LUCINETE TEIXEIRA BARBOS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0:.T4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001" table:style-name="ce2">
            <text:p>47001</text:p>
          </table:table-cell>
          <table:table-cell office:value-type="string" table:style-name="ce9">
            <text:p>LUIS HENRIQUE CORREA ROLIM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IVE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421:.T42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998" table:style-name="ce2">
            <text:p>5998</text:p>
          </table:table-cell>
          <table:table-cell office:value-type="string" table:style-name="ce9">
            <text:p>LUIZ CARLOS DE SOUZA 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2:.T4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861" table:style-name="ce2">
            <text:p>54861</text:p>
          </table:table-cell>
          <table:table-cell office:value-type="string" table:style-name="ce9">
            <text:p>LUIZ CARLOS NUN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3:.T4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2012" table:style-name="ce2">
            <text:p>12012</text:p>
          </table:table-cell>
          <table:table-cell office:value-type="string" table:style-name="ce9">
            <text:p>LUIZ CARLOS SIMAO PAI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12552.8" table:style-name="ce6">
            <text:p>12552,8</text:p>
          </table:table-cell>
          <table:table-cell office:value-type="float" office:value="12752.8" table:formula="of:=SUM([.B424:.T424])" table:style-name="ce10">
            <text:p><text:s/>12.752,80<text:s/></text:p>
          </table:table-cell>
          <table:table-cell table:number-columns-repeated="16363"/>
        </table:table-row>
        <table:table-row table:style-name="ro5">
          <table:table-cell office:value-type="float" office:value="43532" table:style-name="ce2">
            <text:p>43532</text:p>
          </table:table-cell>
          <table:table-cell office:value-type="string" table:style-name="ce9">
            <text:p>LUIZ FERNANDO COSTA MACIEL FI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5:.T4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191" table:style-name="ce2">
            <text:p>57191</text:p>
          </table:table-cell>
          <table:table-cell office:value-type="string" table:style-name="ce9">
            <text:p>LUIZ GONZAGA DOS SANTOS FILH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6:.T4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621" table:style-name="ce2">
            <text:p>56621</text:p>
          </table:table-cell>
          <table:table-cell office:value-type="string" table:style-name="ce9">
            <text:p>LUIZ HENRIQUE CARVALHO AFONS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7:.T4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131" table:style-name="ce2">
            <text:p>51131</text:p>
          </table:table-cell>
          <table:table-cell office:value-type="string" table:style-name="ce9">
            <text:p>LUIZ RENATO BEZERRA FRANCISC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8:.T4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871" table:style-name="ce2">
            <text:p>49871</text:p>
          </table:table-cell>
          <table:table-cell office:value-type="string" table:style-name="ce9">
            <text:p>LUZIANE DE SOUZA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29:.T4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01" table:style-name="ce2">
            <text:p>4501</text:p>
          </table:table-cell>
          <table:table-cell office:value-type="string" table:style-name="ce9">
            <text:p>MADALENA GONCALVES PE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30:.T430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5451" table:style-name="ce2">
            <text:p>55451</text:p>
          </table:table-cell>
          <table:table-cell office:value-type="string" table:style-name="ce9">
            <text:p>MANOEL DA SILV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31:.T4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301" table:style-name="ce2">
            <text:p>56301</text:p>
          </table:table-cell>
          <table:table-cell office:value-type="string" table:style-name="ce9">
            <text:p>MANOEL FRANCISCO ALVE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32:.T4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421" table:style-name="ce2">
            <text:p>53421</text:p>
          </table:table-cell>
          <table:table-cell office:value-type="string" table:style-name="ce9">
            <text:p>MANOEL NASCIMENTO CABRAL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33:.T4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931" table:style-name="ce2">
            <text:p>55931</text:p>
          </table:table-cell>
          <table:table-cell office:value-type="string" table:style-name="ce9">
            <text:p>MANUELA CANUTO DE SANTANA FARHAT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200.47" table:style-name="ce6">
            <text:p>3200,47</text:p>
          </table:table-cell>
          <table:table-cell table:number-columns-repeated="8" table:style-name="ce6"/>
          <table:table-cell office:value-type="float" office:value="3200.47" table:style-name="ce6">
            <text:p>3200,47</text:p>
          </table:table-cell>
          <table:table-cell table:style-name="ce6"/>
          <table:table-cell office:value-type="float" office:value="8174.0499999999993" table:formula="of:=SUM([.B434:.T434])" table:style-name="ce10">
            <text:p><text:s/>8.174,05<text:s/></text:p>
          </table:table-cell>
          <table:table-cell table:number-columns-repeated="16363"/>
        </table:table-row>
        <table:table-row table:style-name="ro5">
          <table:table-cell office:value-type="float" office:value="2561" table:style-name="ce2">
            <text:p>2561</text:p>
          </table:table-cell>
          <table:table-cell office:value-type="string" table:style-name="ce9">
            <text:p>MARA CELIA RAMOS DE MACE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ESA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35:.T4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42" table:style-name="ce2">
            <text:p>50842</text:p>
          </table:table-cell>
          <table:table-cell office:value-type="string" table:style-name="ce9">
            <text:p>MARCEL PORTELA DA COSTA LIM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36:.T4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762" table:style-name="ce2">
            <text:p>45762</text:p>
          </table:table-cell>
          <table:table-cell office:value-type="string" table:style-name="ce9">
            <text:p>MARCELA BRAGA DE SOUZA BRILHANT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37:.T4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682" table:style-name="ce2">
            <text:p>43682</text:p>
          </table:table-cell>
          <table:table-cell office:value-type="string" table:style-name="ce9">
            <text:p>MARCELA CRISTINA OZORI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438:.T438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2081" table:style-name="ce2">
            <text:p>52081</text:p>
          </table:table-cell>
          <table:table-cell office:value-type="string" table:style-name="ce9">
            <text:p>MARCELA DA SILVA CARVALHO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39:.T4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211" table:style-name="ce2">
            <text:p>45211</text:p>
          </table:table-cell>
          <table:table-cell office:value-type="string" table:style-name="ce9">
            <text:p>MARCELLO VICTOR LIMA DE ARAUJO 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0:.T4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251" table:style-name="ce2">
            <text:p>45251</text:p>
          </table:table-cell>
          <table:table-cell office:value-type="string" table:style-name="ce9">
            <text:p>MARCELO DE FREITAS PINT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1:.T4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143" table:style-name="ce2">
            <text:p>40143</text:p>
          </table:table-cell>
          <table:table-cell office:value-type="string" table:style-name="ce9">
            <text:p>MARCELO DE SOUZA GOM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2:.T4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11" table:style-name="ce2">
            <text:p>50411</text:p>
          </table:table-cell>
          <table:table-cell office:value-type="string" table:style-name="ce9">
            <text:p>MARCELO FERREIRA DE FREITA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3:.T4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971" table:style-name="ce2">
            <text:p>42971</text:p>
          </table:table-cell>
          <table:table-cell office:value-type="string" table:style-name="ce9">
            <text:p>MARCIA BARROZO DE ALMEIDA LIM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4:.T4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792" table:style-name="ce2">
            <text:p>37792</text:p>
          </table:table-cell>
          <table:table-cell office:value-type="string" table:style-name="ce9">
            <text:p>MARCIA CRISTHINY COSTA BARBOSA</text:p>
          </table:table-cell>
          <table:table-cell office:value-type="string" table:style-name="ce9">
            <text:p>CHEFE DE GABINETE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5:.T4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091" table:style-name="ce2">
            <text:p>29091</text:p>
          </table:table-cell>
          <table:table-cell office:value-type="string" table:style-name="ce9">
            <text:p>MARCIA CRISTINA DE OLIVEIRA MEIRELES 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6:.T4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501" table:style-name="ce2">
            <text:p>29501</text:p>
          </table:table-cell>
          <table:table-cell office:value-type="string" table:style-name="ce9">
            <text:p>MARCIA DA SILVA BARR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7:.T4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31" table:style-name="ce2">
            <text:p>50831</text:p>
          </table:table-cell>
          <table:table-cell office:value-type="string" table:style-name="ce9">
            <text:p>MARCIA MACIEL DA COSTA MEDEIR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48:.T4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1" table:style-name="ce2">
            <text:p>5311</text:p>
          </table:table-cell>
          <table:table-cell office:value-type="string" table:style-name="ce9">
            <text:p>MARCILENE SALOMAO CARVALH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49:.T449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30261" table:style-name="ce2">
            <text:p>30261</text:p>
          </table:table-cell>
          <table:table-cell office:value-type="string" table:style-name="ce9">
            <text:p>MARC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50:.T4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921" table:style-name="ce2">
            <text:p>40921</text:p>
          </table:table-cell>
          <table:table-cell office:value-type="string" table:style-name="ce9">
            <text:p>MARCO AURELIO RIBE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451:.T45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1081" table:style-name="ce2">
            <text:p>41081</text:p>
          </table:table-cell>
          <table:table-cell office:value-type="string" table:style-name="ce9">
            <text:p>MARCOS ANTONIO GALIN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452:.T45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6481" table:style-name="ce2">
            <text:p>56481</text:p>
          </table:table-cell>
          <table:table-cell office:value-type="string" table:style-name="ce9">
            <text:p>MARCOS CLEYDER JANSEN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53:.T4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2" table:style-name="ce2">
            <text:p>5992</text:p>
          </table:table-cell>
          <table:table-cell office:value-type="string" table:style-name="ce9">
            <text:p>MARCOS DOS SANTOS MENDONC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54:.T4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23" table:style-name="ce2">
            <text:p>49223</text:p>
          </table:table-cell>
          <table:table-cell office:value-type="string" table:style-name="ce9">
            <text:p>MARCOS FERNANDES LACER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131.04" table:style-name="ce6">
            <text:p>131,04</text:p>
          </table:table-cell>
          <table:table-cell table:number-columns-repeated="7" table:style-name="ce6"/>
          <table:table-cell office:value-type="float" office:value="931.04" table:formula="of:=SUM([.B455:.T455])" table:style-name="ce10">
            <text:p><text:s/>931,04<text:s/></text:p>
          </table:table-cell>
          <table:table-cell table:number-columns-repeated="16363"/>
        </table:table-row>
        <table:table-row table:style-name="ro5">
          <table:table-cell office:value-type="float" office:value="5956" table:style-name="ce2">
            <text:p>5956</text:p>
          </table:table-cell>
          <table:table-cell office:value-type="string" table:style-name="ce9">
            <text:p>MARCOS GUITIERRE GUIMARAES BARROS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56:.T4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322" table:style-name="ce2">
            <text:p>52322</text:p>
          </table:table-cell>
          <table:table-cell office:value-type="string" table:style-name="ce9">
            <text:p>MARCOS VINICIUS DE LIMA COS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57:.T4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41" table:style-name="ce2">
            <text:p>55141</text:p>
          </table:table-cell>
          <table:table-cell office:value-type="string" table:style-name="ce9">
            <text:p>MARCUS AURELIUS HAKOZAKI D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 DE DESENV DE SISTEM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58:.T4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11" table:style-name="ce2">
            <text:p>55111</text:p>
          </table:table-cell>
          <table:table-cell office:value-type="string" table:style-name="ce9">
            <text:p>MARCUS VINICIUS BRANDAO BRANA MUNI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59:.T4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7" table:style-name="ce2">
            <text:p>5867</text:p>
          </table:table-cell>
          <table:table-cell office:value-type="string" table:style-name="ce9">
            <text:p>MARIA ANTONIA BRITO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60:.T4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471" table:style-name="ce2">
            <text:p>6471</text:p>
          </table:table-cell>
          <table:table-cell office:value-type="string" table:style-name="ce9">
            <text:p>MARIA AUGUSTA FIGUEIREDO MUBARAC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368.91" table:formula="of:=SUM([.B461:.T461])" table:style-name="ce10">
            <text:p><text:s/>13.368,91<text:s/></text:p>
          </table:table-cell>
          <table:table-cell table:number-columns-repeated="16363"/>
        </table:table-row>
        <table:table-row table:style-name="ro5">
          <table:table-cell office:value-type="float" office:value="22591" table:style-name="ce2">
            <text:p>22591</text:p>
          </table:table-cell>
          <table:table-cell office:value-type="string" table:style-name="ce9">
            <text:p>MARIA AUGUSTA SARAH LIN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62:.T4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781" table:style-name="ce2">
            <text:p>21781</text:p>
          </table:table-cell>
          <table:table-cell office:value-type="string" table:style-name="ce9">
            <text:p>MARIA CELENICE GOM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63:.T4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661" table:style-name="ce2">
            <text:p>10661</text:p>
          </table:table-cell>
          <table:table-cell office:value-type="string" table:style-name="ce9">
            <text:p>MARIA DA GLORIA GALVAO NOBRE DANTA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368.91" table:formula="of:=SUM([.B464:.T464])" table:style-name="ce10">
            <text:p><text:s/>13.368,91<text:s/></text:p>
          </table:table-cell>
          <table:table-cell table:number-columns-repeated="16363"/>
        </table:table-row>
        <table:table-row table:style-name="ro5">
          <table:table-cell office:value-type="float" office:value="3371" table:style-name="ce2">
            <text:p>3371</text:p>
          </table:table-cell>
          <table:table-cell office:value-type="string" table:style-name="ce9">
            <text:p>MARIA DA GLORIA LEAL COST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65:.T465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7481" table:style-name="ce2">
            <text:p>47481</text:p>
          </table:table-cell>
          <table:table-cell office:value-type="string" table:style-name="ce9">
            <text:p>MARIA DARCILENE GOMES DO VAL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66:.T4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71" table:style-name="ce2">
            <text:p>4771</text:p>
          </table:table-cell>
          <table:table-cell office:value-type="string" table:style-name="ce9">
            <text:p>MARIA DAS GRACAS MELO CORCIN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67:.T467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6991" table:style-name="ce2">
            <text:p>56991</text:p>
          </table:table-cell>
          <table:table-cell office:value-type="string" table:style-name="ce9">
            <text:p>MARIA DE JESUS FERNANDES P DOMING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68:.T4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522" table:style-name="ce2">
            <text:p>39522</text:p>
          </table:table-cell>
          <table:table-cell office:value-type="string" table:style-name="ce9">
            <text:p>MARIA DE NAZARE GADELHA FERREIRA FERNAN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69:.T4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11" table:style-name="ce2">
            <text:p>1911</text:p>
          </table:table-cell>
          <table:table-cell office:value-type="string" table:style-name="ce9">
            <text:p>MARIA DO PERPETUO SOCORRO D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70:.T4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2" table:style-name="ce2">
            <text:p>5072</text:p>
          </table:table-cell>
          <table:table-cell office:value-type="string" table:style-name="ce9">
            <text:p>MARIA DO SOCORRO VIEIRA L DE QUEIROZ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71:.T4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282" table:style-name="ce2">
            <text:p>43282</text:p>
          </table:table-cell>
          <table:table-cell office:value-type="string" table:style-name="ce9">
            <text:p>MARIA DULCE LEIA MACEDO DE PAUL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72:.T4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41" table:style-name="ce2">
            <text:p>43841</text:p>
          </table:table-cell>
          <table:table-cell office:value-type="string" table:style-name="ce9">
            <text:p>MARIA FATIMA RIBEIRO TEIX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 DO CONTROLE EXTERNO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473:.T47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6521" table:style-name="ce2">
            <text:p>46521</text:p>
          </table:table-cell>
          <table:table-cell office:value-type="string" table:style-name="ce9">
            <text:p>MARIA FERREIRA VI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74:.T4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751" table:style-name="ce2">
            <text:p>1751</text:p>
          </table:table-cell>
          <table:table-cell office:value-type="string" table:style-name="ce9">
            <text:p>MARIA HELENA PEDROZA DE CARVALH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75:.T4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301" table:style-name="ce2">
            <text:p>51301</text:p>
          </table:table-cell>
          <table:table-cell office:value-type="string" table:style-name="ce9">
            <text:p>MARIA HELINETINA OLIVEIRA DO NASCIMENT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76:.T4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741" table:style-name="ce2">
            <text:p>57741</text:p>
          </table:table-cell>
          <table:table-cell office:value-type="string" table:style-name="ce9">
            <text:p>MARIA ISABEL VIDAL DE CAST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77:.T4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791" table:style-name="ce2">
            <text:p>46791</text:p>
          </table:table-cell>
          <table:table-cell office:value-type="string" table:style-name="ce9">
            <text:p>MARIA JOSE CARVALHO DE PAUL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478:.T478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6201" table:style-name="ce2">
            <text:p>6201</text:p>
          </table:table-cell>
          <table:table-cell office:value-type="string" table:style-name="ce9">
            <text:p>MARIA JOSE CORREIA LIM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20000" table:style-name="ce6">
            <text:p>20000</text:p>
          </table:table-cell>
          <table:table-cell table:number-columns-repeated="3" table:style-name="ce6"/>
          <table:table-cell office:value-type="float" office:value="23368.91" table:formula="of:=SUM([.B479:.T479])" table:style-name="ce10">
            <text:p><text:s/>23.368,91<text:s/></text:p>
          </table:table-cell>
          <table:table-cell table:number-columns-repeated="16363"/>
        </table:table-row>
        <table:table-row table:style-name="ro5">
          <table:table-cell office:value-type="float" office:value="4851" table:style-name="ce2">
            <text:p>4851</text:p>
          </table:table-cell>
          <table:table-cell office:value-type="string" table:style-name="ce9">
            <text:p>MARIA JOSE FERNAND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2" table:style-name="ce6"/>
          <table:table-cell office:value-type="float" office:value="3000" table:style-name="ce6">
            <text:p>3000</text:p>
          </table:table-cell>
          <table:table-cell table:number-columns-repeated="8" table:style-name="ce6"/>
          <table:table-cell office:value-type="float" office:value="3200" table:formula="of:=SUM([.B480:.T480])" table:style-name="ce10">
            <text:p><text:s/>3.200,00<text:s/></text:p>
          </table:table-cell>
          <table:table-cell table:number-columns-repeated="16363"/>
        </table:table-row>
        <table:table-row table:style-name="ro5">
          <table:table-cell office:value-type="float" office:value="47793" table:style-name="ce2">
            <text:p>47793</text:p>
          </table:table-cell>
          <table:table-cell office:value-type="string" table:style-name="ce9">
            <text:p>MARIA MADALENA BARBOSA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81:.T4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451" table:style-name="ce2">
            <text:p>3451</text:p>
          </table:table-cell>
          <table:table-cell office:value-type="string" table:style-name="ce9">
            <text:p>MARIA MADALENA COELHO DE ARAUJ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82:.T482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821" table:style-name="ce2">
            <text:p>5821</text:p>
          </table:table-cell>
          <table:table-cell office:value-type="string" table:style-name="ce9">
            <text:p>MARIA MARQUIZETE FERNANDE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83:.T483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1561" table:style-name="ce2">
            <text:p>51561</text:p>
          </table:table-cell>
          <table:table-cell office:value-type="string" table:style-name="ce9">
            <text:p>MARIA MIRIAM GOMES DE MORA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484:.T484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9061" table:style-name="ce2">
            <text:p>9061</text:p>
          </table:table-cell>
          <table:table-cell office:value-type="string" table:style-name="ce9">
            <text:p>MARIA ZENEIDE LOP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85:.T4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971" table:style-name="ce2">
            <text:p>36971</text:p>
          </table:table-cell>
          <table:table-cell office:value-type="string" table:style-name="ce9">
            <text:p>MARIANO JEORGE DE SOUSA MEL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486:.T48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6391" table:style-name="ce2">
            <text:p>6391</text:p>
          </table:table-cell>
          <table:table-cell office:value-type="string" table:style-name="ce9">
            <text:p>MARILDES DO COUTO PIN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487:.T487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920" table:style-name="ce2">
            <text:p>5920</text:p>
          </table:table-cell>
          <table:table-cell office:value-type="string" table:style-name="ce9">
            <text:p>MARINA ARAUJO DE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88:.T4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411" table:style-name="ce2">
            <text:p>47411</text:p>
          </table:table-cell>
          <table:table-cell office:value-type="string" table:style-name="ce9">
            <text:p>MARINA DA CUNHA FERREIR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89:.T4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41" table:style-name="ce2">
            <text:p>50741</text:p>
          </table:table-cell>
          <table:table-cell office:value-type="string" table:style-name="ce9">
            <text:p>MARINA DE MELO ARRU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0:.T4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471" table:style-name="ce2">
            <text:p>32471</text:p>
          </table:table-cell>
          <table:table-cell office:value-type="string" table:style-name="ce9">
            <text:p>MARINHO DA COSTA GALLO JUNIOR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1:.T4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7121" table:style-name="ce2">
            <text:p>27121</text:p>
          </table:table-cell>
          <table:table-cell office:value-type="string" table:style-name="ce9">
            <text:p>MARIO JORGE NUNES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2:.T4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1631" table:style-name="ce2">
            <text:p>11631</text:p>
          </table:table-cell>
          <table:table-cell office:value-type="string" table:style-name="ce9">
            <text:p>MARISETE DE CASSIA LIGEIRO MOR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MAC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3:.T4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481" table:style-name="ce2">
            <text:p>44481</text:p>
          </table:table-cell>
          <table:table-cell office:value-type="string" table:style-name="ce9">
            <text:p>MARLENE DE SOUZA MONT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4:.T4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8" table:style-name="ce2">
            <text:p>5968</text:p>
          </table:table-cell>
          <table:table-cell office:value-type="string" table:style-name="ce9">
            <text:p>MARLIZAN DA COSTA MENDONC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5:.T4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352" table:style-name="ce2">
            <text:p>41352</text:p>
          </table:table-cell>
          <table:table-cell office:value-type="string" table:style-name="ce9">
            <text:p>MAUREA AUGUSTA SILVA DO NASCIMEN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6:.T4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772" table:style-name="ce2">
            <text:p>38772</text:p>
          </table:table-cell>
          <table:table-cell office:value-type="string" table:style-name="ce9">
            <text:p>MAURO DI LISSANDRO CARDOSO MODES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7:.T4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822" table:style-name="ce2">
            <text:p>51822</text:p>
          </table:table-cell>
          <table:table-cell office:value-type="string" table:style-name="ce9">
            <text:p>MAURO SILVIO MOUR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8:.T4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23" table:style-name="ce2">
            <text:p>5923</text:p>
          </table:table-cell>
          <table:table-cell office:value-type="string" table:style-name="ce9">
            <text:p>MAYARA BARBOSA BRASIL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499:.T4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11" table:style-name="ce2">
            <text:p>50811</text:p>
          </table:table-cell>
          <table:table-cell office:value-type="string" table:style-name="ce9">
            <text:p>MAYARA MAGALHA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0:.T5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102" table:style-name="ce2">
            <text:p>46102</text:p>
          </table:table-cell>
          <table:table-cell office:value-type="string" table:style-name="ce9">
            <text:p>MAYARA MUNIZ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1:.T5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091" table:style-name="ce2">
            <text:p>56091</text:p>
          </table:table-cell>
          <table:table-cell office:value-type="string" table:style-name="ce9">
            <text:p>MAYKO ANDERSON DA SILVA LIM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2:.T5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371" table:style-name="ce2">
            <text:p>43371</text:p>
          </table:table-cell>
          <table:table-cell office:value-type="string" table:style-name="ce9">
            <text:p>MAYRA ANNE MORAES PEREIRA BARBOSA LEITE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3:.T50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561" table:style-name="ce2">
            <text:p>50561</text:p>
          </table:table-cell>
          <table:table-cell office:value-type="string" table:style-name="ce9">
            <text:p>MAYRA DE SOUZA GALDIN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4:.T5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681" table:style-name="ce2">
            <text:p>13681</text:p>
          </table:table-cell>
          <table:table-cell office:value-type="string" table:style-name="ce9">
            <text:p>MERI CRISTINA AMARAL GONCALV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MEIO AMBIENTE BAIXO ACR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19942.02" table:formula="of:=SUM([.B505:.T505])" table:style-name="ce10">
            <text:p><text:s/>19.942,02<text:s/></text:p>
          </table:table-cell>
          <table:table-cell table:number-columns-repeated="16363"/>
        </table:table-row>
        <table:table-row table:style-name="ro5">
          <table:table-cell office:value-type="float" office:value="5983" table:style-name="ce2">
            <text:p>5983</text:p>
          </table:table-cell>
          <table:table-cell office:value-type="string" table:style-name="ce9">
            <text:p>MILENA DE OLIVEIR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6:.T5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73" table:style-name="ce2">
            <text:p>5973</text:p>
          </table:table-cell>
          <table:table-cell office:value-type="string" table:style-name="ce9">
            <text:p>MILENA MEDEIROS PALMEIRA RAFAEL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7:.T5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03" table:style-name="ce2">
            <text:p>6003</text:p>
          </table:table-cell>
          <table:table-cell office:value-type="string" table:style-name="ce9">
            <text:p>MILQUILENE SOUZA DOS REI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8:.T5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161" table:style-name="ce2">
            <text:p>22161</text:p>
          </table:table-cell>
          <table:table-cell office:value-type="string" table:style-name="ce9">
            <text:p>MIQUEIAS IBERNON DA SILVA BRAG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09:.T5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851" table:style-name="ce2">
            <text:p>53851</text:p>
          </table:table-cell>
          <table:table-cell office:value-type="string" table:style-name="ce9">
            <text:p>MIRLA ROSE DA COSTA MESQUI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0:.T5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11" table:style-name="ce2">
            <text:p>2211</text:p>
          </table:table-cell>
          <table:table-cell office:value-type="string" table:style-name="ce9">
            <text:p>MIRTES DA SILV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1:.T5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031" table:style-name="ce2">
            <text:p>55031</text:p>
          </table:table-cell>
          <table:table-cell office:value-type="string" table:style-name="ce9">
            <text:p>MISAEL DE LIM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2:.T5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731" table:style-name="ce2">
            <text:p>57731</text:p>
          </table:table-cell>
          <table:table-cell office:value-type="string" table:style-name="ce9">
            <text:p>MISCHELY DA SILVA GOM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3:.T5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291" table:style-name="ce2">
            <text:p>55291</text:p>
          </table:table-cell>
          <table:table-cell office:value-type="string" table:style-name="ce9">
            <text:p>MOACIR CUNHA DOS SANTO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4:.T5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6401" table:style-name="ce2">
            <text:p>26401</text:p>
          </table:table-cell>
          <table:table-cell office:value-type="string" table:style-name="ce9">
            <text:p>MOISES FERREIRA ALENCASTRO E SOUZ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5:.T5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20" table:style-name="ce2">
            <text:p>58220</text:p>
          </table:table-cell>
          <table:table-cell office:value-type="string" table:style-name="ce9">
            <text:p>MONICA CARVALHO FABRIN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6:.T5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6" table:style-name="ce2">
            <text:p>5816</text:p>
          </table:table-cell>
          <table:table-cell office:value-type="string" table:style-name="ce9">
            <text:p>MONIQUE PEREIRA VOLFF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7:.T5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311" table:style-name="ce2">
            <text:p>42311</text:p>
          </table:table-cell>
          <table:table-cell office:value-type="string" table:style-name="ce9">
            <text:p>MYRLA CRISTINA MAIA ARANH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18:.T5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781" table:style-name="ce2">
            <text:p>16781</text:p>
          </table:table-cell>
          <table:table-cell office:value-type="string" table:style-name="ce9">
            <text:p>MYRNA TEIXEIRA MENDO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ESA DO PATRIMONI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519:.T519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1321" table:style-name="ce2">
            <text:p>1321</text:p>
          </table:table-cell>
          <table:table-cell office:value-type="string" table:style-name="ce9">
            <text:p>NADJA MARIA DA SILV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520:.T520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9332" table:style-name="ce2">
            <text:p>49332</text:p>
          </table:table-cell>
          <table:table-cell office:value-type="string" table:style-name="ce9">
            <text:p>NANSE WILLY LIMA DA SILVA FRAN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1:.T5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18" table:style-name="ce2">
            <text:p>58218</text:p>
          </table:table-cell>
          <table:table-cell office:value-type="string" table:style-name="ce9">
            <text:p>NATALIA ADATIVA FERREIRA QUEIROZ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2:.T5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141" table:style-name="ce2">
            <text:p>50141</text:p>
          </table:table-cell>
          <table:table-cell office:value-type="string" table:style-name="ce9">
            <text:p>NATALIA DANIELLE DE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3:.T5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831" table:style-name="ce2">
            <text:p>55831</text:p>
          </table:table-cell>
          <table:table-cell office:value-type="string" table:style-name="ce9">
            <text:p>NATALIA MAECAWA TOMI OSH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4:.T5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611" table:style-name="ce2">
            <text:p>51611</text:p>
          </table:table-cell>
          <table:table-cell office:value-type="string" table:style-name="ce9">
            <text:p>NATALIENE CARNEIRO DE SOUZA GOM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5:.T5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14" table:style-name="ce2">
            <text:p>58214</text:p>
          </table:table-cell>
          <table:table-cell office:value-type="string" table:style-name="ce9">
            <text:p>NATANAEL PIMENTEL ASSUNCA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6:.T5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81" table:style-name="ce2">
            <text:p>49681</text:p>
          </table:table-cell>
          <table:table-cell office:value-type="string" table:style-name="ce9">
            <text:p>NATASHA DA CUNHA RAM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7:.T5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41" table:style-name="ce2">
            <text:p>49941</text:p>
          </table:table-cell>
          <table:table-cell office:value-type="string" table:style-name="ce9">
            <text:p>NATHALIA ANDRADE DA SILV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8:.T5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38" table:style-name="ce2">
            <text:p>5938</text:p>
          </table:table-cell>
          <table:table-cell office:value-type="string" table:style-name="ce9">
            <text:p>NAYARA SOARES LIMA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29:.T5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2" table:style-name="ce2">
            <text:p>5942</text:p>
          </table:table-cell>
          <table:table-cell office:value-type="string" table:style-name="ce9">
            <text:p>NEIVA ARAUJO LUST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30:.T5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511" table:style-name="ce2">
            <text:p>21511</text:p>
          </table:table-cell>
          <table:table-cell office:value-type="string" table:style-name="ce9">
            <text:p>NELIO ARAUJO DA SILV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31:.T5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761" table:style-name="ce2">
            <text:p>38761</text:p>
          </table:table-cell>
          <table:table-cell office:value-type="string" table:style-name="ce9">
            <text:p>NELMA ARAUJO MELO DE SIQU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532:.T53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5071" table:style-name="ce2">
            <text:p>55071</text:p>
          </table:table-cell>
          <table:table-cell office:value-type="string" table:style-name="ce9">
            <text:p>NEUTON LAMEGO MOREIR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33:.T5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612" table:style-name="ce2">
            <text:p>42612</text:p>
          </table:table-cell>
          <table:table-cell office:value-type="string" table:style-name="ce9">
            <text:p>NICOLLE DAMASCENO CRAV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34:.T5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261" table:style-name="ce2">
            <text:p>42261</text:p>
          </table:table-cell>
          <table:table-cell office:value-type="string" table:style-name="ce9">
            <text:p>NILCIANE DE SENA ARAUJO</text:p>
          </table:table-cell>
          <table:table-cell office:value-type="string" table:style-name="ce9">
            <text:p>CHEFE DE GABINETE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35:.T5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1" table:style-name="ce2">
            <text:p>601</text:p>
          </table:table-cell>
          <table:table-cell office:value-type="string" table:style-name="ce9">
            <text:p>NILO FIGUEIREDO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536:.T536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21191" table:style-name="ce2">
            <text:p>21191</text:p>
          </table:table-cell>
          <table:table-cell office:value-type="string" table:style-name="ce9">
            <text:p>NILZA DE MATOS ISAIAS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37:.T5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431" table:style-name="ce2">
            <text:p>21431</text:p>
          </table:table-cell>
          <table:table-cell office:value-type="string" table:style-name="ce9">
            <text:p>OCICLEI DE LIMA MAMED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38:.T5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731" table:style-name="ce2">
            <text:p>54731</text:p>
          </table:table-cell>
          <table:table-cell office:value-type="string" table:style-name="ce9">
            <text:p>OCIMAR DA SILVA SAL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9" table:style-name="ce6"/>
          <table:table-cell office:value-type="float" office:value="10195.39" table:formula="of:=SUM([.B539:.T539])" table:style-name="ce10">
            <text:p><text:s/>10.195,39<text:s/></text:p>
          </table:table-cell>
          <table:table-cell table:number-columns-repeated="16363"/>
        </table:table-row>
        <table:table-row table:style-name="ro5">
          <table:table-cell office:value-type="float" office:value="52201" table:style-name="ce2">
            <text:p>52201</text:p>
          </table:table-cell>
          <table:table-cell office:value-type="string" table:style-name="ce9">
            <text:p>OLAVO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0:.T5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09" table:style-name="ce2">
            <text:p>6009</text:p>
          </table:table-cell>
          <table:table-cell office:value-type="string" table:style-name="ce9">
            <text:p>ORIONE DOS SANTOS DAMASCEN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1:.T5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3" table:style-name="ce2">
            <text:p>5793</text:p>
          </table:table-cell>
          <table:table-cell office:value-type="string" table:style-name="ce9">
            <text:p>ORLANDO ROCHA DA CONCEI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2:.T5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891" table:style-name="ce2">
            <text:p>54891</text:p>
          </table:table-cell>
          <table:table-cell office:value-type="string" table:style-name="ce9">
            <text:p>ORLANDO RODRIGUES BATI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3:.T5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151" table:style-name="ce2">
            <text:p>31151</text:p>
          </table:table-cell>
          <table:table-cell office:value-type="string" table:style-name="ce9">
            <text:p>OROZINO VILAS BOAS BENEVID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4:.T5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3301" table:style-name="ce2">
            <text:p>23301</text:p>
          </table:table-cell>
          <table:table-cell office:value-type="string" table:style-name="ce9">
            <text:p>OSMILDE SOUZ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65.180000000000007" table:style-name="ce6">
            <text:p>65,18</text:p>
          </table:table-cell>
          <table:table-cell table:number-columns-repeated="7" table:style-name="ce6"/>
          <table:table-cell office:value-type="float" office:value="865.18000000000006" table:formula="of:=SUM([.B545:.T545])" table:style-name="ce10">
            <text:p><text:s/>865,18<text:s/></text:p>
          </table:table-cell>
          <table:table-cell table:number-columns-repeated="16363"/>
        </table:table-row>
        <table:table-row table:style-name="ro5">
          <table:table-cell office:value-type="float" office:value="11041" table:style-name="ce2">
            <text:p>11041</text:p>
          </table:table-cell>
          <table:table-cell office:value-type="string" table:style-name="ce9">
            <text:p>OSWALDO D ALBUQUERQUE LIMA NE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4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546:.T546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7992" table:style-name="ce2">
            <text:p>47992</text:p>
          </table:table-cell>
          <table:table-cell office:value-type="string" table:style-name="ce9">
            <text:p>OTILIA MARINHO DE AMORIM NE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7:.T5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142" table:style-name="ce2">
            <text:p>44142</text:p>
          </table:table-cell>
          <table:table-cell office:value-type="string" table:style-name="ce9">
            <text:p>PATRICIA ALVAREZ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IREITOS HUMANOS E CIDADAN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8:.T5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671" table:style-name="ce2">
            <text:p>50671</text:p>
          </table:table-cell>
          <table:table-cell office:value-type="string" table:style-name="ce9">
            <text:p>PATRICIA DA SILVA ANDRAD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49:.T5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601" table:style-name="ce2">
            <text:p>56601</text:p>
          </table:table-cell>
          <table:table-cell office:value-type="string" table:style-name="ce9">
            <text:p>PATRICIA DA SILVA DAS NEV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50:.T5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551" table:style-name="ce2">
            <text:p>6551</text:p>
          </table:table-cell>
          <table:table-cell office:value-type="string" table:style-name="ce9">
            <text:p>PATRICIA DE AMORIM REG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551:.T551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6332" table:style-name="ce2">
            <text:p>46332</text:p>
          </table:table-cell>
          <table:table-cell office:value-type="string" table:style-name="ce9">
            <text:p>PATRICIA DE SOUZA CASTE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52:.T5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51" table:style-name="ce2">
            <text:p>43851</text:p>
          </table:table-cell>
          <table:table-cell office:value-type="string" table:style-name="ce9">
            <text:p>PATRICIA PAULA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553:.T55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19531" table:style-name="ce2">
            <text:p>19531</text:p>
          </table:table-cell>
          <table:table-cell office:value-type="string" table:style-name="ce9">
            <text:p>PATRICK DE FREITA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DEPTO DE INOVACAO TECNOLO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54:.T5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11" table:style-name="ce2">
            <text:p>57811</text:p>
          </table:table-cell>
          <table:table-cell office:value-type="string" table:style-name="ce9">
            <text:p>PAULIANE MEZABARBA SANCH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555:.T555])" table:style-name="ce10">
            <text:p><text:s/>7.853,99<text:s/></text:p>
          </table:table-cell>
          <table:table-cell table:number-columns-repeated="16363"/>
        </table:table-row>
        <table:table-row table:style-name="ro5">
          <table:table-cell office:value-type="float" office:value="29921" table:style-name="ce2">
            <text:p>29921</text:p>
          </table:table-cell>
          <table:table-cell office:value-type="string" table:style-name="ce9">
            <text:p>PAULO CESAR DE ABREU MEL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56:.T5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11" table:style-name="ce2">
            <text:p>49911</text:p>
          </table:table-cell>
          <table:table-cell office:value-type="string" table:style-name="ce9">
            <text:p>PAULO HENRIQU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57:.T5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8301" table:style-name="ce2">
            <text:p>18301</text:p>
          </table:table-cell>
          <table:table-cell office:value-type="string" table:style-name="ce9">
            <text:p>PAULO LOBO DOS SANT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DE ESTADO DE FAZEN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58:.T5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31" table:style-name="ce2">
            <text:p>50431</text:p>
          </table:table-cell>
          <table:table-cell office:value-type="string" table:style-name="ce9">
            <text:p>PAULO ROBERTO MONCKS GARCI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59:.T5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331" table:style-name="ce2">
            <text:p>29331</text:p>
          </table:table-cell>
          <table:table-cell office:value-type="string" table:style-name="ce9">
            <text:p>PAULO ROBERTO SIMAO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0:.T5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432" table:style-name="ce2">
            <text:p>53432</text:p>
          </table:table-cell>
          <table:table-cell office:value-type="string" table:style-name="ce9">
            <text:p>PEDRO NERY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1:.T5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881" table:style-name="ce2">
            <text:p>19881</text:p>
          </table:table-cell>
          <table:table-cell office:value-type="string" table:style-name="ce9">
            <text:p>PEGGY CLEMEN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2:.T5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751" table:style-name="ce2">
            <text:p>22751</text:p>
          </table:table-cell>
          <table:table-cell office:value-type="string" table:style-name="ce9">
            <text:p>PLINIO FABRICIO RIBEIRO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3:.T5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5" table:style-name="ce2">
            <text:p>5915</text:p>
          </table:table-cell>
          <table:table-cell office:value-type="string" table:style-name="ce9">
            <text:p>POLIANA DE REZENDE SIL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4:.T5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4" table:style-name="ce2">
            <text:p>5954</text:p>
          </table:table-cell>
          <table:table-cell office:value-type="string" table:style-name="ce9">
            <text:p>POLLYANA DE MELO MACIEL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5:.T56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941" table:style-name="ce2">
            <text:p>44941</text:p>
          </table:table-cell>
          <table:table-cell office:value-type="string" table:style-name="ce9">
            <text:p>PRISCILA MESQUITA DE CASTRO BEZER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6:.T5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341" table:style-name="ce2">
            <text:p>54341</text:p>
          </table:table-cell>
          <table:table-cell office:value-type="string" table:style-name="ce9">
            <text:p>RACHEL PESSOA CARDOSO MAI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7:.T5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3" table:style-name="ce2">
            <text:p>5963</text:p>
          </table:table-cell>
          <table:table-cell office:value-type="string" table:style-name="ce9">
            <text:p>RAFAEL CHALUB BANDEIRA BEZER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8:.T5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112" table:style-name="ce2">
            <text:p>49112</text:p>
          </table:table-cell>
          <table:table-cell office:value-type="string" table:style-name="ce9">
            <text:p>RAFAEL DANTAS PADR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69:.T5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7" table:style-name="ce2">
            <text:p>5807</text:p>
          </table:table-cell>
          <table:table-cell office:value-type="string" table:style-name="ce9">
            <text:p>RAFAEL HERMIZIO DE SOUZA RE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70:.T5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762" table:style-name="ce2">
            <text:p>49762</text:p>
          </table:table-cell>
          <table:table-cell office:value-type="string" table:style-name="ce9">
            <text:p>RAFAEL MACIEL DA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UMULATIVA DE FEIJ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571:.T571])" table:style-name="ce10">
            <text:p><text:s/>8.510,93<text:s/></text:p>
          </table:table-cell>
          <table:table-cell table:number-columns-repeated="16363"/>
        </table:table-row>
        <table:table-row table:style-name="ro5">
          <table:table-cell office:value-type="float" office:value="5809" table:style-name="ce2">
            <text:p>5809</text:p>
          </table:table-cell>
          <table:table-cell office:value-type="string" table:style-name="ce9">
            <text:p>RAFAEL SILVA VALE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72:.T5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4" table:style-name="ce2">
            <text:p>5804</text:p>
          </table:table-cell>
          <table:table-cell office:value-type="string" table:style-name="ce9">
            <text:p>RAFAELA MACIEL FERREIRA MEDICI AGUIAR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73:.T5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541" table:style-name="ce2">
            <text:p>57541</text:p>
          </table:table-cell>
          <table:table-cell office:value-type="string" table:style-name="ce9">
            <text:p>RAFAELE JUSTINO DE MOU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0 PROMOTORIA DE JUSTICA CRIMINAL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74:.T5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001" table:style-name="ce2">
            <text:p>57001</text:p>
          </table:table-cell>
          <table:table-cell office:value-type="string" table:style-name="ce9">
            <text:p>RAFAIELLY DE SOUZA FELISBER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75:.T5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892" table:style-name="ce2">
            <text:p>42892</text:p>
          </table:table-cell>
          <table:table-cell office:value-type="string" table:style-name="ce9">
            <text:p>RAIMUNDO DOS SANTOS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76:.T5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551" table:style-name="ce2">
            <text:p>51551</text:p>
          </table:table-cell>
          <table:table-cell office:value-type="string" table:style-name="ce9">
            <text:p>RAIMUNDO MENDE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6" table:style-name="ce6"/>
          <table:table-cell office:value-type="float" office:value="1111.5" table:style-name="ce6">
            <text:p>1111,5</text:p>
          </table:table-cell>
          <table:table-cell table:number-columns-repeated="6" table:style-name="ce6"/>
          <table:table-cell office:value-type="float" office:value="1911.5" table:formula="of:=SUM([.B577:.T577])" table:style-name="ce10">
            <text:p><text:s/>1.911,50<text:s/></text:p>
          </table:table-cell>
          <table:table-cell table:number-columns-repeated="16363"/>
        </table:table-row>
        <table:table-row table:style-name="ro5">
          <table:table-cell office:value-type="float" office:value="8251" table:style-name="ce2">
            <text:p>8251</text:p>
          </table:table-cell>
          <table:table-cell office:value-type="string" table:style-name="ce9">
            <text:p>RAIMUNDO NASCIMENTO DE CARVA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578:.T578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971" table:style-name="ce2">
            <text:p>5971</text:p>
          </table:table-cell>
          <table:table-cell office:value-type="string" table:style-name="ce9">
            <text:p>RAIMUNDO NONATO BARBOS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79:.T5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081" table:style-name="ce2">
            <text:p>53081</text:p>
          </table:table-cell>
          <table:table-cell office:value-type="string" table:style-name="ce9">
            <text:p>RAIMUNDO NONATO SILV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0:.T5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91" table:style-name="ce2">
            <text:p>4691</text:p>
          </table:table-cell>
          <table:table-cell office:value-type="string" table:style-name="ce9">
            <text:p>RAIMUNDO PAULO ELIAS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3000" table:style-name="ce6">
            <text:p>3000</text:p>
          </table:table-cell>
          <table:table-cell table:number-columns-repeated="8" table:style-name="ce6"/>
          <table:table-cell office:value-type="float" office:value="3800" table:formula="of:=SUM([.B581:.T581])" table:style-name="ce10">
            <text:p><text:s/>3.800,00<text:s/></text:p>
          </table:table-cell>
          <table:table-cell table:number-columns-repeated="16363"/>
        </table:table-row>
        <table:table-row table:style-name="ro5">
          <table:table-cell office:value-type="float" office:value="30001" table:style-name="ce2">
            <text:p>30001</text:p>
          </table:table-cell>
          <table:table-cell office:value-type="string" table:style-name="ce9">
            <text:p>RAISSA MAIA ARA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2:.T5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16" table:style-name="ce2">
            <text:p>58216</text:p>
          </table:table-cell>
          <table:table-cell office:value-type="string" table:style-name="ce9">
            <text:p>RALISSA GANUM DA CUNH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3:.T5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91" table:style-name="ce2">
            <text:p>50791</text:p>
          </table:table-cell>
          <table:table-cell office:value-type="string" table:style-name="ce9">
            <text:p>RAQUEL ADRIANNE REZEND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4:.T5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161" table:style-name="ce2">
            <text:p>54161</text:p>
          </table:table-cell>
          <table:table-cell office:value-type="string" table:style-name="ce9">
            <text:p>RAQUEL HANAN DE ALBUQUERQU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5:.T5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57" table:style-name="ce2">
            <text:p>5857</text:p>
          </table:table-cell>
          <table:table-cell office:value-type="string" table:style-name="ce9">
            <text:p>RAUL LUIZ DE SOUZA LUZ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6:.T5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601" table:style-name="ce2">
            <text:p>46601</text:p>
          </table:table-cell>
          <table:table-cell office:value-type="string" table:style-name="ce9">
            <text:p>RAYANE ARAUJO DE MACED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7:.T5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25" table:style-name="ce2">
            <text:p>5925</text:p>
          </table:table-cell>
          <table:table-cell office:value-type="string" table:style-name="ce9">
            <text:p>REGINALDO DANTAS CAMPIN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8:.T5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5692" table:style-name="ce2">
            <text:p>25692</text:p>
          </table:table-cell>
          <table:table-cell office:value-type="string" table:style-name="ce9">
            <text:p>REGINALDO LUIS PEREIRA PRATES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89:.T5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931" table:style-name="ce2">
            <text:p>48931</text:p>
          </table:table-cell>
          <table:table-cell office:value-type="string" table:style-name="ce9">
            <text:p>REJANE MARIA ALEXANDRE LUCEN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90:.T5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401" table:style-name="ce2">
            <text:p>1401</text:p>
          </table:table-cell>
          <table:table-cell office:value-type="string" table:style-name="ce9">
            <text:p>RIBAMAR DE JESUS NUNES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91:.T5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921" table:style-name="ce2">
            <text:p>13921</text:p>
          </table:table-cell>
          <table:table-cell office:value-type="string" table:style-name="ce9">
            <text:p>RICARDO COELHO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JUST ESP DE DEF DA EDUCACA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5" table:style-name="ce6"/>
          <table:table-cell office:value-type="float" office:value="10248.89" table:style-name="ce6">
            <text:p>10248,89</text:p>
          </table:table-cell>
          <table:table-cell table:number-columns-repeated="3" table:style-name="ce6"/>
          <table:table-cell office:value-type="float" office:value="20444.28" table:formula="of:=SUM([.B592:.T592])" table:style-name="ce10">
            <text:p><text:s/>20.444,28<text:s/></text:p>
          </table:table-cell>
          <table:table-cell table:number-columns-repeated="16363"/>
        </table:table-row>
        <table:table-row table:style-name="ro5">
          <table:table-cell office:value-type="float" office:value="48122" table:style-name="ce2">
            <text:p>48122</text:p>
          </table:table-cell>
          <table:table-cell office:value-type="string" table:style-name="ce9">
            <text:p>RICARDO EMERSON JARDIM RODRIGU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93:.T5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31" table:style-name="ce2">
            <text:p>2131</text:p>
          </table:table-cell>
          <table:table-cell office:value-type="string" table:style-name="ce9">
            <text:p>RISOLEIDE MARTIN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94:.T5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21" table:style-name="ce2">
            <text:p>58221</text:p>
          </table:table-cell>
          <table:table-cell office:value-type="string" table:style-name="ce9">
            <text:p>RITA DE CASSIA ABRANTES MEND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463.64" table:style-name="ce6">
            <text:p>463,64</text:p>
          </table:table-cell>
          <table:table-cell office:value-type="float" office:value="153.33000000000001" table:style-name="ce6">
            <text:p>153,33</text:p>
          </table:table-cell>
          <table:table-cell table:number-columns-repeated="13" table:style-name="ce6"/>
          <table:table-cell office:value-type="float" office:value="616.97" table:formula="of:=SUM([.B595:.T595])" table:style-name="ce10">
            <text:p><text:s/>616,97<text:s/></text:p>
          </table:table-cell>
          <table:table-cell table:number-columns-repeated="16363"/>
        </table:table-row>
        <table:table-row table:style-name="ro5">
          <table:table-cell office:value-type="float" office:value="45932" table:style-name="ce2">
            <text:p>45932</text:p>
          </table:table-cell>
          <table:table-cell office:value-type="string" table:style-name="ce9">
            <text:p>RITA DE CASSIA LOUREIRO C FERNAND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96:.T5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601" table:style-name="ce2">
            <text:p>7601</text:p>
          </table:table-cell>
          <table:table-cell office:value-type="string" table:style-name="ce9">
            <text:p>RITA DE CASSIA NOGUEIRA LIM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500" table:style-name="ce6">
            <text:p>1500</text:p>
          </table:table-cell>
          <table:table-cell table:number-columns-repeated="4" table:style-name="ce6"/>
          <table:table-cell office:value-type="float" office:value="6819.33" table:formula="of:=SUM([.B597:.T597])" table:style-name="ce10">
            <text:p><text:s/>6.819,33<text:s/></text:p>
          </table:table-cell>
          <table:table-cell table:number-columns-repeated="16363"/>
        </table:table-row>
        <table:table-row table:style-name="ro5">
          <table:table-cell office:value-type="float" office:value="21271" table:style-name="ce2">
            <text:p>21271</text:p>
          </table:table-cell>
          <table:table-cell office:value-type="string" table:style-name="ce9">
            <text:p>RITA DE SOUZA MACH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98:.T5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581" table:style-name="ce2">
            <text:p>46581</text:p>
          </table:table-cell>
          <table:table-cell office:value-type="string" table:style-name="ce9">
            <text:p>ROBERTA CRISTINA VALLE D ALBUQUERQUE LIM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599:.T5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69" table:style-name="ce2">
            <text:p>4469</text:p>
          </table:table-cell>
          <table:table-cell office:value-type="string" table:style-name="ce9">
            <text:p>ROBERTO DA SILVA GUEDE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00:.T6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41" table:style-name="ce2">
            <text:p>5741</text:p>
          </table:table-cell>
          <table:table-cell office:value-type="string" table:style-name="ce9">
            <text:p>ROBERTO OLIMPIO FELISBE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601:.T601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4241" table:style-name="ce2">
            <text:p>54241</text:p>
          </table:table-cell>
          <table:table-cell office:value-type="string" table:style-name="ce9">
            <text:p>ROBERTO ROMANHOL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02:.T6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6" table:style-name="ce2">
            <text:p>5946</text:p>
          </table:table-cell>
          <table:table-cell office:value-type="string" table:style-name="ce9">
            <text:p>ROBERTO ROMANHOL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03:.T60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741" table:style-name="ce2">
            <text:p>31741</text:p>
          </table:table-cell>
          <table:table-cell office:value-type="string" table:style-name="ce9">
            <text:p>ROBISON RIBEIRO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04:.T6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781" table:style-name="ce2">
            <text:p>45781</text:p>
          </table:table-cell>
          <table:table-cell office:value-type="string" table:style-name="ce9">
            <text:p>ROBSON BUSSONS DE OLIV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05:.T6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542" table:style-name="ce2">
            <text:p>41542</text:p>
          </table:table-cell>
          <table:table-cell office:value-type="string" table:style-name="ce9">
            <text:p>RODOLFO AUGUSTO COSTA DE ALBUQUERQUE</text:p>
          </table:table-cell>
          <table:table-cell office:value-type="string" table:style-name="ce9">
            <text:p>ASSESSOR MINISTERIAL DE COORDEN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06:.T6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381" table:style-name="ce2">
            <text:p>36381</text:p>
          </table:table-cell>
          <table:table-cell office:value-type="string" table:style-name="ce9">
            <text:p>RODRIGO CURTI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SECRETARIA GERAL DO MPAC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607:.T607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1221" table:style-name="ce2">
            <text:p>51221</text:p>
          </table:table-cell>
          <table:table-cell office:value-type="string" table:style-name="ce9">
            <text:p>RODRIGO DE OLIVEI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08:.T6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911" table:style-name="ce2">
            <text:p>43911</text:p>
          </table:table-cell>
          <table:table-cell office:value-type="string" table:style-name="ce9">
            <text:p>RODRIGO FONTOURA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UMULATIVA DE EPITACIOLAND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609:.T609])" table:style-name="ce10">
            <text:p><text:s/>8.510,93<text:s/></text:p>
          </table:table-cell>
          <table:table-cell table:number-columns-repeated="16363"/>
        </table:table-row>
        <table:table-row table:style-name="ro5">
          <table:table-cell office:value-type="float" office:value="48822" table:style-name="ce2">
            <text:p>48822</text:p>
          </table:table-cell>
          <table:table-cell office:value-type="string" table:style-name="ce9">
            <text:p>RODRIGO SOUZA AMORIM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0:.T6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281" table:style-name="ce2">
            <text:p>55281</text:p>
          </table:table-cell>
          <table:table-cell office:value-type="string" table:style-name="ce9">
            <text:p>ROGERIO LOPES PE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1:.T6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191" table:style-name="ce2">
            <text:p>37191</text:p>
          </table:table-cell>
          <table:table-cell office:value-type="string" table:style-name="ce9">
            <text:p>ROGERIO VOLTOLINI MUNO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612:.T61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6171" table:style-name="ce2">
            <text:p>46171</text:p>
          </table:table-cell>
          <table:table-cell office:value-type="string" table:style-name="ce9">
            <text:p>ROMARIO CELIO BARBOSA GONCALVES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3:.T6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781" table:style-name="ce2">
            <text:p>55781</text:p>
          </table:table-cell>
          <table:table-cell office:value-type="string" table:style-name="ce9">
            <text:p>ROMARIO GOMES PESSO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4:.T6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622" table:style-name="ce2">
            <text:p>53622</text:p>
          </table:table-cell>
          <table:table-cell office:value-type="string" table:style-name="ce9">
            <text:p>ROMARIO MARQ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5:.T6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431" table:style-name="ce2">
            <text:p>16431</text:p>
          </table:table-cell>
          <table:table-cell office:value-type="string" table:style-name="ce9">
            <text:p>ROMEU CORDEIRO BARBOS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4" table:style-name="ce6"/>
          <table:table-cell office:value-type="float" office:value="1691.07" table:style-name="ce6">
            <text:p>1691,07</text:p>
          </table:table-cell>
          <table:table-cell table:number-columns-repeated="4" table:style-name="ce6"/>
          <table:table-cell office:value-type="float" office:value="11886.46" table:formula="of:=SUM([.B616:.T616])" table:style-name="ce10">
            <text:p><text:s/>11.886,46<text:s/></text:p>
          </table:table-cell>
          <table:table-cell table:number-columns-repeated="16363"/>
        </table:table-row>
        <table:table-row table:style-name="ro5">
          <table:table-cell office:value-type="float" office:value="30501" table:style-name="ce2">
            <text:p>30501</text:p>
          </table:table-cell>
          <table:table-cell office:value-type="string" table:style-name="ce9">
            <text:p>RONNEY SILV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7:.T6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133" table:style-name="ce2">
            <text:p>39133</text:p>
          </table:table-cell>
          <table:table-cell office:value-type="string" table:style-name="ce9">
            <text:p>ROSA MARTINS FRANCA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8:.T6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591" table:style-name="ce2">
            <text:p>49591</text:p>
          </table:table-cell>
          <table:table-cell office:value-type="string" table:style-name="ce9">
            <text:p>ROSALINA MICHELLE PINHEIRO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19:.T6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611" table:style-name="ce2">
            <text:p>53611</text:p>
          </table:table-cell>
          <table:table-cell office:value-type="string" table:style-name="ce9">
            <text:p>ROSALVO GUIMARA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0:.T6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872" table:style-name="ce2">
            <text:p>46872</text:p>
          </table:table-cell>
          <table:table-cell office:value-type="string" table:style-name="ce9">
            <text:p>ROSANGELA MARIA DE PADU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1:.T6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26" table:style-name="ce2">
            <text:p>5926</text:p>
          </table:table-cell>
          <table:table-cell office:value-type="string" table:style-name="ce9">
            <text:p>ROSE AMORIM D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2:.T6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401" table:style-name="ce2">
            <text:p>22401</text:p>
          </table:table-cell>
          <table:table-cell office:value-type="string" table:style-name="ce9">
            <text:p>ROSENILSON DA SILVA FER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3:.T6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7041" table:style-name="ce2">
            <text:p>27041</text:p>
          </table:table-cell>
          <table:table-cell office:value-type="string" table:style-name="ce9">
            <text:p>ROSIANE PEREIRA MANCHINI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4:.T6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9" table:style-name="ce2">
            <text:p>5999</text:p>
          </table:table-cell>
          <table:table-cell office:value-type="string" table:style-name="ce9">
            <text:p>ROSIMEIRE DE FATIMA RIBEIR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5:.T6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88" table:style-name="ce2">
            <text:p>5988</text:p>
          </table:table-cell>
          <table:table-cell office:value-type="string" table:style-name="ce9">
            <text:p>RUBBY DA SILVA RODRIGU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6:.T6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0771" table:style-name="ce2">
            <text:p>30771</text:p>
          </table:table-cell>
          <table:table-cell office:value-type="string" table:style-name="ce9">
            <text:p>RUTH LUCIMAR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COM COORDENACAO DE MEMORI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7:.T6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8131" table:style-name="ce2">
            <text:p>18131</text:p>
          </table:table-cell>
          <table:table-cell office:value-type="string" table:style-name="ce9">
            <text:p>SAINT CLAIR CIDREIRA JUNIOR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6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28:.T6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801" table:style-name="ce2">
            <text:p>6801</text:p>
          </table:table-cell>
          <table:table-cell office:value-type="string" table:style-name="ce9">
            <text:p>SAMMY BARBOSA LOP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 GERAL ADJUNTA PARA ASSUNTOS JURIDICOS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5319.33" table:formula="of:=SUM([.B629:.T629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1161" table:style-name="ce2">
            <text:p>1161</text:p>
          </table:table-cell>
          <table:table-cell office:value-type="string" table:style-name="ce9">
            <text:p>SAMUEL MARTINS EVANGELI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630:.T630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46591" table:style-name="ce2">
            <text:p>46591</text:p>
          </table:table-cell>
          <table:table-cell office:value-type="string" table:style-name="ce9">
            <text:p>SAMYLLE ANDRADE MACH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1:.T6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621" table:style-name="ce2">
            <text:p>20621</text:p>
          </table:table-cell>
          <table:table-cell office:value-type="string" table:style-name="ce9">
            <text:p>SANDRA SOARES DA SILVA CRISOSTOM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2:.T6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8601" table:style-name="ce2">
            <text:p>28601</text:p>
          </table:table-cell>
          <table:table-cell office:value-type="string" table:style-name="ce9">
            <text:p>SANDRO WALDEMAR DA SILVA CALDE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3:.T6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451" table:style-name="ce2">
            <text:p>53451</text:p>
          </table:table-cell>
          <table:table-cell office:value-type="string" table:style-name="ce9">
            <text:p>SANTIAGO DO NASCIMENT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4:.T6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3131" table:style-name="ce2">
            <text:p>23131</text:p>
          </table:table-cell>
          <table:table-cell office:value-type="string" table:style-name="ce9">
            <text:p>SARA DANIELA CARDOS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5:.T6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9" table:style-name="ce2">
            <text:p>5819</text:p>
          </table:table-cell>
          <table:table-cell office:value-type="string" table:style-name="ce9">
            <text:p>SARA SOUZA LODI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6:.T6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01" table:style-name="ce2">
            <text:p>57601</text:p>
          </table:table-cell>
          <table:table-cell office:value-type="string" table:style-name="ce9">
            <text:p>SARAH ADRIANA RIBEIRO DA CRUZ FURTAD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7:.T6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21" table:style-name="ce2">
            <text:p>51021</text:p>
          </table:table-cell>
          <table:table-cell office:value-type="string" table:style-name="ce9">
            <text:p>SAYONARA COST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8:.T6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941" table:style-name="ce2">
            <text:p>50941</text:p>
          </table:table-cell>
          <table:table-cell office:value-type="string" table:style-name="ce9">
            <text:p>SEBASTIANA FERREIRA LOP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39:.T6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591" table:style-name="ce2">
            <text:p>54591</text:p>
          </table:table-cell>
          <table:table-cell office:value-type="string" table:style-name="ce9">
            <text:p>SELMA GOM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0:.T6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471" table:style-name="ce2">
            <text:p>55471</text:p>
          </table:table-cell>
          <table:table-cell office:value-type="string" table:style-name="ce9">
            <text:p>SERGIO LUIZ DE BRITT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1:.T6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41" table:style-name="ce2">
            <text:p>50441</text:p>
          </table:table-cell>
          <table:table-cell office:value-type="string" table:style-name="ce9">
            <text:p>SHANTI CORREIA D ANGI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2:.T6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511" table:style-name="ce2">
            <text:p>16511</text:p>
          </table:table-cell>
          <table:table-cell office:value-type="string" table:style-name="ce9">
            <text:p>SIBERMAN MADEIRA DE HOLAND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643:.T64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26661" table:style-name="ce2">
            <text:p>26661</text:p>
          </table:table-cell>
          <table:table-cell office:value-type="string" table:style-name="ce9">
            <text:p>SILVANIA DA SILVA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4:.T6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511" table:style-name="ce2">
            <text:p>56511</text:p>
          </table:table-cell>
          <table:table-cell office:value-type="string" table:style-name="ce9">
            <text:p>SILVANILA DE OLIVEIRA QUEIROZ DIA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5:.T6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321" table:style-name="ce2">
            <text:p>22321</text:p>
          </table:table-cell>
          <table:table-cell office:value-type="string" table:style-name="ce9">
            <text:p>SINETE GOMES MAGALH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6:.T6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41" table:style-name="ce2">
            <text:p>5841</text:p>
          </table:table-cell>
          <table:table-cell office:value-type="string" table:style-name="ce9">
            <text:p>SOFIA DA CRUZ MACHAD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7:.T6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21" table:style-name="ce2">
            <text:p>50721</text:p>
          </table:table-cell>
          <table:table-cell office:value-type="string" table:style-name="ce9">
            <text:p>SOLANG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8:.T6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11" table:style-name="ce2">
            <text:p>57611</text:p>
          </table:table-cell>
          <table:table-cell office:value-type="string" table:style-name="ce9">
            <text:p>SOLANGE MARIA CHALUB BANDEIRA TEIXEIRA</text:p>
          </table:table-cell>
          <table:table-cell office:value-type="string" table:style-name="ce9">
            <text:p>SUPERINTENDEN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49:.T6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7" table:style-name="ce2">
            <text:p>5997</text:p>
          </table:table-cell>
          <table:table-cell office:value-type="string" table:style-name="ce9">
            <text:p>STAEL MAIA MOU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0:.T6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8" table:style-name="ce2">
            <text:p>5808</text:p>
          </table:table-cell>
          <table:table-cell office:value-type="string" table:style-name="ce9">
            <text:p>SUELEN CRISTINA CANDIDA PE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1:.T6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251" table:style-name="ce2">
            <text:p>43251</text:p>
          </table:table-cell>
          <table:table-cell office:value-type="string" table:style-name="ce9">
            <text:p>SUSANNE MOURA DE MORAIS BENICI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GABINETE DRA GILCELY EVANGELIST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2:.T6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5541" table:style-name="ce2">
            <text:p>15541</text:p>
          </table:table-cell>
          <table:table-cell office:value-type="string" table:style-name="ce9">
            <text:p>SUSYE ALMEIDA D ALBUQUERQU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3:.T6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841" table:style-name="ce2">
            <text:p>55841</text:p>
          </table:table-cell>
          <table:table-cell office:value-type="string" table:style-name="ce9">
            <text:p>SUZANA BARBOS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4:.T6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8" table:style-name="ce2">
            <text:p>5948</text:p>
          </table:table-cell>
          <table:table-cell office:value-type="string" table:style-name="ce9">
            <text:p>TAINAN PEREIRA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5:.T6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681" table:style-name="ce2">
            <text:p>44681</text:p>
          </table:table-cell>
          <table:table-cell office:value-type="string" table:style-name="ce9">
            <text:p>TAIS COSTA D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6:.T6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601" table:style-name="ce2">
            <text:p>16601</text:p>
          </table:table-cell>
          <table:table-cell office:value-type="string" table:style-name="ce9">
            <text:p>TALES FONSECA TRANI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1684.46" table:style-name="ce6">
            <text:p>1684,46</text:p>
          </table:table-cell>
          <table:table-cell table:number-columns-repeated="9" table:style-name="ce6"/>
          <table:table-cell office:value-type="float" office:value="6826.48" table:formula="of:=SUM([.B657:.T657])" table:style-name="ce10">
            <text:p><text:s/>6.826,48<text:s/></text:p>
          </table:table-cell>
          <table:table-cell table:number-columns-repeated="16363"/>
        </table:table-row>
        <table:table-row table:style-name="ro5">
          <table:table-cell office:value-type="float" office:value="5811" table:style-name="ce2">
            <text:p>5811</text:p>
          </table:table-cell>
          <table:table-cell office:value-type="string" table:style-name="ce9">
            <text:p>TALES SARKIS CARNEI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8:.T6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01" table:style-name="ce2">
            <text:p>50401</text:p>
          </table:table-cell>
          <table:table-cell office:value-type="string" table:style-name="ce9">
            <text:p>TALLINI ROBERTA MASCARELL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59:.T6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511" table:style-name="ce2">
            <text:p>50511</text:p>
          </table:table-cell>
          <table:table-cell office:value-type="string" table:style-name="ce9">
            <text:p>TAMIRIS THERESA SANTOS BANDEIRA NERY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0:.T6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192" table:style-name="ce2">
            <text:p>48192</text:p>
          </table:table-cell>
          <table:table-cell office:value-type="string" table:style-name="ce9">
            <text:p>TASSIA CRISTINA FELIX DE MEL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1:.T6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571" table:style-name="ce2">
            <text:p>50571</text:p>
          </table:table-cell>
          <table:table-cell office:value-type="string" table:style-name="ce9">
            <text:p>TATIANE BRANDAO VILELA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2:.T6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942" table:style-name="ce2">
            <text:p>46942</text:p>
          </table:table-cell>
          <table:table-cell office:value-type="string" table:style-name="ce9">
            <text:p>TATIANE MIRUSKA NERI SAMPAI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3:.T6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771" table:style-name="ce2">
            <text:p>40771</text:p>
          </table:table-cell>
          <table:table-cell office:value-type="string" table:style-name="ce9">
            <text:p>TAYNAH PONTES FARIA DA SILV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4:.T6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91" table:style-name="ce2">
            <text:p>43891</text:p>
          </table:table-cell>
          <table:table-cell office:value-type="string" table:style-name="ce9">
            <text:p>TEOTONIO RODRIGUES SOAR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665:.T665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931" table:style-name="ce2">
            <text:p>4931</text:p>
          </table:table-cell>
          <table:table-cell office:value-type="string" table:style-name="ce9">
            <text:p>TEREZINHA APARECIDA ZANONI DA CU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3000" table:style-name="ce6">
            <text:p>3000</text:p>
          </table:table-cell>
          <table:table-cell table:number-columns-repeated="3" table:style-name="ce6"/>
          <table:table-cell office:value-type="float" office:value="1500" table:style-name="ce6">
            <text:p>1500</text:p>
          </table:table-cell>
          <table:table-cell table:number-columns-repeated="4" table:style-name="ce6"/>
          <table:table-cell office:value-type="float" office:value="5300" table:formula="of:=SUM([.B666:.T666])" table:style-name="ce10">
            <text:p><text:s/>5.300,00<text:s/></text:p>
          </table:table-cell>
          <table:table-cell table:number-columns-repeated="16363"/>
        </table:table-row>
        <table:table-row table:style-name="ro5">
          <table:table-cell office:value-type="float" office:value="45351" table:style-name="ce2">
            <text:p>45351</text:p>
          </table:table-cell>
          <table:table-cell office:value-type="string" table:style-name="ce9">
            <text:p>THAINA ARAGAO MOR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7:.T6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031" table:style-name="ce2">
            <text:p>56031</text:p>
          </table:table-cell>
          <table:table-cell office:value-type="string" table:style-name="ce9">
            <text:p>THAISSA RIBEIRO ALBRES KISPERGHER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8:.T6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01" table:style-name="ce2">
            <text:p>49601</text:p>
          </table:table-cell>
          <table:table-cell office:value-type="string" table:style-name="ce9">
            <text:p>THALITA ADRIANA FERREIRA DE SOUS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69:.T6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751" table:style-name="ce2">
            <text:p>54751</text:p>
          </table:table-cell>
          <table:table-cell office:value-type="string" table:style-name="ce9">
            <text:p>THALLES FERREIRA COS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670:.T670])" table:style-name="ce10">
            <text:p><text:s/>8.510,93<text:s/></text:p>
          </table:table-cell>
          <table:table-cell table:number-columns-repeated="16363"/>
        </table:table-row>
        <table:table-row table:style-name="ro5">
          <table:table-cell office:value-type="float" office:value="55171" table:style-name="ce2">
            <text:p>55171</text:p>
          </table:table-cell>
          <table:table-cell office:value-type="string" table:style-name="ce9">
            <text:p>THAYNARA VITORIO NOBREGA BALBI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1:.T6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2" table:style-name="ce2">
            <text:p>5042</text:p>
          </table:table-cell>
          <table:table-cell office:value-type="string" table:style-name="ce9">
            <text:p>THIAGO DA SILVA CAMP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2:.T6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551" table:style-name="ce2">
            <text:p>52551</text:p>
          </table:table-cell>
          <table:table-cell office:value-type="string" table:style-name="ce9">
            <text:p>THIAGO FIALHO LIM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3:.T6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191" table:style-name="ce2">
            <text:p>56191</text:p>
          </table:table-cell>
          <table:table-cell office:value-type="string" table:style-name="ce9">
            <text:p>THIAGO MARQUES SALOMA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10" table:style-name="ce6"/>
          <table:table-cell office:value-type="float" office:value="4813.55" table:formula="of:=SUM([.B674:.T674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5921" table:style-name="ce2">
            <text:p>5921</text:p>
          </table:table-cell>
          <table:table-cell office:value-type="string" table:style-name="ce9">
            <text:p>THIAGO SAMPAIO LEITA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5:.T6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421" table:style-name="ce2">
            <text:p>47421</text:p>
          </table:table-cell>
          <table:table-cell office:value-type="string" table:style-name="ce9">
            <text:p>TIAGO BEZERRA FROTA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6:.T6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161" table:style-name="ce2">
            <text:p>49161</text:p>
          </table:table-cell>
          <table:table-cell office:value-type="string" table:style-name="ce9">
            <text:p>TIAGO DA SILVA TEL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7:.T6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701" table:style-name="ce2">
            <text:p>49701</text:p>
          </table:table-cell>
          <table:table-cell office:value-type="string" table:style-name="ce9">
            <text:p>TITO FRANCO DE OLIVEIRA LIM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8:.T6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271" table:style-name="ce2">
            <text:p>54271</text:p>
          </table:table-cell>
          <table:table-cell office:value-type="string" table:style-name="ce9">
            <text:p>TULIO ALEXANDRE RODRIGUES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79:.T6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941" table:style-name="ce2">
            <text:p>941</text:p>
          </table:table-cell>
          <table:table-cell office:value-type="string" table:style-name="ce9">
            <text:p>UBIRAJARA BRAGA DE ALBUQUERQUE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20119.330000000002" table:formula="of:=SUM([.B680:.T680])" table:style-name="ce10">
            <text:p><text:s/>20.119,33<text:s/></text:p>
          </table:table-cell>
          <table:table-cell table:number-columns-repeated="16363"/>
        </table:table-row>
        <table:table-row table:style-name="ro5">
          <table:table-cell office:value-type="float" office:value="51352" table:style-name="ce2">
            <text:p>51352</text:p>
          </table:table-cell>
          <table:table-cell office:value-type="string" table:style-name="ce9">
            <text:p>UDSON MORAES PACIFIC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1:.T6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2" table:style-name="ce2">
            <text:p>5802</text:p>
          </table:table-cell>
          <table:table-cell office:value-type="string" table:style-name="ce9">
            <text:p>UILLAME SILVA DE OLIV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2:.T6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21" table:style-name="ce2">
            <text:p>49221</text:p>
          </table:table-cell>
          <table:table-cell office:value-type="string" table:style-name="ce9">
            <text:p>ULISSES LIMA GUIMARAE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COM COORDENACAO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3:.T6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461" table:style-name="ce2">
            <text:p>52461</text:p>
          </table:table-cell>
          <table:table-cell office:value-type="string" table:style-name="ce9">
            <text:p>VALDERNILSON DE ANDRADE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4:.T6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172" table:style-name="ce2">
            <text:p>41172</text:p>
          </table:table-cell>
          <table:table-cell office:value-type="string" table:style-name="ce9">
            <text:p>VALDIRENE COELHO BATI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5:.T6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831" table:style-name="ce2">
            <text:p>22831</text:p>
          </table:table-cell>
          <table:table-cell office:value-type="string" table:style-name="ce9">
            <text:p>VALDISMAR FONTES DE CAST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6:.T6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821" table:style-name="ce2">
            <text:p>31821</text:p>
          </table:table-cell>
          <table:table-cell office:value-type="string" table:style-name="ce9">
            <text:p>VALERIA NERI DE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7:.T6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482" table:style-name="ce2">
            <text:p>39482</text:p>
          </table:table-cell>
          <table:table-cell office:value-type="string" table:style-name="ce9">
            <text:p>VALMIR BEZERRA MIRAND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8:.T6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41" table:style-name="ce2">
            <text:p>4341</text:p>
          </table:table-cell>
          <table:table-cell office:value-type="string" table:style-name="ce9">
            <text:p>VALMIR DE SOUZA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 DISPOSICAO DA ASSE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89:.T6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41" table:style-name="ce2">
            <text:p>53141</text:p>
          </table:table-cell>
          <table:table-cell office:value-type="string" table:style-name="ce9">
            <text:p>VALTER BATIST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90:.T6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1" table:style-name="ce2">
            <text:p>431</text:p>
          </table:table-cell>
          <table:table-cell office:value-type="string" table:style-name="ce9">
            <text:p>VANDA DENIR MILANI NOGU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10" table:style-name="ce6"/>
          <table:table-cell office:value-type="float" office:value="3546.22" table:formula="of:=SUM([.B691:.T691])" table:style-name="ce10">
            <text:p><text:s/>3.546,22<text:s/></text:p>
          </table:table-cell>
          <table:table-cell table:number-columns-repeated="16363"/>
        </table:table-row>
        <table:table-row table:style-name="ro5">
          <table:table-cell office:value-type="float" office:value="5845" table:style-name="ce2">
            <text:p>5845</text:p>
          </table:table-cell>
          <table:table-cell office:value-type="string" table:style-name="ce9">
            <text:p>VANDA MENDES DE ARAUJ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92:.T6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71" table:style-name="ce2">
            <text:p>56271</text:p>
          </table:table-cell>
          <table:table-cell office:value-type="string" table:style-name="ce9">
            <text:p>VANDERLEI BATISTA CERQU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SSIS BRASI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693:.T693])" table:style-name="ce10">
            <text:p><text:s/>7.853,99<text:s/></text:p>
          </table:table-cell>
          <table:table-cell table:number-columns-repeated="16363"/>
        </table:table-row>
        <table:table-row table:style-name="ro5">
          <table:table-cell office:value-type="float" office:value="46151" table:style-name="ce2">
            <text:p>46151</text:p>
          </table:table-cell>
          <table:table-cell office:value-type="string" table:style-name="ce9">
            <text:p>VANDERLEI SILVA DE MOU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94:.T6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081" table:style-name="ce2">
            <text:p>46081</text:p>
          </table:table-cell>
          <table:table-cell office:value-type="string" table:style-name="ce9">
            <text:p>VANDERLEYA ALVES ARANTES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95:.T6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71" table:style-name="ce2">
            <text:p>43871</text:p>
          </table:table-cell>
          <table:table-cell office:value-type="string" table:style-name="ce9">
            <text:p>VANESSA DE MACEDO MUNI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EXEC MEDIDAS SOCIOEDUCATIVAS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696:.T69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854" table:style-name="ce2">
            <text:p>5854</text:p>
          </table:table-cell>
          <table:table-cell office:value-type="string" table:style-name="ce9">
            <text:p>VANESSA PESSOA LOB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97:.T6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941" table:style-name="ce2">
            <text:p>51941</text:p>
          </table:table-cell>
          <table:table-cell office:value-type="string" table:style-name="ce9">
            <text:p>VANGELA MARIA LIMA DO NASCIMENTO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98:.T6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523" table:style-name="ce2">
            <text:p>43523</text:p>
          </table:table-cell>
          <table:table-cell office:value-type="string" table:style-name="ce9">
            <text:p>VANGLEILSA OLIVEIR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699:.T6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111" table:style-name="ce2">
            <text:p>20111</text:p>
          </table:table-cell>
          <table:table-cell office:value-type="string" table:style-name="ce9">
            <text:p>VANILDA DA SILVA BEZERRA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00:.T7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381" table:style-name="ce2">
            <text:p>40381</text:p>
          </table:table-cell>
          <table:table-cell office:value-type="string" table:style-name="ce9">
            <text:p>VERA LUCIA VIDAL BRANDAO CON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01:.T7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952" table:style-name="ce2">
            <text:p>46952</text:p>
          </table:table-cell>
          <table:table-cell office:value-type="string" table:style-name="ce9">
            <text:p>VERA REGINA DE OLIVEIRA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02:.T7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901" table:style-name="ce2">
            <text:p>10901</text:p>
          </table:table-cell>
          <table:table-cell office:value-type="string" table:style-name="ce9">
            <text:p>VERILSA MARGARETH CAMPOS DELGAD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919.84" table:style-name="ce6">
            <text:p>2919,84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2919.84" table:formula="of:=SUM([.B703:.T703])" table:style-name="ce10">
            <text:p><text:s/>12.919,84<text:s/></text:p>
          </table:table-cell>
          <table:table-cell table:number-columns-repeated="16363"/>
        </table:table-row>
        <table:table-row table:style-name="ro5">
          <table:table-cell office:value-type="float" office:value="6041" table:style-name="ce2">
            <text:p>6041</text:p>
          </table:table-cell>
          <table:table-cell office:value-type="string" table:style-name="ce9">
            <text:p>VERILTON ROMERO CAMPOS DELG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704:.T704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9361" table:style-name="ce2">
            <text:p>49361</text:p>
          </table:table-cell>
          <table:table-cell office:value-type="string" table:style-name="ce9">
            <text:p>VERONICA SOUZA CORD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05:.T7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04" table:style-name="ce2">
            <text:p>6004</text:p>
          </table:table-cell>
          <table:table-cell office:value-type="string" table:style-name="ce9">
            <text:p>VICTOR AUGUSTO SILVA RODRIG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06:.T7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01" table:style-name="ce2">
            <text:p>53101</text:p>
          </table:table-cell>
          <table:table-cell office:value-type="string" table:style-name="ce9">
            <text:p>VILSON DA SILVA LEIT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07:.T7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701" table:style-name="ce2">
            <text:p>36701</text:p>
          </table:table-cell>
          <table:table-cell office:value-type="string" table:style-name="ce9">
            <text:p>VINICIUS MENANDRO EVANGELISTA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708:.T708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4022" table:style-name="ce2">
            <text:p>54022</text:p>
          </table:table-cell>
          <table:table-cell office:value-type="string" table:style-name="ce9">
            <text:p>VINICIUS MESQUITA SOUZA MO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09:.T7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441" table:style-name="ce2">
            <text:p>51441</text:p>
          </table:table-cell>
          <table:table-cell office:value-type="string" table:style-name="ce9">
            <text:p>VITOR MESQUITA DE CAST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10:.T7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001" table:style-name="ce2">
            <text:p>21001</text:p>
          </table:table-cell>
          <table:table-cell office:value-type="string" table:style-name="ce9">
            <text:p>VIVIANE ASSUNCAO DE ANDRAD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11:.T7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71" table:style-name="ce2">
            <text:p>49971</text:p>
          </table:table-cell>
          <table:table-cell office:value-type="string" table:style-name="ce9">
            <text:p>WAGNER DE MOURA FRANCISC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12:.T7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121" table:style-name="ce2">
            <text:p>40121</text:p>
          </table:table-cell>
          <table:table-cell office:value-type="string" table:style-name="ce9">
            <text:p>WALDILENE SOARES QUEIROZ DA COS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13:.T7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411" table:style-name="ce2">
            <text:p>13411</text:p>
          </table:table-cell>
          <table:table-cell office:value-type="string" table:style-name="ce9">
            <text:p>WALDIRENE OLIVEIRA DA CRUZ LIMA CORDEI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2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14800" table:formula="of:=SUM([.B714:.T714])" table:style-name="ce10">
            <text:p><text:s/>14.800,00<text:s/></text:p>
          </table:table-cell>
          <table:table-cell table:number-columns-repeated="16363"/>
        </table:table-row>
        <table:table-row table:style-name="ro5">
          <table:table-cell office:value-type="float" office:value="55271" table:style-name="ce2">
            <text:p>55271</text:p>
          </table:table-cell>
          <table:table-cell office:value-type="string" table:style-name="ce9">
            <text:p>WALLISON SANTOS FERR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15:.T7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31" table:style-name="ce2">
            <text:p>57631</text:p>
          </table:table-cell>
          <table:table-cell office:value-type="string" table:style-name="ce9">
            <text:p>WALNIZIA RODRIGUES CAVALCANT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16:.T7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51" table:style-name="ce2">
            <text:p>351</text:p>
          </table:table-cell>
          <table:table-cell office:value-type="string" table:style-name="ce9">
            <text:p>WALTER LIMAO MONTILH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717:.T717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43672" table:style-name="ce2">
            <text:p>43672</text:p>
          </table:table-cell>
          <table:table-cell office:value-type="string" table:style-name="ce9">
            <text:p>WALTER TEIXEIR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718:.T718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812" table:style-name="ce2">
            <text:p>5812</text:p>
          </table:table-cell>
          <table:table-cell office:value-type="string" table:style-name="ce9">
            <text:p>WALYSON LIM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19:.T7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8" table:style-name="ce2">
            <text:p>5958</text:p>
          </table:table-cell>
          <table:table-cell office:value-type="string" table:style-name="ce9">
            <text:p>WANDERSON VITOR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0:.T7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91" table:style-name="ce2">
            <text:p>43791</text:p>
          </table:table-cell>
          <table:table-cell office:value-type="string" table:style-name="ce9">
            <text:p>WASHINGTON NILTON MEDEIROS MOR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721:.T72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1621" table:style-name="ce2">
            <text:p>41621</text:p>
          </table:table-cell>
          <table:table-cell office:value-type="string" table:style-name="ce9">
            <text:p>WATILA SHIRLEY SOUZA CAMP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2:.T7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592" table:style-name="ce2">
            <text:p>39592</text:p>
          </table:table-cell>
          <table:table-cell office:value-type="string" table:style-name="ce9">
            <text:p>WELLINGTON THOMAZINI COELHO FILH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3:.T7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012" table:style-name="ce2">
            <text:p>50012</text:p>
          </table:table-cell>
          <table:table-cell office:value-type="string" table:style-name="ce9">
            <text:p>WENDEL DA SILVA JU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4:.T7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901" table:style-name="ce2">
            <text:p>43901</text:p>
          </table:table-cell>
          <table:table-cell office:value-type="string" table:style-name="ce9">
            <text:p>WENDY TAKAO HAM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0" table:style-name="ce6"/>
          <table:table-cell office:value-type="float" office:value="5142.0199999999995" table:formula="of:=SUM([.B725:.T725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32041" table:style-name="ce2">
            <text:p>32041</text:p>
          </table:table-cell>
          <table:table-cell office:value-type="string" table:style-name="ce9">
            <text:p>WERUSCHKA HARIANAH B MOREN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6:.T7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3" table:style-name="ce2">
            <text:p>5803</text:p>
          </table:table-cell>
          <table:table-cell office:value-type="string" table:style-name="ce9">
            <text:p>WILKE MOREIRA RUFI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7:.T7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861" table:style-name="ce2">
            <text:p>51861</text:p>
          </table:table-cell>
          <table:table-cell office:value-type="string" table:style-name="ce9">
            <text:p>WILLAN GUTIERREZ DEROMED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8:.T7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5" table:style-name="ce2">
            <text:p>5945</text:p>
          </table:table-cell>
          <table:table-cell office:value-type="string" table:style-name="ce9">
            <text:p>WILLIAM VIECILI FABIAN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29:.T7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241" table:style-name="ce2">
            <text:p>1241</text:p>
          </table:table-cell>
          <table:table-cell office:value-type="string" table:style-name="ce9">
            <text:p>WILLIAMS JOAO SILV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18346.22" table:formula="of:=SUM([.B730:.T730])" table:style-name="ce10">
            <text:p><text:s/>18.346,22<text:s/></text:p>
          </table:table-cell>
          <table:table-cell table:number-columns-repeated="16363"/>
        </table:table-row>
        <table:table-row table:style-name="ro5">
          <table:table-cell office:value-type="float" office:value="49741" table:style-name="ce2">
            <text:p>49741</text:p>
          </table:table-cell>
          <table:table-cell office:value-type="string" table:style-name="ce9">
            <text:p>WILMA DAYELI CAMPOS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31:.T7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553" table:style-name="ce2">
            <text:p>44553</text:p>
          </table:table-cell>
          <table:table-cell office:value-type="string" table:style-name="ce9">
            <text:p>WIRAMAR CABRAL DE MOU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32:.T7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861" table:style-name="ce2">
            <text:p>53861</text:p>
          </table:table-cell>
          <table:table-cell office:value-type="string" table:style-name="ce9">
            <text:p>WYRLA PAZ DAS NEV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33:.T7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321" table:style-name="ce2">
            <text:p>55321</text:p>
          </table:table-cell>
          <table:table-cell office:value-type="string" table:style-name="ce9">
            <text:p>YASMIM ABREU AGUIAR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34:.T7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0" table:style-name="ce2">
            <text:p>5990</text:p>
          </table:table-cell>
          <table:table-cell office:value-type="string" table:style-name="ce9">
            <text:p>ZACARIAS CAVALCANTE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35:.T7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192" table:style-name="ce2">
            <text:p>44192</text:p>
          </table:table-cell>
          <table:table-cell office:value-type="string" table:style-name="ce9">
            <text:p>ZILDOMAR SILVA LEI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JUDICIAL CUMULATIVA DE MANCI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00" table:formula="of:=SUM([.B736:.T7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string" table:number-columns-spanned="4" table:number-rows-spanned="1" table:style-name="ce16">
            <text:p><text:s text:c="60"/>TOTAIS -&gt;</text:p>
          </table:table-cell>
          <table:covered-table-cell table:number-columns-repeated="3"/>
          <table:table-cell office:value-type="float" office:value="141848.79999999993" table:formula="of:=SUM([.E6:.E736])" table:style-name="ce11">
            <text:p><text:s/>141.848,80<text:s/></text:p>
          </table:table-cell>
          <table:table-cell office:value-type="float" office:value="361990.91000000003" table:formula="of:=SUM([.F6:.F736])" table:style-name="ce11">
            <text:p><text:s/>361.990,91<text:s/></text:p>
          </table:table-cell>
          <table:table-cell office:value-type="float" office:value="120660" table:formula="of:=SUM([.G6:.G736])" table:style-name="ce11">
            <text:p><text:s/>120.660,00<text:s/></text:p>
          </table:table-cell>
          <table:table-cell office:value-type="float" office:value="800" table:formula="of:=SUM([.H6:.H736])" table:style-name="ce11">
            <text:p><text:s/>800,00<text:s/></text:p>
          </table:table-cell>
          <table:table-cell office:value-type="float" office:value="2600" table:formula="of:=SUM([.I6:.I736])" table:style-name="ce11">
            <text:p><text:s/>2.600,00<text:s/></text:p>
          </table:table-cell>
          <table:table-cell office:value-type="float" office:value="334061.49999999971" table:formula="of:=SUM([.J6:.J736])" table:style-name="ce11">
            <text:p><text:s/>334.061,50<text:s/></text:p>
          </table:table-cell>
          <table:table-cell office:value-type="float" office:value="45998.96" table:formula="of:=SUM([.K6:.K736])" table:style-name="ce11">
            <text:p><text:s/>45.998,96<text:s/></text:p>
          </table:table-cell>
          <table:table-cell office:value-type="float" office:value="12000" table:formula="of:=SUM([.L6:.L736])" table:style-name="ce11">
            <text:p><text:s/>12.000,00<text:s/></text:p>
          </table:table-cell>
          <table:table-cell office:value-type="float" office:value="196.22" table:formula="of:=SUM([.M6:.M736])" table:style-name="ce11">
            <text:p><text:s/>196,22<text:s/></text:p>
          </table:table-cell>
          <table:table-cell office:value-type="float" office:value="1111.5" table:formula="of:=SUM([.N6:.N736])" table:style-name="ce11">
            <text:p><text:s/>1.111,50<text:s/></text:p>
          </table:table-cell>
          <table:table-cell office:value-type="float" office:value="3325.43" table:formula="of:=SUM([.O6:.O736])" table:style-name="ce11">
            <text:p><text:s/>3.325,43<text:s/></text:p>
          </table:table-cell>
          <table:table-cell office:value-type="float" office:value="8730.4599999999991" table:formula="of:=SUM([.P6:.P736])" table:style-name="ce11">
            <text:p><text:s/>8.730,46<text:s/></text:p>
          </table:table-cell>
          <table:table-cell office:value-type="float" office:value="318338.06" table:formula="of:=SUM([.Q6:.Q736])" table:style-name="ce11">
            <text:p><text:s/>318.338,06<text:s/></text:p>
          </table:table-cell>
          <table:table-cell office:value-type="float" office:value="4149.97" table:formula="of:=SUM([.R6:.R736])" table:style-name="ce11">
            <text:p><text:s/>4.149,97<text:s/></text:p>
          </table:table-cell>
          <table:table-cell office:value-type="float" office:value="41656.570000000007" table:formula="of:=SUM([.S6:.S736])" table:style-name="ce11">
            <text:p><text:s/>41.656,57<text:s/></text:p>
          </table:table-cell>
          <table:table-cell office:value-type="float" office:value="39819.43" table:formula="of:=SUM([.T6:.T736])" table:style-name="ce11">
            <text:p><text:s/>39.819,43<text:s/></text:p>
          </table:table-cell>
          <table:table-cell office:value-type="float" office:value="1437287.8100000008" table:formula="of:=SUM([.U6:.U736])" table:style-name="ce11">
            <text:p><text:s/>1.437.287,81<text:s/></text:p>
          </table:table-cell>
          <table:table-cell table:number-columns-repeated="16363"/>
        </table:table-row>
        <table:table-row table:style-name="ro5">
          <table:table-cell office:value-type="string" table:style-name="ce7">
            <text:p>Data da última atualização: JUNHO de 2021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3">
            <text:p><text:span text:style-name="T2">1</text:span>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<text:span text:style-name="T2">2</text:span>Valores pagos a título de Adicional de Insalubridade ou de Periculosidade, Adicional Noturno, Serviço Extraordinário, Substituição de Função, Cumulaçoes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4">
            <text:p><text:span text:style-name="T2">3</text:span>Valor total pago, excluindo-se eventuais descontos.</text:p>
          </table:table-cell>
          <table:table-cell table:number-columns-repeated="16383" table:style-name="ce1"/>
        </table:table-row>
        <table:table-row table:number-rows-repeated="1047834" table:style-name="ro5">
          <table:table-cell table:number-columns-repeated="16384"/>
        </table:table-row>
        <table:named-expressions>
          <table:named-range table:name="Print_Area" table:cell-range-address="MPAC.$A$1:MPAC.$A$743" table:base-cell-address="MPA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38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pereira</meta:initial-creator>
    <dc:creator>Willan Gutierrez Deromedes Júnior</dc:creator>
    <meta:creation-date>2017-02-02T14:08:38Z</meta:creation-date>
    <dc:date>2021-07-15T13:15:54Z</dc:date>
    <meta:print-date>2017-08-31T19:23:06Z</meta:print-date>
  </office:meta>
</office:document-meta>
</file>